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91in"/>
    </style:style>
    <style:style style:name="co2" style:family="table-column">
      <style:table-column-properties fo:break-before="auto" style:column-width="1.1028in"/>
    </style:style>
    <style:style style:name="co3" style:family="table-column">
      <style:table-column-properties fo:break-before="auto" style:column-width="7.9862in"/>
    </style:style>
    <style:style style:name="co4" style:family="table-column">
      <style:table-column-properties fo:break-before="auto" style:column-width="1.9555in"/>
    </style:style>
    <style:style style:name="co5" style:family="table-column">
      <style:table-column-properties fo:break-before="auto" style:column-width="2.3264in"/>
    </style:style>
    <style:style style:name="co6" style:family="table-column">
      <style:table-column-properties fo:break-before="auto" style:column-width="1.4638in"/>
    </style:style>
    <style:style style:name="co7" style:family="table-column">
      <style:table-column-properties fo:break-before="auto" style:column-width="4.7307in"/>
    </style:style>
    <style:style style:name="co8" style:family="table-column">
      <style:table-column-properties fo:break-before="auto" style:column-width="1.9984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9661in"/>
    </style:style>
    <style:style style:name="co11" style:family="table-column">
      <style:table-column-properties fo:break-before="auto" style:column-width="1.430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0000"/>
      <style:text-properties fo:color="#ffffff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c0c0c0"/>
      <style:text-properties fo:color="#ff0000"/>
    </style:style>
    <style:style style:name="ce4" style:family="table-cell" style:parent-style-name="Default" style:data-style-name="N100">
      <style:table-cell-properties fo:background-color="#000000" style:text-align-source="fix" style:repeat-content="false"/>
      <style:paragraph-properties fo:text-align="start" fo:margin-left="0in"/>
      <style:text-properties fo:color="#ffffff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fo:color="#ff0000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#000000"/>
      <style:text-properties fo:color="#ffffff"/>
    </style:style>
    <style:style style:name="ce12" style:family="table-cell" style:parent-style-name="Default" style:data-style-name="N100">
      <style:table-cell-properties fo:background-color="#c0c0c0" style:text-align-source="fix" style:repeat-content="false"/>
      <style:paragraph-properties fo:text-align="center" fo:margin-left="0in"/>
      <style:text-properties fo:color="#ff0000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c0c0c0" style:text-align-source="fix" style:repeat-content="false"/>
      <style:paragraph-properties fo:text-align="end" fo:margin-left="0in"/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"/>
        <table:table-column table:style-name="co11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# Table</text:p>
          </table:table-cell>
          <table:table-cell table:style-name="ce1" office:value-type="string">
            <text:p>Dice</text:p>
          </table:table-cell>
          <table:table-cell table:style-name="ce1" office:value-type="string">
            <text:p>Result</text:p>
          </table:table-cell>
          <table:table-cell table:style-name="ce4" office:value-type="string">
            <text:p>Experience Point Value</text:p>
          </table:table-cell>
          <table:table-cell table:style-name="ce4" office:value-type="string">
            <text:p>G.P. Sale Value</text:p>
          </table:table-cell>
          <table:table-cell table:style-name="ce11" office:value-type="string">
            <text:p>Amount</text:p>
          </table:table-cell>
          <table:table-cell table:style-name="ce4" office:value-type="string">
            <text:p>Mundane Item</text:p>
          </table:table-cell>
          <table:table-cell table:style-name="ce4" office:value-type="string">
            <text:p>Magical Adjustment</text:p>
          </table:table-cell>
          <table:table-cell table:style-name="ce11" office:value-type="string">
            <text:p>Levels</text:p>
          </table:table-cell>
          <table:table-cell table:style-name="ce11" office:value-type="string">
            <text:p>Spells</text:p>
          </table:table-cell>
          <table:table-cell table:style-name="ce11" office:value-type="string">
            <text:p>Charges Per Spell</text:p>
          </table:table-cell>
          <table:table-cell table:style-name="ce11" office:value-type="string">
            <text:p>Charges</text:p>
          </table:table-cell>
        </table:table-row>
        <table:table-row table:style-name="ro1">
          <table:table-cell table:style-name="ce2" office:value-type="string">
            <text:p>armor</text:p>
          </table:table-cell>
          <table:table-cell office:value-type="string">
            <text:p>1-5</text:p>
          </table:table-cell>
          <table:table-cell table:style-name="ce2" office:value-type="string">
            <text:p>Chain Mail +1</text:p>
          </table:table-cell>
          <table:table-cell table:style-name="ce5" office:value-type="float" office:value="600">
            <text:p>600</text:p>
          </table:table-cell>
          <table:table-cell table:style-name="ce5" office:value-type="float" office:value="3500">
            <text:p>3500</text:p>
          </table:table-cell>
          <table:table-cell office:value-type="float" office:value="1">
            <text:p>1</text:p>
          </table:table-cell>
          <table:table-cell table:style-name="ce14" office:value-type="string">
            <text:p>chain mail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rmor</text:p>
          </table:table-cell>
          <table:table-cell office:value-type="string">
            <text:p>6-9</text:p>
          </table:table-cell>
          <table:table-cell table:style-name="ce2" office:value-type="string">
            <text:p>Chain Mail +2</text:p>
          </table:table-cell>
          <table:table-cell table:style-name="ce5" office:value-type="float" office:value="1200">
            <text:p>1200</text:p>
          </table:table-cell>
          <table:table-cell table:style-name="ce5" office:value-type="float" office:value="7500">
            <text:p>7500</text:p>
          </table:table-cell>
          <table:table-cell office:value-type="float" office:value="1">
            <text:p>1</text:p>
          </table:table-cell>
          <table:table-cell table:style-name="ce14" office:value-type="string">
            <text:p>chain mail</text:p>
          </table:table-cell>
          <table:table-cell table:style-name="ce10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rmor</text:p>
          </table:table-cell>
          <table:table-cell office:value-type="string">
            <text:p>10-11</text:p>
          </table:table-cell>
          <table:table-cell table:style-name="ce2" office:value-type="string">
            <text:p>Chain Mail +3</text:p>
          </table:table-cell>
          <table:table-cell table:style-name="ce5" office:value-type="float" office:value="2000">
            <text:p>2000</text:p>
          </table:table-cell>
          <table:table-cell table:style-name="ce5" office:value-type="float" office:value="12500">
            <text:p>12500</text:p>
          </table:table-cell>
          <table:table-cell office:value-type="float" office:value="1">
            <text:p>1</text:p>
          </table:table-cell>
          <table:table-cell table:style-name="ce14" office:value-type="string">
            <text:p>chain mail</text:p>
          </table:table-cell>
          <table:table-cell table:style-name="ce10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rmor</text:p>
          </table:table-cell>
          <table:table-cell office:value-type="string">
            <text:p>12-19</text:p>
          </table:table-cell>
          <table:table-cell table:style-name="ce2" office:value-type="string">
            <text:p>Leather Armor +1</text:p>
          </table:table-cell>
          <table:table-cell table:style-name="ce5" office:value-type="float" office:value="300">
            <text:p>300</text:p>
          </table:table-cell>
          <table:table-cell table:style-name="ce5" office:value-type="float" office:value="2000">
            <text:p>2000</text:p>
          </table:table-cell>
          <table:table-cell office:value-type="float" office:value="1">
            <text:p>1</text:p>
          </table:table-cell>
          <table:table-cell table:style-name="ce14" office:value-type="string">
            <text:p>leather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rmor</text:p>
          </table:table-cell>
          <table:table-cell office:value-type="string">
            <text:p>20-26</text:p>
          </table:table-cell>
          <table:table-cell table:style-name="ce2" office:value-type="string">
            <text:p>Plate Mail +1</text:p>
          </table:table-cell>
          <table:table-cell table:style-name="ce5" office:value-type="float" office:value="800">
            <text:p>800</text:p>
          </table:table-cell>
          <table:table-cell table:style-name="ce5" office:value-type="float" office:value="5000">
            <text:p>5000</text:p>
          </table:table-cell>
          <table:table-cell office:value-type="float" office:value="1">
            <text:p>1</text:p>
          </table:table-cell>
          <table:table-cell table:style-name="ce14" office:value-type="string">
            <text:p>plate mail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rmor</text:p>
          </table:table-cell>
          <table:table-cell office:value-type="string">
            <text:p>27-32</text:p>
          </table:table-cell>
          <table:table-cell table:style-name="ce2" office:value-type="string">
            <text:p>Plate Mail +2</text:p>
          </table:table-cell>
          <table:table-cell table:style-name="ce5" office:value-type="float" office:value="1750">
            <text:p>1750</text:p>
          </table:table-cell>
          <table:table-cell table:style-name="ce5" office:value-type="float" office:value="10500">
            <text:p>10500</text:p>
          </table:table-cell>
          <table:table-cell office:value-type="float" office:value="1">
            <text:p>1</text:p>
          </table:table-cell>
          <table:table-cell table:style-name="ce14" office:value-type="string">
            <text:p>plate mail</text:p>
          </table:table-cell>
          <table:table-cell table:style-name="ce10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rmor</text:p>
          </table:table-cell>
          <table:table-cell office:value-type="string">
            <text:p>33-35</text:p>
          </table:table-cell>
          <table:table-cell table:style-name="ce2" office:value-type="string">
            <text:p>Plate Mail +3</text:p>
          </table:table-cell>
          <table:table-cell table:style-name="ce5" office:value-type="float" office:value="2750">
            <text:p>2750</text:p>
          </table:table-cell>
          <table:table-cell table:style-name="ce5" office:value-type="float" office:value="15500">
            <text:p>15500</text:p>
          </table:table-cell>
          <table:table-cell office:value-type="float" office:value="1">
            <text:p>1</text:p>
          </table:table-cell>
          <table:table-cell table:style-name="ce14" office:value-type="string">
            <text:p>plate mail</text:p>
          </table:table-cell>
          <table:table-cell table:style-name="ce10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rmor</text:p>
          </table:table-cell>
          <table:table-cell office:value-type="string">
            <text:p>36-37</text:p>
          </table:table-cell>
          <table:table-cell table:style-name="ce2" office:value-type="string">
            <text:p>Plate Mail +4</text:p>
          </table:table-cell>
          <table:table-cell table:style-name="ce5" office:value-type="float" office:value="3500">
            <text:p>3500</text:p>
          </table:table-cell>
          <table:table-cell table:style-name="ce5" office:value-type="float" office:value="20500">
            <text:p>20500</text:p>
          </table:table-cell>
          <table:table-cell office:value-type="float" office:value="1">
            <text:p>1</text:p>
          </table:table-cell>
          <table:table-cell table:style-name="ce14" office:value-type="string">
            <text:p>plate mail</text:p>
          </table:table-cell>
          <table:table-cell table:style-name="ce10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rmor</text:p>
          </table:table-cell>
          <table:table-cell office:value-type="string">
            <text:p>38-38</text:p>
          </table:table-cell>
          <table:table-cell table:style-name="ce2" office:value-type="string">
            <text:p>Plate Mail +5</text:p>
          </table:table-cell>
          <table:table-cell table:style-name="ce5" office:value-type="float" office:value="4500">
            <text:p>4500</text:p>
          </table:table-cell>
          <table:table-cell table:style-name="ce5" office:value-type="float" office:value="27500">
            <text:p>27500</text:p>
          </table:table-cell>
          <table:table-cell office:value-type="float" office:value="1">
            <text:p>1</text:p>
          </table:table-cell>
          <table:table-cell table:style-name="ce14" office:value-type="string">
            <text:p>plate mail</text:p>
          </table:table-cell>
          <table:table-cell table:style-name="ce10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rmor</text:p>
          </table:table-cell>
          <table:table-cell office:value-type="string">
            <text:p>39-39</text:p>
          </table:table-cell>
          <table:table-cell table:style-name="ce2" office:value-type="string">
            <text:p>Plate Mail of Etherealness</text:p>
          </table:table-cell>
          <table:table-cell table:style-name="ce5" office:value-type="float" office:value="5000">
            <text:p>5000</text:p>
          </table:table-cell>
          <table:table-cell table:style-name="ce5" office:value-type="float" office:value="30000">
            <text:p>30000</text:p>
          </table:table-cell>
          <table:table-cell office:value-type="float" office:value="1">
            <text:p>1</text:p>
          </table:table-cell>
          <table:table-cell table:style-name="ce14" office:value-type="string">
            <text:p>plate mail</text:p>
          </table:table-cell>
          <table:table-cell table:style-name="ce10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rmor</text:p>
          </table:table-cell>
          <table:table-cell office:value-type="string">
            <text:p>40-44</text:p>
          </table:table-cell>
          <table:table-cell table:style-name="ce2" office:value-type="string">
            <text:p>Plate Mail of Vulnerability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00">
            <text:p>1500</text:p>
          </table:table-cell>
          <table:table-cell office:value-type="float" office:value="1">
            <text:p>1</text:p>
          </table:table-cell>
          <table:table-cell table:style-name="ce14" office:value-type="string">
            <text:p>plate mail</text:p>
          </table:table-cell>
          <table:table-cell table:style-name="ce10"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rmor</text:p>
          </table:table-cell>
          <table:table-cell office:value-type="string">
            <text:p>45-50</text:p>
          </table:table-cell>
          <table:table-cell table:style-name="ce2" office:value-type="string">
            <text:p>Ring Mail +1</text:p>
          </table:table-cell>
          <table:table-cell table:style-name="ce5" office:value-type="float" office:value="400">
            <text:p>400</text:p>
          </table:table-cell>
          <table:table-cell table:style-name="ce5" office:value-type="float" office:value="2500">
            <text:p>2500</text:p>
          </table:table-cell>
          <table:table-cell office:value-type="float" office:value="1">
            <text:p>1</text:p>
          </table:table-cell>
          <table:table-cell table:style-name="ce14" office:value-type="string">
            <text:p>ringmail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rmor</text:p>
          </table:table-cell>
          <table:table-cell office:value-type="string">
            <text:p>51-55</text:p>
          </table:table-cell>
          <table:table-cell table:style-name="ce2" office:value-type="string">
            <text:p>Scale Mail +1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3000">
            <text:p>3000</text:p>
          </table:table-cell>
          <table:table-cell office:value-type="float" office:value="1">
            <text:p>1</text:p>
          </table:table-cell>
          <table:table-cell table:style-name="ce14" office:value-type="string">
            <text:p>scale mail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rmor</text:p>
          </table:table-cell>
          <table:table-cell office:value-type="string">
            <text:p>56-59</text:p>
          </table:table-cell>
          <table:table-cell table:style-name="ce2" office:value-type="string">
            <text:p>Scale Mail +2</text:p>
          </table:table-cell>
          <table:table-cell table:style-name="ce5" office:value-type="float" office:value="1100">
            <text:p>1100</text:p>
          </table:table-cell>
          <table:table-cell table:style-name="ce5" office:value-type="float" office:value="6750">
            <text:p>6750</text:p>
          </table:table-cell>
          <table:table-cell office:value-type="float" office:value="1">
            <text:p>1</text:p>
          </table:table-cell>
          <table:table-cell table:style-name="ce14" office:value-type="string">
            <text:p>scale mail</text:p>
          </table:table-cell>
          <table:table-cell table:style-name="ce10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rmor</text:p>
          </table:table-cell>
          <table:table-cell office:value-type="string">
            <text:p>64-66</text:p>
          </table:table-cell>
          <table:table-cell table:style-name="ce2" office:value-type="string">
            <text:p>Splint Mail +1</text:p>
          </table:table-cell>
          <table:table-cell table:style-name="ce5" office:value-type="float" office:value="700">
            <text:p>700</text:p>
          </table:table-cell>
          <table:table-cell table:style-name="ce5" office:value-type="float" office:value="4000">
            <text:p>4000</text:p>
          </table:table-cell>
          <table:table-cell office:value-type="float" office:value="1">
            <text:p>1</text:p>
          </table:table-cell>
          <table:table-cell table:style-name="ce14" office:value-type="string">
            <text:p>splint mail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rmor</text:p>
          </table:table-cell>
          <table:table-cell office:value-type="string">
            <text:p>67-68</text:p>
          </table:table-cell>
          <table:table-cell table:style-name="ce2" office:value-type="string">
            <text:p>Splint Mail +2</text:p>
          </table:table-cell>
          <table:table-cell table:style-name="ce5" office:value-type="float" office:value="1500">
            <text:p>1500</text:p>
          </table:table-cell>
          <table:table-cell table:style-name="ce5" office:value-type="float" office:value="8500">
            <text:p>8500</text:p>
          </table:table-cell>
          <table:table-cell office:value-type="float" office:value="1">
            <text:p>1</text:p>
          </table:table-cell>
          <table:table-cell table:style-name="ce14" office:value-type="string">
            <text:p>splint mail</text:p>
          </table:table-cell>
          <table:table-cell table:style-name="ce10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rmor</text:p>
          </table:table-cell>
          <table:table-cell office:value-type="string">
            <text:p>69-69</text:p>
          </table:table-cell>
          <table:table-cell table:style-name="ce2" office:value-type="string">
            <text:p>Splint Mail +3</text:p>
          </table:table-cell>
          <table:table-cell table:style-name="ce5" office:value-type="float" office:value="2250">
            <text:p>2250</text:p>
          </table:table-cell>
          <table:table-cell table:style-name="ce5" office:value-type="float" office:value="14500">
            <text:p>14500</text:p>
          </table:table-cell>
          <table:table-cell office:value-type="float" office:value="1">
            <text:p>1</text:p>
          </table:table-cell>
          <table:table-cell table:style-name="ce14" office:value-type="string">
            <text:p>splint mail</text:p>
          </table:table-cell>
          <table:table-cell table:style-name="ce10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rmor</text:p>
          </table:table-cell>
          <table:table-cell office:value-type="string">
            <text:p>70-75</text:p>
          </table:table-cell>
          <table:table-cell table:style-name="ce2" office:value-type="string">
            <text:p>Splint Mail +4</text:p>
          </table:table-cell>
          <table:table-cell table:style-name="ce5" office:value-type="float" office:value="3000">
            <text:p>3000</text:p>
          </table:table-cell>
          <table:table-cell table:style-name="ce5" office:value-type="float" office:value="19000">
            <text:p>19000</text:p>
          </table:table-cell>
          <table:table-cell office:value-type="float" office:value="1">
            <text:p>1</text:p>
          </table:table-cell>
          <table:table-cell table:style-name="ce14" office:value-type="string">
            <text:p>splint mail</text:p>
          </table:table-cell>
          <table:table-cell table:style-name="ce10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rmor</text:p>
          </table:table-cell>
          <table:table-cell office:value-type="string">
            <text:p>76-84</text:p>
          </table:table-cell>
          <table:table-cell table:style-name="ce2" office:value-type="string">
            <text:p>Studded Leather +1</text:p>
          </table:table-cell>
          <table:table-cell table:style-name="ce5" office:value-type="float" office:value="400">
            <text:p>400</text:p>
          </table:table-cell>
          <table:table-cell table:style-name="ce5" office:value-type="float" office:value="2500">
            <text:p>2500</text:p>
          </table:table-cell>
          <table:table-cell office:value-type="float" office:value="1">
            <text:p>1</text:p>
          </table:table-cell>
          <table:table-cell table:style-name="ce14" office:value-type="string">
            <text:p>studded leather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rmor</text:p>
          </table:table-cell>
          <table:table-cell office:value-type="string">
            <text:p>85-89</text:p>
          </table:table-cell>
          <table:table-cell table:style-name="ce2" office:value-type="string">
            <text:p>Shield +1</text:p>
          </table:table-cell>
          <table:table-cell table:style-name="ce5" office:value-type="float" office:value="250">
            <text:p>250</text:p>
          </table:table-cell>
          <table:table-cell table:style-name="ce5" office:value-type="float" office:value="2500">
            <text:p>2500</text:p>
          </table:table-cell>
          <table:table-cell office:value-type="float" office:value="1">
            <text:p>1</text:p>
          </table:table-cell>
          <table:table-cell table:style-name="ce14" office:value-type="string">
            <text:p>small shield*large shield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rmor</text:p>
          </table:table-cell>
          <table:table-cell office:value-type="string">
            <text:p>90-93</text:p>
          </table:table-cell>
          <table:table-cell table:style-name="ce2" office:value-type="string">
            <text:p>Shield +2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5000">
            <text:p>5000</text:p>
          </table:table-cell>
          <table:table-cell office:value-type="float" office:value="1">
            <text:p>1</text:p>
          </table:table-cell>
          <table:table-cell table:style-name="ce14" office:value-type="string">
            <text:p>small shield*large shield</text:p>
          </table:table-cell>
          <table:table-cell table:style-name="ce10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rmor</text:p>
          </table:table-cell>
          <table:table-cell office:value-type="string">
            <text:p>94-95</text:p>
          </table:table-cell>
          <table:table-cell table:style-name="ce2" office:value-type="string">
            <text:p>Shield +3</text:p>
          </table:table-cell>
          <table:table-cell table:style-name="ce5" office:value-type="float" office:value="800">
            <text:p>800</text:p>
          </table:table-cell>
          <table:table-cell table:style-name="ce5" office:value-type="float" office:value="8000">
            <text:p>8000</text:p>
          </table:table-cell>
          <table:table-cell office:value-type="float" office:value="1">
            <text:p>1</text:p>
          </table:table-cell>
          <table:table-cell table:style-name="ce14" office:value-type="string">
            <text:p>small shield*large shield</text:p>
          </table:table-cell>
          <table:table-cell table:style-name="ce10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rmor</text:p>
          </table:table-cell>
          <table:table-cell office:value-type="string">
            <text:p>96-96</text:p>
          </table:table-cell>
          <table:table-cell table:style-name="ce2" office:value-type="string">
            <text:p>Shield +4</text:p>
          </table:table-cell>
          <table:table-cell table:style-name="ce5" office:value-type="float" office:value="1200">
            <text:p>1200</text:p>
          </table:table-cell>
          <table:table-cell table:style-name="ce5" office:value-type="float" office:value="12000">
            <text:p>12000</text:p>
          </table:table-cell>
          <table:table-cell office:value-type="float" office:value="1">
            <text:p>1</text:p>
          </table:table-cell>
          <table:table-cell table:style-name="ce14" office:value-type="string">
            <text:p>small shield*large shield</text:p>
          </table:table-cell>
          <table:table-cell table:style-name="ce10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rmor</text:p>
          </table:table-cell>
          <table:table-cell office:value-type="string">
            <text:p>97-97</text:p>
          </table:table-cell>
          <table:table-cell table:style-name="ce2" office:value-type="string">
            <text:p>Shield +5</text:p>
          </table:table-cell>
          <table:table-cell table:style-name="ce5" office:value-type="float" office:value="1750">
            <text:p>1750</text:p>
          </table:table-cell>
          <table:table-cell table:style-name="ce5" office:value-type="float" office:value="17500">
            <text:p>17500</text:p>
          </table:table-cell>
          <table:table-cell office:value-type="float" office:value="1">
            <text:p>1</text:p>
          </table:table-cell>
          <table:table-cell table:style-name="ce14" office:value-type="string">
            <text:p>small shield*large shield</text:p>
          </table:table-cell>
          <table:table-cell table:style-name="ce10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rmor</text:p>
          </table:table-cell>
          <table:table-cell office:value-type="string">
            <text:p>60-63</text:p>
          </table:table-cell>
          <table:table-cell table:style-name="ce2" office:value-type="string">
            <text:p>Shield, large, +1, +4 vs.missiles</text:p>
          </table:table-cell>
          <table:table-cell table:style-name="ce5" office:value-type="float" office:value="400">
            <text:p>400</text:p>
          </table:table-cell>
          <table:table-cell table:style-name="ce5" office:value-type="float" office:value="4000">
            <text:p>4000</text:p>
          </table:table-cell>
          <table:table-cell office:value-type="float" office:value="1">
            <text:p>1</text:p>
          </table:table-cell>
          <table:table-cell table:style-name="ce14" office:value-type="string">
            <text:p>large shield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rmor</text:p>
          </table:table-cell>
          <table:table-cell office:value-type="string">
            <text:p>98-100</text:p>
          </table:table-cell>
          <table:table-cell table:style-name="ce2" office:value-type="string">
            <text:p>Shield -1, missile attractor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50">
            <text:p>750</text:p>
          </table:table-cell>
          <table:table-cell office:value-type="float" office:value="1">
            <text:p>1</text:p>
          </table:table-cell>
          <table:table-cell table:style-name="ce14" office:value-type="string">
            <text:p>large shield</text:p>
          </table:table-cell>
          <table:table-cell table:style-name="ce10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# Table</text:p>
          </table:table-cell>
          <table:table-cell table:style-name="ce1" office:value-type="string">
            <text:p>Dice</text:p>
          </table:table-cell>
          <table:table-cell table:style-name="ce1" office:value-type="string">
            <text:p>Result</text:p>
          </table:table-cell>
          <table:table-cell table:style-name="ce6" office:value-type="string">
            <text:p>Experience Point Value</text:p>
          </table:table-cell>
          <table:table-cell table:style-name="ce6" office:value-type="string">
            <text:p>G.P. Sale Value</text:p>
          </table:table-cell>
          <table:table-cell table:style-name="ce11" office:value-type="string">
            <text:p>Amount</text:p>
          </table:table-cell>
          <table:table-cell table:style-name="ce4" office:value-type="string">
            <text:p>Mundane Item</text:p>
          </table:table-cell>
          <table:table-cell table:style-name="ce4" office:value-type="string">
            <text:p>Magical Adjustment</text:p>
          </table:table-cell>
          <table:table-cell table:style-name="ce11" office:value-type="string">
            <text:p>Levels</text:p>
          </table:table-cell>
          <table:table-cell table:style-name="ce11" office:value-type="string">
            <text:p>Spells</text:p>
          </table:table-cell>
          <table:table-cell table:style-name="ce11" office:value-type="string">
            <text:p>Charges Per Spell</text:p>
          </table:table-cell>
          <table:table-cell table:style-name="ce11" office:value-type="string">
            <text:p>Charges</text:p>
          </table:table-cell>
        </table:table-row>
        <table:table-row table:style-name="ro1">
          <table:table-cell table:style-name="ce2" office:value-type="string">
            <text:p>swords</text:p>
          </table:table-cell>
          <table:table-cell office:value-type="string">
            <text:p>1-25</text:p>
          </table:table-cell>
          <table:table-cell table:style-name="ce2" office:value-type="string">
            <text:p>Sword +1 </text:p>
          </table:table-cell>
          <table:table-cell table:style-name="ce5" office:value-type="float" office:value="400">
            <text:p>400</text:p>
          </table:table-cell>
          <table:table-cell table:style-name="ce5" office:value-type="float" office:value="2000">
            <text:p>2000</text:p>
          </table:table-cell>
          <table:table-cell office:value-type="float" office:value="1">
            <text:p>1</text:p>
          </table:table-cell>
          <table:table-cell table:style-name="ce14" office:value-type="string">
            <text:p>sword, two handed*sword, short*sword, long*sword, broad*sword, bastard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swords</text:p>
          </table:table-cell>
          <table:table-cell office:value-type="string">
            <text:p>26-30 </text:p>
          </table:table-cell>
          <table:table-cell table:style-name="ce2" office:value-type="string">
            <text:p>Sword +1, +2 vs. magic-using &amp; enchanted creatures </text:p>
          </table:table-cell>
          <table:table-cell table:style-name="ce5" office:value-type="float" office:value="600">
            <text:p>600</text:p>
          </table:table-cell>
          <table:table-cell table:style-name="ce5" office:value-type="float" office:value="3000">
            <text:p>3000</text:p>
          </table:table-cell>
          <table:table-cell office:value-type="float" office:value="1">
            <text:p>1</text:p>
          </table:table-cell>
          <table:table-cell table:style-name="ce14" office:value-type="string">
            <text:p>sword, two handed*sword, short*sword, long*sword, broad*sword, bastard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swords</text:p>
          </table:table-cell>
          <table:table-cell office:value-type="string">
            <text:p>31-35 </text:p>
          </table:table-cell>
          <table:table-cell table:style-name="ce2" office:value-type="string">
            <text:p>Sword +1, +3 vs. lycanthropes &amp; shape changers </text:p>
          </table:table-cell>
          <table:table-cell table:style-name="ce5" office:value-type="float" office:value="700">
            <text:p>700</text:p>
          </table:table-cell>
          <table:table-cell table:style-name="ce5" office:value-type="float" office:value="3500">
            <text:p>3500</text:p>
          </table:table-cell>
          <table:table-cell office:value-type="float" office:value="1">
            <text:p>1</text:p>
          </table:table-cell>
          <table:table-cell table:style-name="ce14" office:value-type="string">
            <text:p>sword, two handed*sword, short*sword, long*sword, broad*sword, bastard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swords</text:p>
          </table:table-cell>
          <table:table-cell office:value-type="string">
            <text:p>36-40 </text:p>
          </table:table-cell>
          <table:table-cell table:style-name="ce2" office:value-type="string">
            <text:p>Sword +1, +3 vs. regenerating creatures </text:p>
          </table:table-cell>
          <table:table-cell table:style-name="ce5" office:value-type="float" office:value="800">
            <text:p>800</text:p>
          </table:table-cell>
          <table:table-cell table:style-name="ce5" office:value-type="float" office:value="4000">
            <text:p>4000</text:p>
          </table:table-cell>
          <table:table-cell office:value-type="float" office:value="1">
            <text:p>1</text:p>
          </table:table-cell>
          <table:table-cell table:style-name="ce14" office:value-type="string">
            <text:p>sword, two handed*sword, short*sword, long*sword, broad*sword, bastard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swords</text:p>
          </table:table-cell>
          <table:table-cell office:value-type="string">
            <text:p>41-45 </text:p>
          </table:table-cell>
          <table:table-cell table:style-name="ce2" office:value-type="string">
            <text:p>Sword +1, +4 vs. reptiles </text:p>
          </table:table-cell>
          <table:table-cell table:style-name="ce5" office:value-type="float" office:value="800">
            <text:p>800</text:p>
          </table:table-cell>
          <table:table-cell table:style-name="ce5" office:value-type="float" office:value="4000">
            <text:p>4000</text:p>
          </table:table-cell>
          <table:table-cell office:value-type="float" office:value="1">
            <text:p>1</text:p>
          </table:table-cell>
          <table:table-cell table:style-name="ce14" office:value-type="string">
            <text:p>sword, two handed*sword, short*sword, long*sword, broad*sword, bastard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swords</text:p>
          </table:table-cell>
          <table:table-cell office:value-type="string">
            <text:p>46-49 </text:p>
          </table:table-cell>
          <table:table-cell table:style-name="ce2" office:value-type="string">
            <text:p>Sword +1, Flame Tongue: +2 vs. regenerating creatures, +3 vs. cold-using, inflammable,or avian creatures, +4 vs. undead </text:p>
          </table:table-cell>
          <table:table-cell table:style-name="ce5" office:value-type="float" office:value="900">
            <text:p>900</text:p>
          </table:table-cell>
          <table:table-cell table:style-name="ce5" office:value-type="float" office:value="4500">
            <text:p>4500</text:p>
          </table:table-cell>
          <table:table-cell office:value-type="float" office:value="1">
            <text:p>1</text:p>
          </table:table-cell>
          <table:table-cell table:style-name="ce14" office:value-type="string">
            <text:p>sword, two handed*sword, short*sword, long*sword, broad*sword, bastard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swords</text:p>
          </table:table-cell>
          <table:table-cell office:value-type="string">
            <text:p>50-50</text:p>
          </table:table-cell>
          <table:table-cell table:style-name="ce2" office:value-type="string">
            <text:p>Sword +1, Luck Blade 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5000">
            <text:p>5000</text:p>
          </table:table-cell>
          <table:table-cell office:value-type="float" office:value="1">
            <text:p>1</text:p>
          </table:table-cell>
          <table:table-cell table:style-name="ce14" office:value-type="string">
            <text:p>sword, two handed*sword, short*sword, long*sword, broad*sword, bastard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swords</text:p>
          </table:table-cell>
          <table:table-cell office:value-type="string">
            <text:p>51-58 </text:p>
          </table:table-cell>
          <table:table-cell table:style-name="ce2" office:value-type="string">
            <text:p>Sword +2 </text:p>
          </table:table-cell>
          <table:table-cell table:style-name="ce5" office:value-type="float" office:value="800">
            <text:p>800</text:p>
          </table:table-cell>
          <table:table-cell table:style-name="ce5" office:value-type="float" office:value="4000">
            <text:p>4000</text:p>
          </table:table-cell>
          <table:table-cell office:value-type="float" office:value="1">
            <text:p>1</text:p>
          </table:table-cell>
          <table:table-cell table:style-name="ce14" office:value-type="string">
            <text:p>sword, two handed*sword, short*sword, long*sword, broad*sword, bastard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swords</text:p>
          </table:table-cell>
          <table:table-cell office:value-type="string">
            <text:p>59-62 </text:p>
          </table:table-cell>
          <table:table-cell table:style-name="ce2" office:value-type="string">
            <text:p>Sword +2, Giant Slayer </text:p>
          </table:table-cell>
          <table:table-cell table:style-name="ce5" office:value-type="float" office:value="900">
            <text:p>900</text:p>
          </table:table-cell>
          <table:table-cell table:style-name="ce5" office:value-type="float" office:value="4500">
            <text:p>4500</text:p>
          </table:table-cell>
          <table:table-cell office:value-type="float" office:value="1">
            <text:p>1</text:p>
          </table:table-cell>
          <table:table-cell table:style-name="ce14" office:value-type="string">
            <text:p>sword, two handed*sword, short*sword, long*sword, broad*sword, bastard</text:p>
          </table:table-cell>
          <table:table-cell table:style-name="ce10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swords</text:p>
          </table:table-cell>
          <table:table-cell office:value-type="string">
            <text:p>63-66 </text:p>
          </table:table-cell>
          <table:table-cell table:style-name="ce2" office:value-type="string">
            <text:p>Sword +2, Dragon Slayer </text:p>
          </table:table-cell>
          <table:table-cell table:style-name="ce5" office:value-type="float" office:value="900">
            <text:p>900</text:p>
          </table:table-cell>
          <table:table-cell table:style-name="ce5" office:value-type="float" office:value="4500">
            <text:p>4500</text:p>
          </table:table-cell>
          <table:table-cell office:value-type="float" office:value="1">
            <text:p>1</text:p>
          </table:table-cell>
          <table:table-cell table:style-name="ce14" office:value-type="string">
            <text:p>sword, two handed*sword, short*sword, long*sword, broad*sword, bastard</text:p>
          </table:table-cell>
          <table:table-cell table:style-name="ce10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swords</text:p>
          </table:table-cell>
          <table:table-cell office:value-type="string">
            <text:p>67-67 </text:p>
          </table:table-cell>
          <table:table-cell table:style-name="ce2" office:value-type="string">
            <text:p>Sword +2, Nine Lives Stealer </text:p>
          </table:table-cell>
          <table:table-cell table:style-name="ce5" office:value-type="float" office:value="1600">
            <text:p>1600</text:p>
          </table:table-cell>
          <table:table-cell table:style-name="ce5" office:value-type="float" office:value="8000">
            <text:p>8000</text:p>
          </table:table-cell>
          <table:table-cell office:value-type="float" office:value="1">
            <text:p>1</text:p>
          </table:table-cell>
          <table:table-cell table:style-name="ce14" office:value-type="string">
            <text:p>sword, two handed*sword, short*sword, long*sword, broad*sword, bastard</text:p>
          </table:table-cell>
          <table:table-cell table:style-name="ce10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swords</text:p>
          </table:table-cell>
          <table:table-cell office:value-type="string">
            <text:p>68-71 </text:p>
          </table:table-cell>
          <table:table-cell table:style-name="ce2" office:value-type="string">
            <text:p>Sword +3 </text:p>
          </table:table-cell>
          <table:table-cell table:style-name="ce5" office:value-type="float" office:value="1400">
            <text:p>1400</text:p>
          </table:table-cell>
          <table:table-cell table:style-name="ce5" office:value-type="float" office:value="7000">
            <text:p>7000</text:p>
          </table:table-cell>
          <table:table-cell office:value-type="float" office:value="1">
            <text:p>1</text:p>
          </table:table-cell>
          <table:table-cell table:style-name="ce14" office:value-type="string">
            <text:p>sword, two handed*sword, short*sword, long*sword, broad*sword, bastard</text:p>
          </table:table-cell>
          <table:table-cell table:style-name="ce10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swords</text:p>
          </table:table-cell>
          <table:table-cell office:value-type="string">
            <text:p>72-74 </text:p>
          </table:table-cell>
          <table:table-cell table:style-name="ce2" office:value-type="string">
            <text:p>Sword +3, Frost Brand: +6 vs. fire using/dwelling creatures </text:p>
          </table:table-cell>
          <table:table-cell table:style-name="ce5" office:value-type="float" office:value="1600">
            <text:p>1600</text:p>
          </table:table-cell>
          <table:table-cell table:style-name="ce5" office:value-type="float" office:value="8000">
            <text:p>8000</text:p>
          </table:table-cell>
          <table:table-cell office:value-type="float" office:value="1">
            <text:p>1</text:p>
          </table:table-cell>
          <table:table-cell table:style-name="ce14" office:value-type="string">
            <text:p>sword, two handed*sword, short*sword, long*sword, broad*sword, bastard</text:p>
          </table:table-cell>
          <table:table-cell table:style-name="ce10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swords</text:p>
          </table:table-cell>
          <table:table-cell office:value-type="string">
            <text:p>75-76 </text:p>
          </table:table-cell>
          <table:table-cell table:style-name="ce2" office:value-type="string">
            <text:p>Sword +4 </text:p>
          </table:table-cell>
          <table:table-cell table:style-name="ce5" office:value-type="float" office:value="2000">
            <text:p>2000</text:p>
          </table:table-cell>
          <table:table-cell table:style-name="ce5"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style-name="ce14" office:value-type="string">
            <text:p>sword, two handed*sword, short*sword, long*sword, broad*sword, bastard</text:p>
          </table:table-cell>
          <table:table-cell table:style-name="ce10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swords</text:p>
          </table:table-cell>
          <table:table-cell office:value-type="string">
            <text:p>77-77 </text:p>
          </table:table-cell>
          <table:table-cell table:style-name="ce2" office:value-type="string">
            <text:p>Sword +4, Defender </text:p>
          </table:table-cell>
          <table:table-cell table:style-name="ce5" office:value-type="float" office:value="3000">
            <text:p>3000</text:p>
          </table:table-cell>
          <table:table-cell table:style-name="ce5" office:value-type="float" office:value="15000">
            <text:p>15000</text:p>
          </table:table-cell>
          <table:table-cell office:value-type="float" office:value="1">
            <text:p>1</text:p>
          </table:table-cell>
          <table:table-cell table:style-name="ce14" office:value-type="string">
            <text:p>sword, two handed*sword, short*sword, long*sword, broad*sword, bastard</text:p>
          </table:table-cell>
          <table:table-cell table:style-name="ce10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swords</text:p>
          </table:table-cell>
          <table:table-cell office:value-type="string">
            <text:p>78-78 </text:p>
          </table:table-cell>
          <table:table-cell table:style-name="ce2" office:value-type="string">
            <text:p>Sword +5 <text:s/></text:p>
          </table:table-cell>
          <table:table-cell table:style-name="ce5" office:value-type="float" office:value="3000">
            <text:p>3000</text:p>
          </table:table-cell>
          <table:table-cell table:style-name="ce5" office:value-type="float" office:value="15000">
            <text:p>15000</text:p>
          </table:table-cell>
          <table:table-cell office:value-type="float" office:value="1">
            <text:p>1</text:p>
          </table:table-cell>
          <table:table-cell table:style-name="ce14" office:value-type="string">
            <text:p>sword, two handed*sword, short*sword, long*sword, broad*sword, bastard</text:p>
          </table:table-cell>
          <table:table-cell table:style-name="ce10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swords</text:p>
          </table:table-cell>
          <table:table-cell office:value-type="string">
            <text:p>79-79 </text:p>
          </table:table-cell>
          <table:table-cell table:style-name="ce2" office:value-type="string">
            <text:p>Sword +5, Defender </text:p>
          </table:table-cell>
          <table:table-cell table:style-name="ce5" office:value-type="float" office:value="3600">
            <text:p>3600</text:p>
          </table:table-cell>
          <table:table-cell table:style-name="ce5" office:value-type="float" office:value="18000">
            <text:p>18000</text:p>
          </table:table-cell>
          <table:table-cell office:value-type="float" office:value="1">
            <text:p>1</text:p>
          </table:table-cell>
          <table:table-cell table:style-name="ce14" office:value-type="string">
            <text:p>sword, two handed*sword, short*sword, long*sword, broad*sword, bastard</text:p>
          </table:table-cell>
          <table:table-cell table:style-name="ce10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swords</text:p>
          </table:table-cell>
          <table:table-cell office:value-type="string">
            <text:p>80-80 </text:p>
          </table:table-cell>
          <table:table-cell table:style-name="ce2" office:value-type="string">
            <text:p>Sword +5, Holy Avenger </text:p>
          </table:table-cell>
          <table:table-cell table:style-name="ce5" office:value-type="float" office:value="4000">
            <text:p>4000</text:p>
          </table:table-cell>
          <table:table-cell table:style-name="ce5" office:value-type="float" office:value="20000">
            <text:p>20000</text:p>
          </table:table-cell>
          <table:table-cell office:value-type="float" office:value="1">
            <text:p>1</text:p>
          </table:table-cell>
          <table:table-cell table:style-name="ce14" office:value-type="string">
            <text:p>sword, two handed*sword, short*sword, long*sword, broad*sword, bastard</text:p>
          </table:table-cell>
          <table:table-cell table:style-name="ce10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swords</text:p>
          </table:table-cell>
          <table:table-cell office:value-type="string">
            <text:p>81-81 </text:p>
          </table:table-cell>
          <table:table-cell table:style-name="ce2" office:value-type="string">
            <text:p>Sword of Dancing </text:p>
          </table:table-cell>
          <table:table-cell table:style-name="ce5" office:value-type="float" office:value="4400">
            <text:p>4400</text:p>
          </table:table-cell>
          <table:table-cell table:style-name="ce5" office:value-type="float" office:value="22000">
            <text:p>22000</text:p>
          </table:table-cell>
          <table:table-cell office:value-type="float" office:value="1">
            <text:p>1</text:p>
          </table:table-cell>
          <table:table-cell table:style-name="ce14" office:value-type="string">
            <text:p>sword, two handed*sword, short*sword, long*sword, broad*sword, bastard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swords</text:p>
          </table:table-cell>
          <table:table-cell office:value-type="string">
            <text:p>82-82 </text:p>
          </table:table-cell>
          <table:table-cell table:style-name="ce2" office:value-type="string">
            <text:p>Sword of Wounding </text:p>
          </table:table-cell>
          <table:table-cell table:style-name="ce5" office:value-type="float" office:value="4400">
            <text:p>4400</text:p>
          </table:table-cell>
          <table:table-cell table:style-name="ce5" office:value-type="float" office:value="22000">
            <text:p>22000</text:p>
          </table:table-cell>
          <table:table-cell office:value-type="float" office:value="1">
            <text:p>1</text:p>
          </table:table-cell>
          <table:table-cell table:style-name="ce14" office:value-type="string">
            <text:p>sword, two handed*sword, short*sword, long*sword, broad*sword, bastard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swords</text:p>
          </table:table-cell>
          <table:table-cell office:value-type="string">
            <text:p>84-84 </text:p>
          </table:table-cell>
          <table:table-cell table:style-name="ce2" office:value-type="string">
            <text:p>Sword of Sharpness </text:p>
          </table:table-cell>
          <table:table-cell table:style-name="ce5" office:value-type="float" office:value="7000">
            <text:p>7000</text:p>
          </table:table-cell>
          <table:table-cell table:style-name="ce5" office:value-type="float" office:value="35000">
            <text:p>35000</text:p>
          </table:table-cell>
          <table:table-cell office:value-type="float" office:value="1">
            <text:p>1</text:p>
          </table:table-cell>
          <table:table-cell table:style-name="ce14" office:value-type="string">
            <text:p>sword, two handed*sword, short*sword, long*sword, broad*sword, bastard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swords</text:p>
          </table:table-cell>
          <table:table-cell office:value-type="string">
            <text:p>83-83 </text:p>
          </table:table-cell>
          <table:table-cell table:style-name="ce2" office:value-type="string">
            <text:p>Sword of Life Stealing </text:p>
          </table:table-cell>
          <table:table-cell table:style-name="ce5" office:value-type="float" office:value="5000">
            <text:p>5000</text:p>
          </table:table-cell>
          <table:table-cell table:style-name="ce5" office:value-type="float" office:value="25000">
            <text:p>25000</text:p>
          </table:table-cell>
          <table:table-cell office:value-type="float" office:value="1">
            <text:p>1</text:p>
          </table:table-cell>
          <table:table-cell table:style-name="ce14" office:value-type="string">
            <text:p>sword, two handed*sword, short*sword, long*sword, broad*sword, bastard</text:p>
          </table:table-cell>
          <table:table-cell table:style-name="ce10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swords</text:p>
          </table:table-cell>
          <table:table-cell office:value-type="string">
            <text:p>85-85 </text:p>
          </table:table-cell>
          <table:table-cell table:style-name="ce2" office:value-type="string">
            <text:p>Sword, Vorpal Weapon 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style-name="ce14" office:value-type="string">
            <text:p>sword, two handed*sword, short*sword, long*sword, broad*sword, bastard</text:p>
          </table:table-cell>
          <table:table-cell table:style-name="ce10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swords</text:p>
          </table:table-cell>
          <table:table-cell office:value-type="string">
            <text:p>86-90 </text:p>
          </table:table-cell>
          <table:table-cell table:style-name="ce2" office:value-type="string">
            <text:p>Sword +1, Cursed </text:p>
          </table:table-cell>
          <table:table-cell table:style-name="ce5" office:value-type="float" office:value="400">
            <text:p>400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string">
            <text:p>sword, two handed*sword, short*sword, long*sword, broad*sword, bastard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swords</text:p>
          </table:table-cell>
          <table:table-cell office:value-type="string">
            <text:p>91-95 </text:p>
          </table:table-cell>
          <table:table-cell table:style-name="ce2" office:value-type="string">
            <text:p>Sword -2, Cursed </text:p>
          </table:table-cell>
          <table:table-cell table:style-name="ce5" office:value-type="float" office:value="600">
            <text:p>600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string">
            <text:p>sword, two handed*sword, short*sword, long*sword, broad*sword, bastard</text:p>
          </table:table-cell>
          <table:table-cell table:style-name="ce10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swords</text:p>
          </table:table-cell>
          <table:table-cell office:value-type="string">
            <text:p>96-100 </text:p>
          </table:table-cell>
          <table:table-cell table:style-name="ce2" office:value-type="string">
            <text:p>Sword, Cursed Berserking </text:p>
          </table:table-cell>
          <table:table-cell table:style-name="ce5" office:value-type="float" office:value="900">
            <text:p>900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4" office:value-type="string">
            <text:p>sword, two handed*sword, short*sword, long*sword, broad*sword, bastard</text:p>
          </table:table-cell>
          <table:table-cell table:style-name="ce10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# Table</text:p>
          </table:table-cell>
          <table:table-cell table:style-name="ce1" office:value-type="string">
            <text:p>Dice</text:p>
          </table:table-cell>
          <table:table-cell table:style-name="ce1" office:value-type="string">
            <text:p>Result</text:p>
          </table:table-cell>
          <table:table-cell table:style-name="ce6" office:value-type="string">
            <text:p>Experience Point Value</text:p>
          </table:table-cell>
          <table:table-cell table:style-name="ce6" office:value-type="string">
            <text:p>G.P. Sale Value</text:p>
          </table:table-cell>
          <table:table-cell table:style-name="ce11" office:value-type="string">
            <text:p>Amount</text:p>
          </table:table-cell>
          <table:table-cell table:style-name="ce4" office:value-type="string">
            <text:p>Mundane Item</text:p>
          </table:table-cell>
          <table:table-cell table:style-name="ce4" office:value-type="string">
            <text:p>Magical Adjustment</text:p>
          </table:table-cell>
          <table:table-cell table:style-name="ce11" office:value-type="string">
            <text:p>Levels</text:p>
          </table:table-cell>
          <table:table-cell table:style-name="ce11" office:value-type="string">
            <text:p>Spells</text:p>
          </table:table-cell>
          <table:table-cell table:style-name="ce11" office:value-type="string">
            <text:p>Charges Per Spell</text:p>
          </table:table-cell>
          <table:table-cell table:style-name="ce11" office:value-type="string">
            <text:p>Charges</text:p>
          </table:table-cell>
        </table:table-row>
        <table:table-row table:style-name="ro1">
          <table:table-cell table:style-name="ce2" office:value-type="string">
            <text:p>rings</text:p>
          </table:table-cell>
          <table:table-cell office:value-type="string">
            <text:p>1-6</text:p>
          </table:table-cell>
          <table:table-cell table:style-name="ce2" office:value-type="string">
            <text:p>Ring of Contrariness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0">
            <text:p>1000</text:p>
          </table:table-cell>
          <table:table-cell office:value-type="float" office:value="1">
            <text:p>1</text:p>
          </table:table-cell>
          <table:table-cell table:style-name="ce15" office:value-type="string">
            <text:p>ring, <text:s/>contrariness</text:p>
          </table:table-cell>
          <table:table-cell table:style-name="ce1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rings</text:p>
          </table:table-cell>
          <table:table-cell office:value-type="string">
            <text:p>7-12</text:p>
          </table:table-cell>
          <table:table-cell table:style-name="ce2" office:value-type="string">
            <text:p>Ring of Delusio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00">
            <text:p>2000</text:p>
          </table:table-cell>
          <table:table-cell office:value-type="float" office:value="1">
            <text:p>1</text:p>
          </table:table-cell>
          <table:table-cell table:style-name="ce15" office:value-type="string">
            <text:p>ring, <text:s/>delusion</text:p>
          </table:table-cell>
          <table:table-cell table:style-name="ce1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rings</text:p>
          </table:table-cell>
          <table:table-cell office:value-type="string">
            <text:p>13-14</text:p>
          </table:table-cell>
          <table:table-cell table:style-name="ce2" office:value-type="string">
            <text:p>Ring of Djinni Summoning</text:p>
          </table:table-cell>
          <table:table-cell table:style-name="ce5" office:value-type="float" office:value="3000">
            <text:p>3000</text:p>
          </table:table-cell>
          <table:table-cell table:style-name="ce5" office:value-type="float" office:value="20000">
            <text:p>20000</text:p>
          </table:table-cell>
          <table:table-cell office:value-type="float" office:value="1">
            <text:p>1</text:p>
          </table:table-cell>
          <table:table-cell table:style-name="ce15" office:value-type="string">
            <text:p>ring, <text:s/>djinni summoning</text:p>
          </table:table-cell>
          <table:table-cell table:style-name="ce1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rings</text:p>
          </table:table-cell>
          <table:table-cell office:value-type="string">
            <text:p>15-15</text:p>
          </table:table-cell>
          <table:table-cell table:style-name="ce2" office:value-type="string">
            <text:p>Ring of Elemental Command</text:p>
          </table:table-cell>
          <table:table-cell table:style-name="ce5" office:value-type="float" office:value="5000">
            <text:p>5000</text:p>
          </table:table-cell>
          <table:table-cell table:style-name="ce5" office:value-type="float" office:value="25000">
            <text:p>25000</text:p>
          </table:table-cell>
          <table:table-cell office:value-type="float" office:value="1">
            <text:p>1</text:p>
          </table:table-cell>
          <table:table-cell table:style-name="ce15" office:value-type="string">
            <text:p>ring, <text:s/>elemental command</text:p>
          </table:table-cell>
          <table:table-cell table:style-name="ce1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rings</text:p>
          </table:table-cell>
          <table:table-cell office:value-type="string">
            <text:p>16-21</text:p>
          </table:table-cell>
          <table:table-cell table:style-name="ce2" office:value-type="string">
            <text:p>Ring of Feather Falling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5000">
            <text:p>5000</text:p>
          </table:table-cell>
          <table:table-cell office:value-type="float" office:value="1">
            <text:p>1</text:p>
          </table:table-cell>
          <table:table-cell table:style-name="ce15" office:value-type="string">
            <text:p>ring, <text:s/>feather falling</text:p>
          </table:table-cell>
          <table:table-cell table:style-name="ce1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rings</text:p>
          </table:table-cell>
          <table:table-cell office:value-type="string">
            <text:p>22-27</text:p>
          </table:table-cell>
          <table:table-cell table:style-name="ce2" office:value-type="string">
            <text:p>Ring of Fire Resistance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5000">
            <text:p>5000</text:p>
          </table:table-cell>
          <table:table-cell office:value-type="float" office:value="1">
            <text:p>1</text:p>
          </table:table-cell>
          <table:table-cell table:style-name="ce15" office:value-type="string">
            <text:p>ring, <text:s/>fire resistance</text:p>
          </table:table-cell>
          <table:table-cell table:style-name="ce1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rings</text:p>
          </table:table-cell>
          <table:table-cell office:value-type="string">
            <text:p>28-30</text:p>
          </table:table-cell>
          <table:table-cell table:style-name="ce2" office:value-type="string">
            <text:p>Ring of Free Action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5000">
            <text:p>5000</text:p>
          </table:table-cell>
          <table:table-cell office:value-type="float" office:value="1">
            <text:p>1</text:p>
          </table:table-cell>
          <table:table-cell table:style-name="ce15" office:value-type="string">
            <text:p>ring, <text:s/>free action</text:p>
          </table:table-cell>
          <table:table-cell table:style-name="ce1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rings</text:p>
          </table:table-cell>
          <table:table-cell office:value-type="string">
            <text:p>31-33</text:p>
          </table:table-cell>
          <table:table-cell table:style-name="ce2" office:value-type="string">
            <text:p>Ring of Human Influence</text:p>
          </table:table-cell>
          <table:table-cell table:style-name="ce5" office:value-type="float" office:value="2000">
            <text:p>2000</text:p>
          </table:table-cell>
          <table:table-cell table:style-name="ce5"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style-name="ce15" office:value-type="string">
            <text:p>ring, <text:s/>human Influence</text:p>
          </table:table-cell>
          <table:table-cell table:style-name="ce1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rings</text:p>
          </table:table-cell>
          <table:table-cell office:value-type="string">
            <text:p>34-40</text:p>
          </table:table-cell>
          <table:table-cell table:style-name="ce2" office:value-type="string">
            <text:p>Ring of Invisibility</text:p>
          </table:table-cell>
          <table:table-cell table:style-name="ce5" office:value-type="float" office:value="1500">
            <text:p>1500</text:p>
          </table:table-cell>
          <table:table-cell table:style-name="ce5" office:value-type="float" office:value="7500">
            <text:p>7500</text:p>
          </table:table-cell>
          <table:table-cell office:value-type="float" office:value="1">
            <text:p>1</text:p>
          </table:table-cell>
          <table:table-cell table:style-name="ce15" office:value-type="string">
            <text:p>ring, <text:s/>invisibility</text:p>
          </table:table-cell>
          <table:table-cell table:style-name="ce1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rings</text:p>
          </table:table-cell>
          <table:table-cell office:value-type="string">
            <text:p>41-43</text:p>
          </table:table-cell>
          <table:table-cell table:style-name="ce2" office:value-type="string">
            <text:p>Ring of Mammal Control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5000">
            <text:p>5000</text:p>
          </table:table-cell>
          <table:table-cell office:value-type="float" office:value="1">
            <text:p>1</text:p>
          </table:table-cell>
          <table:table-cell table:style-name="ce15" office:value-type="string">
            <text:p>ring, <text:s/>mammal control</text:p>
          </table:table-cell>
          <table:table-cell table:style-name="ce1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rings</text:p>
          </table:table-cell>
          <table:table-cell office:value-type="string">
            <text:p>44-44</text:p>
          </table:table-cell>
          <table:table-cell table:style-name="ce2" office:value-type="string">
            <text:p>Ring of Multiple Wishes</text:p>
          </table:table-cell>
          <table:table-cell table:style-name="ce5" office:value-type="float" office:value="5000">
            <text:p>5000</text:p>
          </table:table-cell>
          <table:table-cell table:style-name="ce5" office:value-type="float" office:value="25000">
            <text:p>25000</text:p>
          </table:table-cell>
          <table:table-cell office:value-type="float" office:value="1">
            <text:p>1</text:p>
          </table:table-cell>
          <table:table-cell table:style-name="ce15" office:value-type="string">
            <text:p>ring, <text:s/>multiple wishes</text:p>
          </table:table-cell>
          <table:table-cell table:style-name="ce1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wish</text:p>
          </table:table-cell>
          <table:table-cell office:value-type="float" office:value="1">
            <text:p>1</text:p>
          </table:table-cell>
          <table:table-cell table:style-name="ce9" office:value-type="string">
            <text:p>2_8</text:p>
          </table:table-cell>
        </table:table-row>
        <table:table-row table:style-name="ro1">
          <table:table-cell table:style-name="ce2" office:value-type="string">
            <text:p>rings</text:p>
          </table:table-cell>
          <table:table-cell office:value-type="string">
            <text:p>45-60</text:p>
          </table:table-cell>
          <table:table-cell table:style-name="ce2" office:value-type="string">
            <text:p>Ring of Protection</text:p>
          </table:table-cell>
          <table:table-cell table:style-name="ce5" office:value-type="string">
            <text:p>2000-4000</text:p>
          </table:table-cell>
          <table:table-cell table:style-name="ce5" office:value-type="string">
            <text:p>10000-20000</text:p>
          </table:table-cell>
          <table:table-cell office:value-type="float" office:value="1">
            <text:p>1</text:p>
          </table:table-cell>
          <table:table-cell table:style-name="ce15" office:value-type="string">
            <text:p>ring, <text:s/>protection</text:p>
          </table:table-cell>
          <table:table-cell table:style-name="ce10" office:value-type="string">
            <text:p>1_3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rings</text:p>
          </table:table-cell>
          <table:table-cell office:value-type="string">
            <text:p>61-61</text:p>
          </table:table-cell>
          <table:table-cell table:style-name="ce2" office:value-type="string">
            <text:p>Ring of Regeneration</text:p>
          </table:table-cell>
          <table:table-cell table:style-name="ce5" office:value-type="float" office:value="5000">
            <text:p>5000</text:p>
          </table:table-cell>
          <table:table-cell table:style-name="ce5" office:value-type="float" office:value="40000">
            <text:p>40000</text:p>
          </table:table-cell>
          <table:table-cell office:value-type="float" office:value="1">
            <text:p>1</text:p>
          </table:table-cell>
          <table:table-cell table:style-name="ce15" office:value-type="string">
            <text:p>ring, <text:s/>regeneration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rings</text:p>
          </table:table-cell>
          <table:table-cell office:value-type="string">
            <text:p>62-63</text:p>
          </table:table-cell>
          <table:table-cell table:style-name="ce2" office:value-type="string">
            <text:p>Ring of Shooting Stars</text:p>
          </table:table-cell>
          <table:table-cell table:style-name="ce5" office:value-type="float" office:value="3000">
            <text:p>3000</text:p>
          </table:table-cell>
          <table:table-cell table:style-name="ce5" office:value-type="float" office:value="15000">
            <text:p>15000</text:p>
          </table:table-cell>
          <table:table-cell office:value-type="float" office:value="1">
            <text:p>1</text:p>
          </table:table-cell>
          <table:table-cell table:style-name="ce15" office:value-type="string">
            <text:p>ring, <text:s/>shooting stars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rings</text:p>
          </table:table-cell>
          <table:table-cell office:value-type="string">
            <text:p>64-65</text:p>
          </table:table-cell>
          <table:table-cell table:style-name="ce2" office:value-type="string">
            <text:p>Ring of Spell Storing</text:p>
          </table:table-cell>
          <table:table-cell table:style-name="ce5" office:value-type="float" office:value="2500">
            <text:p>2500</text:p>
          </table:table-cell>
          <table:table-cell table:style-name="ce5" office:value-type="float" office:value="22500">
            <text:p>22500</text:p>
          </table:table-cell>
          <table:table-cell office:value-type="float" office:value="1">
            <text:p>1</text:p>
          </table:table-cell>
          <table:table-cell table:style-name="ce15" office:value-type="string">
            <text:p>ring, <text:s/>spell storing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rings</text:p>
          </table:table-cell>
          <table:table-cell office:value-type="string">
            <text:p>66-69</text:p>
          </table:table-cell>
          <table:table-cell table:style-name="ce2" office:value-type="string">
            <text:p>Ring of Spell Turning</text:p>
          </table:table-cell>
          <table:table-cell table:style-name="ce5" office:value-type="float" office:value="2000">
            <text:p>2000</text:p>
          </table:table-cell>
          <table:table-cell table:style-name="ce5" office:value-type="float" office:value="17500">
            <text:p>17500</text:p>
          </table:table-cell>
          <table:table-cell office:value-type="float" office:value="1">
            <text:p>1</text:p>
          </table:table-cell>
          <table:table-cell table:style-name="ce15" office:value-type="string">
            <text:p>ring, <text:s/>spell turning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rings</text:p>
          </table:table-cell>
          <table:table-cell office:value-type="string">
            <text:p>70-75</text:p>
          </table:table-cell>
          <table:table-cell table:style-name="ce2" office:value-type="string">
            <text:p>Ring of Swimming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5000">
            <text:p>5000</text:p>
          </table:table-cell>
          <table:table-cell office:value-type="float" office:value="1">
            <text:p>1</text:p>
          </table:table-cell>
          <table:table-cell table:style-name="ce15" office:value-type="string">
            <text:p>ring, <text:s/>swimming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rings</text:p>
          </table:table-cell>
          <table:table-cell office:value-type="string">
            <text:p>76-77</text:p>
          </table:table-cell>
          <table:table-cell table:style-name="ce2" office:value-type="string">
            <text:p>Ring of Telekinesis</text:p>
          </table:table-cell>
          <table:table-cell table:style-name="ce5" office:value-type="float" office:value="2000">
            <text:p>2000</text:p>
          </table:table-cell>
          <table:table-cell table:style-name="ce5"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style-name="ce15" office:value-type="string">
            <text:p>ring, <text:s/>telekinesis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rings</text:p>
          </table:table-cell>
          <table:table-cell office:value-type="string">
            <text:p>78-79</text:p>
          </table:table-cell>
          <table:table-cell table:style-name="ce2" office:value-type="string">
            <text:p>Ring of Three Wishes</text:p>
          </table:table-cell>
          <table:table-cell table:style-name="ce5" office:value-type="float" office:value="3000">
            <text:p>3000</text:p>
          </table:table-cell>
          <table:table-cell table:style-name="ce5" office:value-type="float" office:value="15000">
            <text:p>15000</text:p>
          </table:table-cell>
          <table:table-cell office:value-type="float" office:value="1">
            <text:p>1</text:p>
          </table:table-cell>
          <table:table-cell table:style-name="ce15" office:value-type="string">
            <text:p>ring, <text:s/>three wishes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wish</text:p>
          </table:table-cell>
          <table:table-cell office:value-type="float" office:value="1">
            <text:p>1</text:p>
          </table:table-cell>
          <table:table-cell table:style-name="ce9" office:value-type="float" office:value="3">
            <text:p>3</text:p>
          </table:table-cell>
        </table:table-row>
        <table:table-row table:style-name="ro1">
          <table:table-cell table:style-name="ce2" office:value-type="string">
            <text:p>rings</text:p>
          </table:table-cell>
          <table:table-cell office:value-type="string">
            <text:p>80-85</text:p>
          </table:table-cell>
          <table:table-cell table:style-name="ce2" office:value-type="string">
            <text:p>Ring of Warmth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5000">
            <text:p>5000</text:p>
          </table:table-cell>
          <table:table-cell office:value-type="float" office:value="1">
            <text:p>1</text:p>
          </table:table-cell>
          <table:table-cell table:style-name="ce15" office:value-type="string">
            <text:p>ring, <text:s/>warmth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rings</text:p>
          </table:table-cell>
          <table:table-cell office:value-type="string">
            <text:p>86-90</text:p>
          </table:table-cell>
          <table:table-cell table:style-name="ce2" office:value-type="string">
            <text:p>Ring of Water Walking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5000">
            <text:p>5000</text:p>
          </table:table-cell>
          <table:table-cell office:value-type="float" office:value="1">
            <text:p>1</text:p>
          </table:table-cell>
          <table:table-cell table:style-name="ce15" office:value-type="string">
            <text:p>ring, <text:s/>water walking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rings</text:p>
          </table:table-cell>
          <table:table-cell office:value-type="string">
            <text:p>91-98</text:p>
          </table:table-cell>
          <table:table-cell table:style-name="ce2" office:value-type="string">
            <text:p>Ring of Weakness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0">
            <text:p>1000</text:p>
          </table:table-cell>
          <table:table-cell office:value-type="float" office:value="1">
            <text:p>1</text:p>
          </table:table-cell>
          <table:table-cell table:style-name="ce15" office:value-type="string">
            <text:p>ring, <text:s/>weakness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rings</text:p>
          </table:table-cell>
          <table:table-cell office:value-type="string">
            <text:p>99-99</text:p>
          </table:table-cell>
          <table:table-cell table:style-name="ce2" office:value-type="string">
            <text:p>Ring of Wizardry</text:p>
          </table:table-cell>
          <table:table-cell table:style-name="ce5" office:value-type="float" office:value="4000">
            <text:p>4000</text:p>
          </table:table-cell>
          <table:table-cell table:style-name="ce5" office:value-type="float" office:value="50000">
            <text:p>50000</text:p>
          </table:table-cell>
          <table:table-cell office:value-type="float" office:value="1">
            <text:p>1</text:p>
          </table:table-cell>
          <table:table-cell table:style-name="ce15" office:value-type="string">
            <text:p>ring, <text:s/>wizardry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rings</text:p>
          </table:table-cell>
          <table:table-cell office:value-type="string">
            <text:p>100-100</text:p>
          </table:table-cell>
          <table:table-cell table:style-name="ce2" office:value-type="string">
            <text:p>Ring of X-Ray Vision</text:p>
          </table:table-cell>
          <table:table-cell table:style-name="ce5" office:value-type="float" office:value="4000">
            <text:p>4000</text:p>
          </table:table-cell>
          <table:table-cell table:style-name="ce5" office:value-type="float" office:value="35000">
            <text:p>35000</text:p>
          </table:table-cell>
          <table:table-cell office:value-type="float" office:value="1">
            <text:p>1</text:p>
          </table:table-cell>
          <table:table-cell table:style-name="ce15" office:value-type="string">
            <text:p>ring, <text:s/>x-ray vision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# Table</text:p>
          </table:table-cell>
          <table:table-cell table:style-name="ce1" office:value-type="string">
            <text:p>Dice</text:p>
          </table:table-cell>
          <table:table-cell table:style-name="ce1" office:value-type="string">
            <text:p>Result</text:p>
          </table:table-cell>
          <table:table-cell table:style-name="ce6" office:value-type="string">
            <text:p>Experience Point Value</text:p>
          </table:table-cell>
          <table:table-cell table:style-name="ce6" office:value-type="string">
            <text:p>G.P. Sale Value</text:p>
          </table:table-cell>
          <table:table-cell table:style-name="ce11" office:value-type="string">
            <text:p>Amount</text:p>
          </table:table-cell>
          <table:table-cell table:style-name="ce4" office:value-type="string">
            <text:p>Mundane Item</text:p>
          </table:table-cell>
          <table:table-cell table:style-name="ce4" office:value-type="string">
            <text:p>Magical Adjustment</text:p>
          </table:table-cell>
          <table:table-cell table:style-name="ce11" office:value-type="string">
            <text:p>Levels</text:p>
          </table:table-cell>
          <table:table-cell table:style-name="ce11" office:value-type="string">
            <text:p>Spells</text:p>
          </table:table-cell>
          <table:table-cell table:style-name="ce11" office:value-type="string">
            <text:p>Charges Per Spell</text:p>
          </table:table-cell>
          <table:table-cell table:style-name="ce11" office:value-type="string">
            <text:p>Charges</text:p>
          </table:table-cell>
        </table:table-row>
        <table:table-row table:style-name="ro1">
          <table:table-cell office:value-type="string">
            <text:p>potions</text:p>
          </table:table-cell>
          <table:table-cell office:value-type="string">
            <text:p>1-3</text:p>
          </table:table-cell>
          <table:table-cell office:value-type="string">
            <text:p>Potion of Animal Control</text:p>
          </table:table-cell>
          <table:table-cell office:value-type="float" office:value="250">
            <text:p>250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table:style-name="ce15" office:value-type="string">
            <text:p>potion bottle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otions</text:p>
          </table:table-cell>
          <table:table-cell office:value-type="string">
            <text:p>4-6</text:p>
          </table:table-cell>
          <table:table-cell office:value-type="string">
            <text:p>Potion of Clairaudience</text:p>
          </table:table-cell>
          <table:table-cell office:value-type="float" office:value="250">
            <text:p>250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table:style-name="ce15" office:value-type="string">
            <text:p>potion bottle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otions</text:p>
          </table:table-cell>
          <table:table-cell office:value-type="string">
            <text:p>7-9</text:p>
          </table:table-cell>
          <table:table-cell office:value-type="string">
            <text:p>Potion of Clairvoyance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15" office:value-type="string">
            <text:p>potion bottle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otions</text:p>
          </table:table-cell>
          <table:table-cell office:value-type="string">
            <text:p>10-12</text:p>
          </table:table-cell>
          <table:table-cell office:value-type="string">
            <text:p>Potion of Climbing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15" office:value-type="string">
            <text:p>potion bottle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otions</text:p>
          </table:table-cell>
          <table:table-cell table:style-name="Default" office:value-type="string">
            <text:p>13-15</text:p>
          </table:table-cell>
          <table:table-cell office:value-type="string">
            <text:p>Potion of Delusion 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style-name="ce15" office:value-type="string">
            <text:p>potion bottle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otions</text:p>
          </table:table-cell>
          <table:table-cell table:style-name="Default" office:value-type="string">
            <text:p>16-18</text:p>
          </table:table-cell>
          <table:table-cell office:value-type="string">
            <text:p>Potion of Diminution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15" office:value-type="string">
            <text:p>potion bottle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otions</text:p>
          </table:table-cell>
          <table:table-cell table:style-name="Default" office:value-type="string">
            <text:p>19-20</text:p>
          </table:table-cell>
          <table:table-cell office:value-type="string">
            <text:p>Potion of Dragon Control</text:p>
          </table:table-cell>
          <table:table-cell office:value-type="string">
            <text:p>500-1000</text:p>
          </table:table-cell>
          <table:table-cell office:value-type="string">
            <text:p>5000-9000</text:p>
          </table:table-cell>
          <table:table-cell office:value-type="float" office:value="1">
            <text:p>1</text:p>
          </table:table-cell>
          <table:table-cell table:style-name="ce15" office:value-type="string">
            <text:p>potion bottle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otions</text:p>
          </table:table-cell>
          <table:table-cell table:style-name="Default" office:value-type="string">
            <text:p>21-23</text:p>
          </table:table-cell>
          <table:table-cell office:value-type="string">
            <text:p>Potion of ESP</text:p>
          </table:table-cell>
          <table:table-cell office:value-type="float" office:value="500">
            <text:p>500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table:style-name="ce15" office:value-type="string">
            <text:p>potion bottle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otions</text:p>
          </table:table-cell>
          <table:table-cell table:style-name="Default" office:value-type="string">
            <text:p>24-26</text:p>
          </table:table-cell>
          <table:table-cell office:value-type="string">
            <text:p>Potion of Extra-Healing</text:p>
          </table:table-cell>
          <table:table-cell office:value-type="float" office:value="400">
            <text:p>400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 table:style-name="ce15" office:value-type="string">
            <text:p>potion bottle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otions</text:p>
          </table:table-cell>
          <table:table-cell table:style-name="Default" office:value-type="string">
            <text:p>27-29</text:p>
          </table:table-cell>
          <table:table-cell office:value-type="string">
            <text:p>Potion of Fire Resistance</text:p>
          </table:table-cell>
          <table:table-cell office:value-type="float" office:value="250">
            <text:p>250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table:style-name="ce15" office:value-type="string">
            <text:p>potion bottle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otions</text:p>
          </table:table-cell>
          <table:table-cell table:style-name="Default" office:value-type="string">
            <text:p>30-32</text:p>
          </table:table-cell>
          <table:table-cell office:value-type="string">
            <text:p>Potion of Flying</text:p>
          </table:table-cell>
          <table:table-cell office:value-type="float" office:value="500">
            <text:p>500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table:style-name="ce15" office:value-type="string">
            <text:p>potion bottle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otions</text:p>
          </table:table-cell>
          <table:table-cell table:style-name="Default" office:value-type="string">
            <text:p>33-34</text:p>
          </table:table-cell>
          <table:table-cell office:value-type="string">
            <text:p>Potion of Gaseous Form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table:style-name="ce15" office:value-type="string">
            <text:p>potion bottle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otions</text:p>
          </table:table-cell>
          <table:table-cell table:style-name="Default" office:value-type="string">
            <text:p>35-36</text:p>
          </table:table-cell>
          <table:table-cell office:value-type="string">
            <text:p>Potion of Giant Control</text:p>
          </table:table-cell>
          <table:table-cell office:value-type="string">
            <text:p>400-900</text:p>
          </table:table-cell>
          <table:table-cell office:value-type="string">
            <text:p>1000-6000</text:p>
          </table:table-cell>
          <table:table-cell office:value-type="float" office:value="1">
            <text:p>1</text:p>
          </table:table-cell>
          <table:table-cell table:style-name="ce15" office:value-type="string">
            <text:p>potion bottle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otions</text:p>
          </table:table-cell>
          <table:table-cell table:style-name="Default" office:value-type="string">
            <text:p>37-39</text:p>
          </table:table-cell>
          <table:table-cell office:value-type="string">
            <text:p>Potion of Giant Strength</text:p>
          </table:table-cell>
          <table:table-cell office:value-type="string">
            <text:p>500-750</text:p>
          </table:table-cell>
          <table:table-cell office:value-type="string">
            <text:p>900-1400</text:p>
          </table:table-cell>
          <table:table-cell office:value-type="float" office:value="1">
            <text:p>1</text:p>
          </table:table-cell>
          <table:table-cell table:style-name="ce15" office:value-type="string">
            <text:p>potion bottle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otions</text:p>
          </table:table-cell>
          <table:table-cell table:style-name="Default" office:value-type="string">
            <text:p>40-41</text:p>
          </table:table-cell>
          <table:table-cell office:value-type="string">
            <text:p>Potion of Growth</text:p>
          </table:table-cell>
          <table:table-cell office:value-type="float" office:value="250">
            <text:p>25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style-name="ce15" office:value-type="string">
            <text:p>potion bottle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otions</text:p>
          </table:table-cell>
          <table:table-cell table:style-name="Default" office:value-type="string">
            <text:p>42-47</text:p>
          </table:table-cell>
          <table:table-cell office:value-type="string">
            <text:p>Potion of Healing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table:style-name="ce15" office:value-type="string">
            <text:p>potion bottle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otions</text:p>
          </table:table-cell>
          <table:table-cell table:style-name="Default" office:value-type="string">
            <text:p>48-49</text:p>
          </table:table-cell>
          <table:table-cell office:value-type="string">
            <text:p>Potion of Heroism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15" office:value-type="string">
            <text:p>potion bottle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otions</text:p>
          </table:table-cell>
          <table:table-cell table:style-name="Default" office:value-type="string">
            <text:p>50-51</text:p>
          </table:table-cell>
          <table:table-cell office:value-type="string">
            <text:p>Potion of Human Control</text:p>
          </table:table-cell>
          <table:table-cell office:value-type="float" office:value="500">
            <text:p>500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 table:style-name="ce15" office:value-type="string">
            <text:p>potion bottle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otions</text:p>
          </table:table-cell>
          <table:table-cell table:style-name="Default" office:value-type="string">
            <text:p>52-54</text:p>
          </table:table-cell>
          <table:table-cell office:value-type="string">
            <text:p>Potion of Invisibility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15" office:value-type="string">
            <text:p>potion bottle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otions</text:p>
          </table:table-cell>
          <table:table-cell table:style-name="Default" office:value-type="string">
            <text:p>55-57</text:p>
          </table:table-cell>
          <table:table-cell office:value-type="string">
            <text:p>Potion of Invulnerability</text:p>
          </table:table-cell>
          <table:table-cell office:value-type="float" office:value="350">
            <text:p>35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15" office:value-type="string">
            <text:p>potion bottle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otions</text:p>
          </table:table-cell>
          <table:table-cell table:style-name="Default" office:value-type="string">
            <text:p>58-60</text:p>
          </table:table-cell>
          <table:table-cell office:value-type="string">
            <text:p>Potion of Levitation</text:p>
          </table:table-cell>
          <table:table-cell office:value-type="float" office:value="250">
            <text:p>250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table:style-name="ce15" office:value-type="string">
            <text:p>potion bottle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otions</text:p>
          </table:table-cell>
          <table:table-cell table:style-name="Default" office:value-type="string">
            <text:p>61-63</text:p>
          </table:table-cell>
          <table:table-cell office:value-type="string">
            <text:p>Potion of Longevity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style-name="ce15" office:value-type="string">
            <text:p>potion bottle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otions</text:p>
          </table:table-cell>
          <table:table-cell table:style-name="Default" office:value-type="string">
            <text:p>64-66</text:p>
          </table:table-cell>
          <table:table-cell office:value-type="string">
            <text:p>Oil of Etherealness</text:p>
          </table:table-cell>
          <table:table-cell office:value-type="float" office:value="600">
            <text:p>600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table:style-name="ce15" office:value-type="string">
            <text:p>potion bottle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otions</text:p>
          </table:table-cell>
          <table:table-cell table:style-name="Default" office:value-type="string">
            <text:p>67-69</text:p>
          </table:table-cell>
          <table:table-cell office:value-type="string">
            <text:p>Oil of Slipperiness</text:p>
          </table:table-cell>
          <table:table-cell office:value-type="float" office:value="400">
            <text:p>400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table:style-name="ce15" office:value-type="string">
            <text:p>potion bottle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otions</text:p>
          </table:table-cell>
          <table:table-cell table:style-name="Default" office:value-type="string">
            <text:p>70-72</text:p>
          </table:table-cell>
          <table:table-cell office:value-type="string">
            <text:p>Philter of Love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style-name="ce15" office:value-type="string">
            <text:p>potion bottle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otions</text:p>
          </table:table-cell>
          <table:table-cell table:style-name="Default" office:value-type="string">
            <text:p>73-75</text:p>
          </table:table-cell>
          <table:table-cell office:value-type="string">
            <text:p>Philter of Persuasiveness</text:p>
          </table:table-cell>
          <table:table-cell office:value-type="float" office:value="400">
            <text:p>400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table:style-name="ce15" office:value-type="string">
            <text:p>potion bottle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otions</text:p>
          </table:table-cell>
          <table:table-cell table:style-name="Default" office:value-type="string">
            <text:p>76-78</text:p>
          </table:table-cell>
          <table:table-cell office:value-type="string">
            <text:p>Potion of Plant Control</text:p>
          </table:table-cell>
          <table:table-cell office:value-type="float" office:value="250">
            <text:p>25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style-name="ce15" office:value-type="string">
            <text:p>potion bottle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otions</text:p>
          </table:table-cell>
          <table:table-cell table:style-name="Default" office:value-type="string">
            <text:p>79-81</text:p>
          </table:table-cell>
          <table:table-cell office:value-type="string">
            <text:p>Potion of Polymorph (self)</text:p>
          </table:table-cell>
          <table:table-cell office:value-type="float" office:value="200">
            <text:p>20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table:style-name="ce15" office:value-type="string">
            <text:p>potion bottle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otions</text:p>
          </table:table-cell>
          <table:table-cell table:style-name="Default" office:value-type="string">
            <text:p>82-84</text:p>
          </table:table-cell>
          <table:table-cell office:value-type="string">
            <text:p>Potion of Pois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string">
            <text:p>potion bottle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otions</text:p>
          </table:table-cell>
          <table:table-cell table:style-name="Default" office:value-type="string">
            <text:p>85-87</text:p>
          </table:table-cell>
          <table:table-cell office:value-type="string">
            <text:p>Potion of Speed</text:p>
          </table:table-cell>
          <table:table-cell office:value-type="float" office:value="200">
            <text:p>200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table:style-name="ce15" office:value-type="string">
            <text:p>potion bottle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otions</text:p>
          </table:table-cell>
          <table:table-cell table:style-name="Default" office:value-type="string">
            <text:p>88-90</text:p>
          </table:table-cell>
          <table:table-cell office:value-type="string">
            <text:p>Potion of Super-Heroism </text:p>
          </table:table-cell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table:style-name="ce15" office:value-type="string">
            <text:p>potion bott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otions</text:p>
          </table:table-cell>
          <table:table-cell table:style-name="Default" office:value-type="string">
            <text:p>91-93</text:p>
          </table:table-cell>
          <table:table-cell office:value-type="string">
            <text:p>Potion of Sweet Water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table:style-name="Default" office:value-type="float" office:value="1">
            <text:p>1</text:p>
          </table:table-cell>
          <table:table-cell office:value-type="string">
            <text:p>potion bott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otions</text:p>
          </table:table-cell>
          <table:table-cell table:style-name="Default" office:value-type="string">
            <text:p>94-96</text:p>
          </table:table-cell>
          <table:table-cell office:value-type="string">
            <text:p>Potion of Treasure Finding</text:p>
          </table:table-cell>
          <table:table-cell office:value-type="float" office:value="600">
            <text:p>600</text:p>
          </table:table-cell>
          <table:table-cell office:value-type="float" office:value="2000">
            <text:p>2000</text:p>
          </table:table-cell>
          <table:table-cell table:style-name="Default" office:value-type="float" office:value="1">
            <text:p>1</text:p>
          </table:table-cell>
          <table:table-cell office:value-type="string">
            <text:p>potion bott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otions</text:p>
          </table:table-cell>
          <table:table-cell table:style-name="Default" office:value-type="string">
            <text:p>97-97</text:p>
          </table:table-cell>
          <table:table-cell office:value-type="string">
            <text:p>Potion of Undead Control</text:p>
          </table:table-cell>
          <table:table-cell office:value-type="float" office:value="700">
            <text:p>700</text:p>
          </table:table-cell>
          <table:table-cell office:value-type="float" office:value="2500">
            <text:p>2500</text:p>
          </table:table-cell>
          <table:table-cell table:style-name="Default" office:value-type="float" office:value="1">
            <text:p>1</text:p>
          </table:table-cell>
          <table:table-cell office:value-type="string">
            <text:p>potion bott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potions</text:p>
          </table:table-cell>
          <table:table-cell table:style-name="Default" office:value-type="string">
            <text:p>98-100</text:p>
          </table:table-cell>
          <table:table-cell office:value-type="string">
            <text:p>Potion of Water Breathing</text:p>
          </table:table-cell>
          <table:table-cell office:value-type="float" office:value="400">
            <text:p>400</text:p>
          </table:table-cell>
          <table:table-cell office:value-type="float" office:value="900">
            <text:p>900</text:p>
          </table:table-cell>
          <table:table-cell table:style-name="Default" office:value-type="float" office:value="1">
            <text:p>1</text:p>
          </table:table-cell>
          <table:table-cell office:value-type="string">
            <text:p>potion bott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# Table</text:p>
          </table:table-cell>
          <table:table-cell table:style-name="ce1" office:value-type="string">
            <text:p>Dice</text:p>
          </table:table-cell>
          <table:table-cell table:style-name="ce1" office:value-type="string">
            <text:p>Result</text:p>
          </table:table-cell>
          <table:table-cell table:style-name="ce6" office:value-type="string">
            <text:p>Experience Point Value</text:p>
          </table:table-cell>
          <table:table-cell table:style-name="ce6" office:value-type="string">
            <text:p>G.P. Sale Value</text:p>
          </table:table-cell>
          <table:table-cell table:style-name="ce11" office:value-type="string">
            <text:p>Amount</text:p>
          </table:table-cell>
          <table:table-cell table:style-name="ce4" office:value-type="string">
            <text:p>Mundane Item</text:p>
          </table:table-cell>
          <table:table-cell table:style-name="ce4" office:value-type="string">
            <text:p>Magical Adjustment</text:p>
          </table:table-cell>
          <table:table-cell table:style-name="ce11" office:value-type="string">
            <text:p>Levels</text:p>
          </table:table-cell>
          <table:table-cell table:style-name="ce11" office:value-type="string">
            <text:p>Spells</text:p>
          </table:table-cell>
          <table:table-cell table:style-name="ce11" office:value-type="string">
            <text:p>Charges Per Spell</text:p>
          </table:table-cell>
          <table:table-cell table:style-name="ce11" office:value-type="string">
            <text:p>Charges</text:p>
          </table:table-cell>
        </table:table-row>
        <table:table-row table:style-name="ro1">
          <table:table-cell office:value-type="string">
            <text:p>misc weapons</text:p>
          </table:table-cell>
          <table:table-cell office:value-type="string">
            <text:p>1-8</text:p>
          </table:table-cell>
          <table:table-cell office:value-type="string">
            <text:p>Arrow +1, 2-24 in number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5" office:value-type="string">
            <text:p>2-24</text:p>
          </table:table-cell>
          <table:table-cell office:value-type="string">
            <text:p>arrow</text:p>
          </table:table-cell>
          <table:table-cell table:style-name="ce10" office:value-type="string">
            <text:p>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weapons</text:p>
          </table:table-cell>
          <table:table-cell office:value-type="string">
            <text:p>9-12</text:p>
          </table:table-cell>
          <table:table-cell office:value-type="string">
            <text:p>Arrow +2, 2-16 in number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table:style-name="ce5" office:value-type="string">
            <text:p>2-16</text:p>
          </table:table-cell>
          <table:table-cell office:value-type="string">
            <text:p>arrow</text:p>
          </table:table-cell>
          <table:table-cell table:style-name="ce10" office:value-type="string">
            <text:p>2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weapons</text:p>
          </table:table-cell>
          <table:table-cell table:style-name="Default" office:value-type="string">
            <text:p>13-14</text:p>
          </table:table-cell>
          <table:table-cell office:value-type="string">
            <text:p>Arrow +3, 2-12 in number</text:p>
          </table:table-cell>
          <table:table-cell office:value-type="float" office:value="75">
            <text:p>75</text:p>
          </table:table-cell>
          <table:table-cell office:value-type="float" office:value="450">
            <text:p>450</text:p>
          </table:table-cell>
          <table:table-cell table:style-name="ce5" office:value-type="string">
            <text:p>2-12</text:p>
          </table:table-cell>
          <table:table-cell office:value-type="string">
            <text:p>arrow</text:p>
          </table:table-cell>
          <table:table-cell table:style-name="ce10" office:value-type="string">
            <text:p>3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weapons</text:p>
          </table:table-cell>
          <table:table-cell table:style-name="Default" office:value-type="string">
            <text:p>15-15</text:p>
          </table:table-cell>
          <table:table-cell office:value-type="string">
            <text:p>Arrow of Slaying</text:p>
          </table:table-cell>
          <table:table-cell office:value-type="float" office:value="250">
            <text:p>250</text:p>
          </table:table-cell>
          <table:table-cell office:value-type="float" office:value="2500">
            <text:p>2500</text:p>
          </table:table-cell>
          <table:table-cell table:style-name="ce5" office:value-type="string">
            <text:p>1</text:p>
          </table:table-cell>
          <table:table-cell office:value-type="string">
            <text:p>arrow</text:p>
          </table:table-cell>
          <table:table-cell table:style-name="ce10" office:value-type="string">
            <text:p>3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weapons</text:p>
          </table:table-cell>
          <table:table-cell table:style-name="Default" office:value-type="string">
            <text:p>16-20</text:p>
          </table:table-cell>
          <table:table-cell office:value-type="string">
            <text:p>Axe +1</text:p>
          </table:table-cell>
          <table:table-cell office:value-type="float" office:value="300">
            <text:p>300</text:p>
          </table:table-cell>
          <table:table-cell office:value-type="float" office:value="1750">
            <text:p>1750</text:p>
          </table:table-cell>
          <table:table-cell table:style-name="ce5" office:value-type="string">
            <text:p>1</text:p>
          </table:table-cell>
          <table:table-cell office:value-type="string">
            <text:p>axe, hand</text:p>
          </table:table-cell>
          <table:table-cell table:style-name="ce10" office:value-type="string">
            <text:p>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weapons</text:p>
          </table:table-cell>
          <table:table-cell table:style-name="Default" office:value-type="string">
            <text:p>21-22</text:p>
          </table:table-cell>
          <table:table-cell office:value-type="string">
            <text:p>Axe +2</text:p>
          </table:table-cell>
          <table:table-cell office:value-type="float" office:value="600">
            <text:p>600</text:p>
          </table:table-cell>
          <table:table-cell office:value-type="float" office:value="3750">
            <text:p>3750</text:p>
          </table:table-cell>
          <table:table-cell table:style-name="ce5" office:value-type="string">
            <text:p>1</text:p>
          </table:table-cell>
          <table:table-cell office:value-type="string">
            <text:p>axe, hand</text:p>
          </table:table-cell>
          <table:table-cell table:style-name="ce10" office:value-type="string">
            <text:p>2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weapons</text:p>
          </table:table-cell>
          <table:table-cell table:style-name="Default" office:value-type="string">
            <text:p>23-23</text:p>
          </table:table-cell>
          <table:table-cell office:value-type="string">
            <text:p>Axe +2, Throwing</text:p>
          </table:table-cell>
          <table:table-cell office:value-type="float" office:value="750">
            <text:p>750</text:p>
          </table:table-cell>
          <table:table-cell office:value-type="float" office:value="4500">
            <text:p>4500</text:p>
          </table:table-cell>
          <table:table-cell table:style-name="ce5" office:value-type="string">
            <text:p>1</text:p>
          </table:table-cell>
          <table:table-cell office:value-type="string">
            <text:p>axe, hand</text:p>
          </table:table-cell>
          <table:table-cell table:style-name="ce10" office:value-type="string">
            <text:p>2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weapons</text:p>
          </table:table-cell>
          <table:table-cell table:style-name="Default" office:value-type="string">
            <text:p>24-24</text:p>
          </table:table-cell>
          <table:table-cell office:value-type="string">
            <text:p>Axe +3</text:p>
          </table:table-cell>
          <table:table-cell office:value-type="float" office:value="1000">
            <text:p>1000</text:p>
          </table:table-cell>
          <table:table-cell office:value-type="float" office:value="7000">
            <text:p>7000</text:p>
          </table:table-cell>
          <table:table-cell table:style-name="ce5" office:value-type="string">
            <text:p>1</text:p>
          </table:table-cell>
          <table:table-cell office:value-type="string">
            <text:p>axe, hand</text:p>
          </table:table-cell>
          <table:table-cell table:style-name="ce10" office:value-type="string">
            <text:p>3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weapons</text:p>
          </table:table-cell>
          <table:table-cell table:style-name="Default" office:value-type="string">
            <text:p>25-27</text:p>
          </table:table-cell>
          <table:table-cell office:value-type="string">
            <text:p>Battle Axe +1</text:p>
          </table:table-cell>
          <table:table-cell office:value-type="float" office:value="400">
            <text:p>400</text:p>
          </table:table-cell>
          <table:table-cell office:value-type="float" office:value="2500">
            <text:p>2500</text:p>
          </table:table-cell>
          <table:table-cell table:style-name="ce5" office:value-type="string">
            <text:p>1</text:p>
          </table:table-cell>
          <table:table-cell office:value-type="string">
            <text:p>axe, battle</text:p>
          </table:table-cell>
          <table:table-cell table:style-name="ce10" office:value-type="string">
            <text:p>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weapons</text:p>
          </table:table-cell>
          <table:table-cell table:style-name="Default" office:value-type="string">
            <text:p>28-32</text:p>
          </table:table-cell>
          <table:table-cell office:value-type="string">
            <text:p>Bolt +2,2-20 in number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table:style-name="ce5" office:value-type="string">
            <text:p>2-20</text:p>
          </table:table-cell>
          <table:table-cell office:value-type="string">
            <text:p>quarrel</text:p>
          </table:table-cell>
          <table:table-cell table:style-name="ce10" office:value-type="string">
            <text:p>2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weapons</text:p>
          </table:table-cell>
          <table:table-cell table:style-name="Default" office:value-type="string">
            <text:p>33-35</text:p>
          </table:table-cell>
          <table:table-cell office:value-type="string">
            <text:p>Bow +1</text:p>
          </table:table-cell>
          <table:table-cell office:value-type="float" office:value="500">
            <text:p>500</text:p>
          </table:table-cell>
          <table:table-cell office:value-type="float" office:value="3500">
            <text:p>3500</text:p>
          </table:table-cell>
          <table:table-cell table:style-name="ce5" office:value-type="string">
            <text:p>1</text:p>
          </table:table-cell>
          <table:table-cell office:value-type="string">
            <text:p>bow, short*bow, long*bow, composite short*bow, composite long</text:p>
          </table:table-cell>
          <table:table-cell table:style-name="ce10" office:value-type="string">
            <text:p>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weapons</text:p>
          </table:table-cell>
          <table:table-cell table:style-name="Default" office:value-type="string">
            <text:p>36-36</text:p>
          </table:table-cell>
          <table:table-cell office:value-type="string">
            <text:p>Crossbow of Accuracy, +3</text:p>
          </table:table-cell>
          <table:table-cell office:value-type="float" office:value="2000">
            <text:p>2000</text:p>
          </table:table-cell>
          <table:table-cell office:value-type="float" office:value="12000">
            <text:p>12000</text:p>
          </table:table-cell>
          <table:table-cell table:style-name="ce5" office:value-type="string">
            <text:p>1</text:p>
          </table:table-cell>
          <table:table-cell office:value-type="string">
            <text:p>crossbow, light*crossbow, heavy</text:p>
          </table:table-cell>
          <table:table-cell table:style-name="ce10" office:value-type="string">
            <text:p>3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weapons</text:p>
          </table:table-cell>
          <table:table-cell table:style-name="Default" office:value-type="string">
            <text:p>37-37</text:p>
          </table:table-cell>
          <table:table-cell office:value-type="string">
            <text:p>Crossbow of Distance</text:p>
          </table:table-cell>
          <table:table-cell office:value-type="float" office:value="1500">
            <text:p>1500</text:p>
          </table:table-cell>
          <table:table-cell office:value-type="float" office:value="7500">
            <text:p>7500</text:p>
          </table:table-cell>
          <table:table-cell table:style-name="ce5" office:value-type="string">
            <text:p>1</text:p>
          </table:table-cell>
          <table:table-cell office:value-type="string">
            <text:p>crossbow, light*crossbow, heavy</text:p>
          </table:table-cell>
          <table:table-cell table:style-name="ce10" office:value-type="string">
            <text:p>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weapons</text:p>
          </table:table-cell>
          <table:table-cell table:style-name="Default" office:value-type="string">
            <text:p>38-38</text:p>
          </table:table-cell>
          <table:table-cell office:value-type="string">
            <text:p>Crossbow of Speed</text:p>
          </table:table-cell>
          <table:table-cell office:value-type="float" office:value="1500">
            <text:p>1500</text:p>
          </table:table-cell>
          <table:table-cell office:value-type="float" office:value="7500">
            <text:p>7500</text:p>
          </table:table-cell>
          <table:table-cell table:style-name="ce5" office:value-type="string">
            <text:p>1</text:p>
          </table:table-cell>
          <table:table-cell office:value-type="string">
            <text:p>crossbow, light*crossbow, heavy</text:p>
          </table:table-cell>
          <table:table-cell table:style-name="ce10" office:value-type="string">
            <text:p>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weapons</text:p>
          </table:table-cell>
          <table:table-cell table:style-name="Default" office:value-type="string">
            <text:p>39-46</text:p>
          </table:table-cell>
          <table:table-cell office:value-type="string">
            <text:p>Dagger + 1, +2 vs. creatures smaller than man-sized</text:p>
          </table:table-cell>
          <table:table-cell office:value-type="float" office:value="100">
            <text:p>100</text:p>
          </table:table-cell>
          <table:table-cell office:value-type="float" office:value="750">
            <text:p>750</text:p>
          </table:table-cell>
          <table:table-cell table:style-name="ce5" office:value-type="string">
            <text:p>1</text:p>
          </table:table-cell>
          <table:table-cell office:value-type="string">
            <text:p>dagger</text:p>
          </table:table-cell>
          <table:table-cell table:style-name="ce10" office:value-type="string">
            <text:p>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weapons</text:p>
          </table:table-cell>
          <table:table-cell table:style-name="Default" office:value-type="string">
            <text:p>47-50</text:p>
          </table:table-cell>
          <table:table-cell office:value-type="string">
            <text:p>Dagger +2, + 3 vs. creatures larger than man-sized</text:p>
          </table:table-cell>
          <table:table-cell office:value-type="float" office:value="250">
            <text:p>250</text:p>
          </table:table-cell>
          <table:table-cell office:value-type="float" office:value="2000">
            <text:p>2000</text:p>
          </table:table-cell>
          <table:table-cell table:style-name="ce5" office:value-type="string">
            <text:p>1</text:p>
          </table:table-cell>
          <table:table-cell office:value-type="string">
            <text:p>dagger</text:p>
          </table:table-cell>
          <table:table-cell table:style-name="ce10" office:value-type="string">
            <text:p>2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weapons</text:p>
          </table:table-cell>
          <table:table-cell table:style-name="Default" office:value-type="string">
            <text:p>51-51</text:p>
          </table:table-cell>
          <table:table-cell office:value-type="string">
            <text:p>Dagger of Venom</text:p>
          </table:table-cell>
          <table:table-cell office:value-type="float" office:value="350">
            <text:p>350</text:p>
          </table:table-cell>
          <table:table-cell office:value-type="float" office:value="3000">
            <text:p>3000</text:p>
          </table:table-cell>
          <table:table-cell table:style-name="ce5" office:value-type="string">
            <text:p>1</text:p>
          </table:table-cell>
          <table:table-cell office:value-type="string">
            <text:p>dagger</text:p>
          </table:table-cell>
          <table:table-cell table:style-name="ce10" office:value-type="string">
            <text:p>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weapons</text:p>
          </table:table-cell>
          <table:table-cell table:style-name="Default" office:value-type="string">
            <text:p>52-56</text:p>
          </table:table-cell>
          <table:table-cell office:value-type="string">
            <text:p>Flail +1</text:p>
          </table:table-cell>
          <table:table-cell office:value-type="float" office:value="450">
            <text:p>450</text:p>
          </table:table-cell>
          <table:table-cell office:value-type="float" office:value="4000">
            <text:p>4000</text:p>
          </table:table-cell>
          <table:table-cell table:style-name="ce5" office:value-type="string">
            <text:p>1</text:p>
          </table:table-cell>
          <table:table-cell office:value-type="string">
            <text:p>flail, footman's</text:p>
          </table:table-cell>
          <table:table-cell table:style-name="ce10" office:value-type="string">
            <text:p>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weapons</text:p>
          </table:table-cell>
          <table:table-cell table:style-name="Default" office:value-type="string">
            <text:p>57-60</text:p>
          </table:table-cell>
          <table:table-cell office:value-type="string">
            <text:p>Hammer +1</text:p>
          </table:table-cell>
          <table:table-cell office:value-type="float" office:value="300">
            <text:p>300</text:p>
          </table:table-cell>
          <table:table-cell office:value-type="float" office:value="2500">
            <text:p>2500</text:p>
          </table:table-cell>
          <table:table-cell table:style-name="ce5" office:value-type="string">
            <text:p>1</text:p>
          </table:table-cell>
          <table:table-cell office:value-type="string">
            <text:p>hammer</text:p>
          </table:table-cell>
          <table:table-cell table:style-name="ce10" office:value-type="string">
            <text:p>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weapons</text:p>
          </table:table-cell>
          <table:table-cell table:style-name="Default" office:value-type="string">
            <text:p>61-62</text:p>
          </table:table-cell>
          <table:table-cell office:value-type="string">
            <text:p>Hammer +2</text:p>
          </table:table-cell>
          <table:table-cell office:value-type="float" office:value="650">
            <text:p>650</text:p>
          </table:table-cell>
          <table:table-cell office:value-type="float" office:value="6000">
            <text:p>6000</text:p>
          </table:table-cell>
          <table:table-cell table:style-name="ce5" office:value-type="string">
            <text:p>1</text:p>
          </table:table-cell>
          <table:table-cell office:value-type="string">
            <text:p>hammer</text:p>
          </table:table-cell>
          <table:table-cell table:style-name="ce10" office:value-type="string">
            <text:p>2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weapons</text:p>
          </table:table-cell>
          <table:table-cell table:style-name="Default" office:value-type="string">
            <text:p>63-63</text:p>
          </table:table-cell>
          <table:table-cell office:value-type="string">
            <text:p>Hammer +3, Dwarven Thrower</text:p>
          </table:table-cell>
          <table:table-cell office:value-type="float" office:value="1500">
            <text:p>1500</text:p>
          </table:table-cell>
          <table:table-cell office:value-type="float" office:value="15000">
            <text:p>15000</text:p>
          </table:table-cell>
          <table:table-cell table:style-name="ce5" office:value-type="string">
            <text:p>1</text:p>
          </table:table-cell>
          <table:table-cell office:value-type="string">
            <text:p>hammer</text:p>
          </table:table-cell>
          <table:table-cell table:style-name="ce10" office:value-type="string">
            <text:p>3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weapons</text:p>
          </table:table-cell>
          <table:table-cell table:style-name="Default" office:value-type="string">
            <text:p>64-64</text:p>
          </table:table-cell>
          <table:table-cell office:value-type="string">
            <text:p>Hammer of Thunderbolts</text:p>
          </table:table-cell>
          <table:table-cell office:value-type="float" office:value="2500">
            <text:p>2500</text:p>
          </table:table-cell>
          <table:table-cell office:value-type="float" office:value="25000">
            <text:p>25000</text:p>
          </table:table-cell>
          <table:table-cell table:style-name="ce5" office:value-type="string">
            <text:p>1</text:p>
          </table:table-cell>
          <table:table-cell office:value-type="string">
            <text:p>hammer</text:p>
          </table:table-cell>
          <table:table-cell table:style-name="ce10" office:value-type="string">
            <text:p>3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weapons</text:p>
          </table:table-cell>
          <table:table-cell table:style-name="Default" office:value-type="string">
            <text:p>65-67</text:p>
          </table:table-cell>
          <table:table-cell office:value-type="string">
            <text:p>Javelin +2</text:p>
          </table:table-cell>
          <table:table-cell office:value-type="float" office:value="750">
            <text:p>750</text:p>
          </table:table-cell>
          <table:table-cell office:value-type="float" office:value="5000">
            <text:p>5000</text:p>
          </table:table-cell>
          <table:table-cell table:style-name="ce5" office:value-type="string">
            <text:p>1</text:p>
          </table:table-cell>
          <table:table-cell office:value-type="string">
            <text:p>javelin</text:p>
          </table:table-cell>
          <table:table-cell table:style-name="ce10" office:value-type="string">
            <text:p>2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weapons</text:p>
          </table:table-cell>
          <table:table-cell table:style-name="Default" office:value-type="string">
            <text:p>68-72</text:p>
          </table:table-cell>
          <table:table-cell office:value-type="string">
            <text:p>Mace +1</text:p>
          </table:table-cell>
          <table:table-cell office:value-type="float" office:value="350">
            <text:p>350</text:p>
          </table:table-cell>
          <table:table-cell office:value-type="float" office:value="3000">
            <text:p>3000</text:p>
          </table:table-cell>
          <table:table-cell table:style-name="ce5" office:value-type="string">
            <text:p>1</text:p>
          </table:table-cell>
          <table:table-cell office:value-type="string">
            <text:p>mace, footman's</text:p>
          </table:table-cell>
          <table:table-cell table:style-name="ce10" office:value-type="string">
            <text:p>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weapons</text:p>
          </table:table-cell>
          <table:table-cell table:style-name="Default" office:value-type="string">
            <text:p>73-75</text:p>
          </table:table-cell>
          <table:table-cell office:value-type="string">
            <text:p>Mace +2</text:p>
          </table:table-cell>
          <table:table-cell office:value-type="float" office:value="700">
            <text:p>700</text:p>
          </table:table-cell>
          <table:table-cell office:value-type="float" office:value="4500">
            <text:p>4500</text:p>
          </table:table-cell>
          <table:table-cell table:style-name="ce5" office:value-type="string">
            <text:p>1</text:p>
          </table:table-cell>
          <table:table-cell office:value-type="string">
            <text:p>mace, footman's</text:p>
          </table:table-cell>
          <table:table-cell table:style-name="ce10" office:value-type="string">
            <text:p>2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weapons</text:p>
          </table:table-cell>
          <table:table-cell table:style-name="Default" office:value-type="string">
            <text:p>76-76</text:p>
          </table:table-cell>
          <table:table-cell office:value-type="string">
            <text:p>Mace of Disruption</text:p>
          </table:table-cell>
          <table:table-cell office:value-type="float" office:value="1750">
            <text:p>1750</text:p>
          </table:table-cell>
          <table:table-cell office:value-type="float" office:value="17500">
            <text:p>17500</text:p>
          </table:table-cell>
          <table:table-cell table:style-name="ce5" office:value-type="string">
            <text:p>1</text:p>
          </table:table-cell>
          <table:table-cell office:value-type="string">
            <text:p>mace, footman's</text:p>
          </table:table-cell>
          <table:table-cell table:style-name="ce10" office:value-type="string">
            <text:p>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weapons</text:p>
          </table:table-cell>
          <table:table-cell table:style-name="Default" office:value-type="string">
            <text:p>77-77</text:p>
          </table:table-cell>
          <table:table-cell office:value-type="string">
            <text:p>Mace +4</text:p>
          </table:table-cell>
          <table:table-cell office:value-type="float" office:value="1500">
            <text:p>1500</text:p>
          </table:table-cell>
          <table:table-cell office:value-type="float" office:value="15000">
            <text:p>15000</text:p>
          </table:table-cell>
          <table:table-cell table:style-name="ce5" office:value-type="string">
            <text:p>1</text:p>
          </table:table-cell>
          <table:table-cell office:value-type="string">
            <text:p>mace, footman's</text:p>
          </table:table-cell>
          <table:table-cell table:style-name="ce10" office:value-type="string">
            <text:p>4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weapons</text:p>
          </table:table-cell>
          <table:table-cell table:style-name="Default" office:value-type="string">
            <text:p>78-80</text:p>
          </table:table-cell>
          <table:table-cell office:value-type="string">
            <text:p>Military Pick +1</text:p>
          </table:table-cell>
          <table:table-cell office:value-type="float" office:value="350">
            <text:p>350</text:p>
          </table:table-cell>
          <table:table-cell office:value-type="float" office:value="2500">
            <text:p>2500</text:p>
          </table:table-cell>
          <table:table-cell table:style-name="ce5" office:value-type="string">
            <text:p>1</text:p>
          </table:table-cell>
          <table:table-cell office:value-type="string">
            <text:p>pick, footman's</text:p>
          </table:table-cell>
          <table:table-cell table:style-name="ce10" office:value-type="string">
            <text:p>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weapons</text:p>
          </table:table-cell>
          <table:table-cell table:style-name="Default" office:value-type="string">
            <text:p>81 -83</text:p>
          </table:table-cell>
          <table:table-cell office:value-type="string">
            <text:p>Morning Star +1</text:p>
          </table:table-cell>
          <table:table-cell office:value-type="float" office:value="400">
            <text:p>400</text:p>
          </table:table-cell>
          <table:table-cell office:value-type="float" office:value="3000">
            <text:p>3000</text:p>
          </table:table-cell>
          <table:table-cell table:style-name="ce5" office:value-type="string">
            <text:p>1</text:p>
          </table:table-cell>
          <table:table-cell office:value-type="string">
            <text:p>morning star</text:p>
          </table:table-cell>
          <table:table-cell table:style-name="ce10" office:value-type="string">
            <text:p>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weapons</text:p>
          </table:table-cell>
          <table:table-cell table:style-name="Default" office:value-type="string">
            <text:p>84-88</text:p>
          </table:table-cell>
          <table:table-cell office:value-type="string">
            <text:p>Scimitar +2</text:p>
          </table:table-cell>
          <table:table-cell office:value-type="float" office:value="750">
            <text:p>750</text:p>
          </table:table-cell>
          <table:table-cell office:value-type="float" office:value="6000">
            <text:p>6000</text:p>
          </table:table-cell>
          <table:table-cell table:style-name="ce5" office:value-type="string">
            <text:p>1</text:p>
          </table:table-cell>
          <table:table-cell office:value-type="string">
            <text:p>scimitar</text:p>
          </table:table-cell>
          <table:table-cell table:style-name="ce10" office:value-type="string">
            <text:p>2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weapons</text:p>
          </table:table-cell>
          <table:table-cell table:style-name="Default" office:value-type="string">
            <text:p>89-89</text:p>
          </table:table-cell>
          <table:table-cell office:value-type="string">
            <text:p>Sling of Seeking +2</text:p>
          </table:table-cell>
          <table:table-cell office:value-type="float" office:value="700">
            <text:p>700</text:p>
          </table:table-cell>
          <table:table-cell office:value-type="float" office:value="7000">
            <text:p>7000</text:p>
          </table:table-cell>
          <table:table-cell table:style-name="ce5" office:value-type="string">
            <text:p>1</text:p>
          </table:table-cell>
          <table:table-cell office:value-type="string">
            <text:p>sling</text:p>
          </table:table-cell>
          <table:table-cell table:style-name="ce10" office:value-type="string">
            <text:p>2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weapons</text:p>
          </table:table-cell>
          <table:table-cell table:style-name="Default" office:value-type="string">
            <text:p>90-94</text:p>
          </table:table-cell>
          <table:table-cell office:value-type="string">
            <text:p>Spear +1</text:p>
          </table:table-cell>
          <table:table-cell office:value-type="float" office:value="500">
            <text:p>500</text:p>
          </table:table-cell>
          <table:table-cell office:value-type="float" office:value="3000">
            <text:p>3000</text:p>
          </table:table-cell>
          <table:table-cell table:style-name="ce5" office:value-type="string">
            <text:p>1</text:p>
          </table:table-cell>
          <table:table-cell office:value-type="string">
            <text:p>spear</text:p>
          </table:table-cell>
          <table:table-cell table:style-name="ce10" office:value-type="string">
            <text:p>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weapons</text:p>
          </table:table-cell>
          <table:table-cell table:style-name="Default" office:value-type="string">
            <text:p>95-96</text:p>
          </table:table-cell>
          <table:table-cell office:value-type="string">
            <text:p>Spear +2</text:p>
          </table:table-cell>
          <table:table-cell office:value-type="float" office:value="1000">
            <text:p>1000</text:p>
          </table:table-cell>
          <table:table-cell office:value-type="float" office:value="6500">
            <text:p>6500</text:p>
          </table:table-cell>
          <table:table-cell table:style-name="ce5" office:value-type="string">
            <text:p>1</text:p>
          </table:table-cell>
          <table:table-cell office:value-type="string">
            <text:p>spear</text:p>
          </table:table-cell>
          <table:table-cell table:style-name="ce10" office:value-type="string">
            <text:p>2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weapons</text:p>
          </table:table-cell>
          <table:table-cell table:style-name="Default" office:value-type="string">
            <text:p>97-97</text:p>
          </table:table-cell>
          <table:table-cell office:value-type="string">
            <text:p>Spear +3</text:p>
          </table:table-cell>
          <table:table-cell office:value-type="float" office:value="1750">
            <text:p>1750</text:p>
          </table:table-cell>
          <table:table-cell office:value-type="float" office:value="15000">
            <text:p>15000</text:p>
          </table:table-cell>
          <table:table-cell table:style-name="ce5" office:value-type="string">
            <text:p>1</text:p>
          </table:table-cell>
          <table:table-cell office:value-type="string">
            <text:p>spear</text:p>
          </table:table-cell>
          <table:table-cell table:style-name="ce10" office:value-type="string">
            <text:p>3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weapons</text:p>
          </table:table-cell>
          <table:table-cell table:style-name="Default" office:value-type="string">
            <text:p>98-99</text:p>
          </table:table-cell>
          <table:table-cell office:value-type="string">
            <text:p>Spear, Cursed Backbiter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style-name="ce5" office:value-type="string">
            <text:p>1</text:p>
          </table:table-cell>
          <table:table-cell office:value-type="string">
            <text:p>spear</text:p>
          </table:table-cell>
          <table:table-cell table:style-name="ce10" office:value-type="string">
            <text:p>1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weapons</text:p>
          </table:table-cell>
          <table:table-cell table:style-name="Default" office:value-type="string">
            <text:p>100-100</text:p>
          </table:table-cell>
          <table:table-cell office:value-type="string">
            <text:p>Trident (Military Fork) +3</text:p>
          </table:table-cell>
          <table:table-cell office:value-type="float" office:value="1500">
            <text:p>1500</text:p>
          </table:table-cell>
          <table:table-cell office:value-type="float" office:value="12500">
            <text:p>12500</text:p>
          </table:table-cell>
          <table:table-cell table:style-name="ce5" office:value-type="string">
            <text:p>1</text:p>
          </table:table-cell>
          <table:table-cell office:value-type="string">
            <text:p>trident</text:p>
          </table:table-cell>
          <table:table-cell table:style-name="ce10" office:value-type="string">
            <text:p>3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# Table</text:p>
          </table:table-cell>
          <table:table-cell table:style-name="ce1" office:value-type="string">
            <text:p>Dice</text:p>
          </table:table-cell>
          <table:table-cell table:style-name="ce1" office:value-type="string">
            <text:p>Result</text:p>
          </table:table-cell>
          <table:table-cell table:style-name="ce6" office:value-type="string">
            <text:p>Experience Point Value</text:p>
          </table:table-cell>
          <table:table-cell table:style-name="ce6" office:value-type="string">
            <text:p>G.P. Sale Value</text:p>
          </table:table-cell>
          <table:table-cell table:style-name="ce11" office:value-type="string">
            <text:p>Amount</text:p>
          </table:table-cell>
          <table:table-cell table:style-name="ce4" office:value-type="string">
            <text:p>Mundane Item</text:p>
          </table:table-cell>
          <table:table-cell table:style-name="ce4" office:value-type="string">
            <text:p>Magical Adjustment</text:p>
          </table:table-cell>
          <table:table-cell table:style-name="ce11" office:value-type="string">
            <text:p>Levels</text:p>
          </table:table-cell>
          <table:table-cell table:style-name="ce11" office:value-type="string">
            <text:p>Spells</text:p>
          </table:table-cell>
          <table:table-cell table:style-name="ce11" office:value-type="string">
            <text:p>Charges Per Spell</text:p>
          </table:table-cell>
          <table:table-cell table:style-name="ce11" office:value-type="string">
            <text:p>Charges</text:p>
          </table:table-cell>
        </table:table-row>
        <table:table-row table:style-name="ro1">
          <table:table-cell office:value-type="string">
            <text:p>rods staves wands</text:p>
          </table:table-cell>
          <table:table-cell office:value-type="string">
            <text:p>1-3</text:p>
          </table:table-cell>
          <table:table-cell office:value-type="string">
            <text:p>Rod of Absorption (C,M)</text:p>
          </table:table-cell>
          <table:table-cell office:value-type="float" office:value="7500">
            <text:p>7500</text:p>
          </table:table-cell>
          <table:table-cell office:value-type="float" office:value="40000">
            <text:p>40000</text:p>
          </table:table-cell>
          <table:table-cell table:style-name="ce5" office:value-type="string">
            <text:p>1</text:p>
          </table:table-cell>
          <table:table-cell office:value-type="string">
            <text:p>rod, basic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office:value-type="string">
            <text:p>rods staves wands</text:p>
          </table:table-cell>
          <table:table-cell office:value-type="string">
            <text:p>4-4</text:p>
          </table:table-cell>
          <table:table-cell office:value-type="string">
            <text:p>Rod of Beguiling (C,M,T)</text:p>
          </table:table-cell>
          <table:table-cell office:value-type="float" office:value="5000">
            <text:p>5000</text:p>
          </table:table-cell>
          <table:table-cell office:value-type="float" office:value="30000">
            <text:p>30000</text:p>
          </table:table-cell>
          <table:table-cell table:style-name="ce5" office:value-type="string">
            <text:p>1</text:p>
          </table:table-cell>
          <table:table-cell office:value-type="string">
            <text:p>rod, basic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office:value-type="string">
            <text:p>rods staves wands</text:p>
          </table:table-cell>
          <table:table-cell office:value-type="string">
            <text:p>5-14</text:p>
          </table:table-cell>
          <table:table-cell office:value-type="string">
            <text:p>Rod of Cancellation (any)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table:style-name="ce5" office:value-type="string">
            <text:p>1</text:p>
          </table:table-cell>
          <table:table-cell office:value-type="string">
            <text:p>rod, basic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office:value-type="string">
            <text:p>rods staves wands</text:p>
          </table:table-cell>
          <table:table-cell office:value-type="string">
            <text:p>15-16</text:p>
          </table:table-cell>
          <table:table-cell office:value-type="string">
            <text:p>Rod of Lordly Might (F)</text:p>
          </table:table-cell>
          <table:table-cell office:value-type="float" office:value="6000">
            <text:p>6000</text:p>
          </table:table-cell>
          <table:table-cell office:value-type="float" office:value="20000">
            <text:p>20000</text:p>
          </table:table-cell>
          <table:table-cell table:style-name="ce5" office:value-type="string">
            <text:p>1</text:p>
          </table:table-cell>
          <table:table-cell office:value-type="string">
            <text:p>rod, basic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office:value-type="string">
            <text:p>rods staves wands</text:p>
          </table:table-cell>
          <table:table-cell office:value-type="string">
            <text:p>17-17</text:p>
          </table:table-cell>
          <table:table-cell office:value-type="string">
            <text:p>Rod of Resurrection (C)</text:p>
          </table:table-cell>
          <table:table-cell office:value-type="float" office:value="10000">
            <text:p>10000</text:p>
          </table:table-cell>
          <table:table-cell office:value-type="float" office:value="35000">
            <text:p>35000</text:p>
          </table:table-cell>
          <table:table-cell table:style-name="ce5" office:value-type="string">
            <text:p>1</text:p>
          </table:table-cell>
          <table:table-cell office:value-type="string">
            <text:p>rod, basic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resurrection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41_50</text:p>
          </table:table-cell>
        </table:table-row>
        <table:table-row table:style-name="ro1">
          <table:table-cell office:value-type="string">
            <text:p>rods staves wands</text:p>
          </table:table-cell>
          <table:table-cell office:value-type="string">
            <text:p><text:s/>18-18</text:p>
          </table:table-cell>
          <table:table-cell office:value-type="string">
            <text:p>Rod of Rulership (any)</text:p>
          </table:table-cell>
          <table:table-cell office:value-type="float" office:value="8000">
            <text:p>8000</text:p>
          </table:table-cell>
          <table:table-cell office:value-type="float" office:value="35000">
            <text:p>35000</text:p>
          </table:table-cell>
          <table:table-cell table:style-name="ce5" office:value-type="string">
            <text:p>1</text:p>
          </table:table-cell>
          <table:table-cell office:value-type="string">
            <text:p>rod, basic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office:value-type="string">
            <text:p>rods staves wands</text:p>
          </table:table-cell>
          <table:table-cell office:value-type="string">
            <text:p>19-19</text:p>
          </table:table-cell>
          <table:table-cell office:value-type="string">
            <text:p>Rod of Smiting (C,F)</text:p>
          </table:table-cell>
          <table:table-cell office:value-type="float" office:value="4000">
            <text:p>4000</text:p>
          </table:table-cell>
          <table:table-cell office:value-type="float" office:value="15000">
            <text:p>15000</text:p>
          </table:table-cell>
          <table:table-cell table:style-name="ce5" office:value-type="string">
            <text:p>1</text:p>
          </table:table-cell>
          <table:table-cell office:value-type="string">
            <text:p>rod, basic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office:value-type="string">
            <text:p>rods staves wands</text:p>
          </table:table-cell>
          <table:table-cell office:value-type="string">
            <text:p>20-20</text:p>
          </table:table-cell>
          <table:table-cell office:value-type="string">
            <text:p>Staff of Command (C,M)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 table:style-name="ce5" office:value-type="string">
            <text:p>1</text:p>
          </table:table-cell>
          <table:table-cell office:value-type="string">
            <text:p>staff, quarter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20_25</text:p>
          </table:table-cell>
        </table:table-row>
        <table:table-row table:style-name="ro1">
          <table:table-cell office:value-type="string">
            <text:p>rods staves wands</text:p>
          </table:table-cell>
          <table:table-cell office:value-type="string">
            <text:p>21-22</text:p>
          </table:table-cell>
          <table:table-cell office:value-type="string">
            <text:p>Staff of Curing (C)</text:p>
          </table:table-cell>
          <table:table-cell office:value-type="float" office:value="6000">
            <text:p>6000</text:p>
          </table:table-cell>
          <table:table-cell office:value-type="float" office:value="25000">
            <text:p>25000</text:p>
          </table:table-cell>
          <table:table-cell table:style-name="ce5" office:value-type="string">
            <text:p>1</text:p>
          </table:table-cell>
          <table:table-cell office:value-type="string">
            <text:p>staff, quarter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office:value-type="string">
            <text:p>rods staves wands</text:p>
          </table:table-cell>
          <table:table-cell office:value-type="string">
            <text:p>23-23</text:p>
          </table:table-cell>
          <table:table-cell office:value-type="string">
            <text:p>Staff of the Magi (M)</text:p>
          </table:table-cell>
          <table:table-cell office:value-type="float" office:value="15000">
            <text:p>15000</text:p>
          </table:table-cell>
          <table:table-cell office:value-type="float" office:value="75000">
            <text:p>75000</text:p>
          </table:table-cell>
          <table:table-cell table:style-name="ce5" office:value-type="string">
            <text:p>1</text:p>
          </table:table-cell>
          <table:table-cell office:value-type="string">
            <text:p>staff, quarter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office:value-type="string">
            <text:p>rods staves wands</text:p>
          </table:table-cell>
          <table:table-cell office:value-type="string">
            <text:p>24-24</text:p>
          </table:table-cell>
          <table:table-cell office:value-type="string">
            <text:p>Staff of Power (M)</text:p>
          </table:table-cell>
          <table:table-cell office:value-type="float" office:value="12000">
            <text:p>12000</text:p>
          </table:table-cell>
          <table:table-cell office:value-type="float" office:value="60000">
            <text:p>60000</text:p>
          </table:table-cell>
          <table:table-cell table:style-name="ce5" office:value-type="string">
            <text:p>1</text:p>
          </table:table-cell>
          <table:table-cell office:value-type="string">
            <text:p>staff, quarter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office:value-type="string">
            <text:p>rods staves wands</text:p>
          </table:table-cell>
          <table:table-cell office:value-type="string">
            <text:p>25-27</text:p>
          </table:table-cell>
          <table:table-cell office:value-type="string">
            <text:p>Staff of the Serpent (C)</text:p>
          </table:table-cell>
          <table:table-cell office:value-type="float" office:value="7000">
            <text:p>7000</text:p>
          </table:table-cell>
          <table:table-cell office:value-type="float" office:value="35000">
            <text:p>35000</text:p>
          </table:table-cell>
          <table:table-cell table:style-name="ce5" office:value-type="string">
            <text:p>1</text:p>
          </table:table-cell>
          <table:table-cell office:value-type="string">
            <text:p>staff, quarter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office:value-type="string">
            <text:p>rods staves wands</text:p>
          </table:table-cell>
          <table:table-cell office:value-type="string">
            <text:p>28-31</text:p>
          </table:table-cell>
          <table:table-cell office:value-type="string">
            <text:p>Staff of Striking (C,M)</text:p>
          </table:table-cell>
          <table:table-cell office:value-type="float" office:value="6000">
            <text:p>6000</text:p>
          </table:table-cell>
          <table:table-cell office:value-type="float" office:value="15000">
            <text:p>15000</text:p>
          </table:table-cell>
          <table:table-cell table:style-name="ce5" office:value-type="string">
            <text:p>1</text:p>
          </table:table-cell>
          <table:table-cell office:value-type="string">
            <text:p>staff, quarter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office:value-type="string">
            <text:p>rods staves wands</text:p>
          </table:table-cell>
          <table:table-cell office:value-type="string">
            <text:p>32-33</text:p>
          </table:table-cell>
          <table:table-cell office:value-type="string">
            <text:p>Staff of Withering (C)</text:p>
          </table:table-cell>
          <table:table-cell office:value-type="float" office:value="8000">
            <text:p>8000</text:p>
          </table:table-cell>
          <table:table-cell office:value-type="float" office:value="35000">
            <text:p>35000</text:p>
          </table:table-cell>
          <table:table-cell table:style-name="ce5" office:value-type="string">
            <text:p>1</text:p>
          </table:table-cell>
          <table:table-cell office:value-type="string">
            <text:p>staff, quarter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office:value-type="string">
            <text:p>rods staves wands</text:p>
          </table:table-cell>
          <table:table-cell office:value-type="string">
            <text:p>34-34</text:p>
          </table:table-cell>
          <table:table-cell office:value-type="string">
            <text:p>Wand of Conjuration (M)</text:p>
          </table:table-cell>
          <table:table-cell office:value-type="float" office:value="7000">
            <text:p>7000</text:p>
          </table:table-cell>
          <table:table-cell office:value-type="float" office:value="35000">
            <text:p>35000</text:p>
          </table:table-cell>
          <table:table-cell table:style-name="ce5" office:value-type="string">
            <text:p>1</text:p>
          </table:table-cell>
          <table:table-cell office:value-type="string">
            <text:p>wand, basic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office:value-type="string">
            <text:p>rods staves wands</text:p>
          </table:table-cell>
          <table:table-cell office:value-type="string">
            <text:p>35-38</text:p>
          </table:table-cell>
          <table:table-cell office:value-type="string">
            <text:p>Wand of Enemy Detection (any)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5" office:value-type="string">
            <text:p>1</text:p>
          </table:table-cell>
          <table:table-cell office:value-type="string">
            <text:p>wand, basic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office:value-type="string">
            <text:p>rods staves wands</text:p>
          </table:table-cell>
          <table:table-cell office:value-type="string">
            <text:p>39-41</text:p>
          </table:table-cell>
          <table:table-cell office:value-type="string">
            <text:p>Wand of Fear (C,M)</text:p>
          </table:table-cell>
          <table:table-cell office:value-type="float" office:value="3000">
            <text:p>3000</text:p>
          </table:table-cell>
          <table:table-cell office:value-type="float" office:value="15000">
            <text:p>15000</text:p>
          </table:table-cell>
          <table:table-cell table:style-name="ce5" office:value-type="string">
            <text:p>1</text:p>
          </table:table-cell>
          <table:table-cell office:value-type="string">
            <text:p>wand, basic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office:value-type="string">
            <text:p>rods staves wands</text:p>
          </table:table-cell>
          <table:table-cell office:value-type="string">
            <text:p>42-44</text:p>
          </table:table-cell>
          <table:table-cell office:value-type="string">
            <text:p>Wand of Fire (M)</text:p>
          </table:table-cell>
          <table:table-cell office:value-type="float" office:value="4500">
            <text:p>4500</text:p>
          </table:table-cell>
          <table:table-cell office:value-type="float" office:value="25000">
            <text:p>25000</text:p>
          </table:table-cell>
          <table:table-cell table:style-name="ce5" office:value-type="string">
            <text:p>1</text:p>
          </table:table-cell>
          <table:table-cell office:value-type="string">
            <text:p>wand, basic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office:value-type="string">
            <text:p>rods staves wands</text:p>
          </table:table-cell>
          <table:table-cell office:value-type="string">
            <text:p>45-47</text:p>
          </table:table-cell>
          <table:table-cell office:value-type="string">
            <text:p>Wand of Frost (M)</text:p>
          </table:table-cell>
          <table:table-cell office:value-type="float" office:value="6000">
            <text:p>6000</text:p>
          </table:table-cell>
          <table:table-cell office:value-type="float" office:value="50000">
            <text:p>50000</text:p>
          </table:table-cell>
          <table:table-cell table:style-name="ce5" office:value-type="string">
            <text:p>1</text:p>
          </table:table-cell>
          <table:table-cell office:value-type="string">
            <text:p>wand, basic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office:value-type="string">
            <text:p>rods staves wands</text:p>
          </table:table-cell>
          <table:table-cell office:value-type="string">
            <text:p>48-52</text:p>
          </table:table-cell>
          <table:table-cell office:value-type="string">
            <text:p>Wand of Illumination (any)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5" office:value-type="string">
            <text:p>1</text:p>
          </table:table-cell>
          <table:table-cell office:value-type="string">
            <text:p>wand, basic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office:value-type="string">
            <text:p>rods staves wands</text:p>
          </table:table-cell>
          <table:table-cell office:value-type="string">
            <text:p>53-56</text:p>
          </table:table-cell>
          <table:table-cell office:value-type="string">
            <text:p>Wand of Illusion (M)</text:p>
          </table:table-cell>
          <table:table-cell office:value-type="float" office:value="3000">
            <text:p>3000</text:p>
          </table:table-cell>
          <table:table-cell office:value-type="float" office:value="20000">
            <text:p>20000</text:p>
          </table:table-cell>
          <table:table-cell table:style-name="ce5" office:value-type="string">
            <text:p>1</text:p>
          </table:table-cell>
          <table:table-cell office:value-type="string">
            <text:p>wand, basic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office:value-type="string">
            <text:p>rods staves wands</text:p>
          </table:table-cell>
          <table:table-cell office:value-type="string">
            <text:p>57-59</text:p>
          </table:table-cell>
          <table:table-cell office:value-type="string">
            <text:p>Wand of Lightning (M)</text:p>
          </table:table-cell>
          <table:table-cell office:value-type="float" office:value="4000">
            <text:p>4000</text:p>
          </table:table-cell>
          <table:table-cell office:value-type="float" office:value="30000">
            <text:p>30000</text:p>
          </table:table-cell>
          <table:table-cell table:style-name="ce5" office:value-type="string">
            <text:p>1</text:p>
          </table:table-cell>
          <table:table-cell office:value-type="string">
            <text:p>wand, basic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shocking grasp*lightning bolt</text:p>
          </table:table-cell>
          <table:table-cell table:style-name="ce9" office:value-type="string">
            <text:p>1*2</text:p>
          </table:table-cell>
          <table:table-cell table:style-name="ce9" office:value-type="string">
            <text:p>81_100</text:p>
          </table:table-cell>
        </table:table-row>
        <table:table-row table:style-name="ro1">
          <table:table-cell office:value-type="string">
            <text:p>rods staves wands</text:p>
          </table:table-cell>
          <table:table-cell office:value-type="string">
            <text:p>60-68</text:p>
          </table:table-cell>
          <table:table-cell office:value-type="string">
            <text:p>Wand of Magic Detection (any)</text:p>
          </table:table-cell>
          <table:table-cell office:value-type="float" office:value="2500">
            <text:p>2500</text:p>
          </table:table-cell>
          <table:table-cell office:value-type="float" office:value="25000">
            <text:p>25000</text:p>
          </table:table-cell>
          <table:table-cell table:style-name="ce5" office:value-type="string">
            <text:p>1</text:p>
          </table:table-cell>
          <table:table-cell office:value-type="string">
            <text:p>wand, basic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office:value-type="string">
            <text:p>rods staves wands</text:p>
          </table:table-cell>
          <table:table-cell office:value-type="string">
            <text:p>69-73</text:p>
          </table:table-cell>
          <table:table-cell office:value-type="string">
            <text:p>Wand of Metal &amp; Mineral Detection (any)</text:p>
          </table:table-cell>
          <table:table-cell office:value-type="float" office:value="1500">
            <text:p>1500</text:p>
          </table:table-cell>
          <table:table-cell office:value-type="float" office:value="7500">
            <text:p>7500</text:p>
          </table:table-cell>
          <table:table-cell table:style-name="ce5" office:value-type="string">
            <text:p>1</text:p>
          </table:table-cell>
          <table:table-cell office:value-type="string">
            <text:p>wand, basic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office:value-type="string">
            <text:p>rods staves wands</text:p>
          </table:table-cell>
          <table:table-cell office:value-type="string">
            <text:p>74-78</text:p>
          </table:table-cell>
          <table:table-cell office:value-type="string">
            <text:p>Wand of Magic Missiles (any)</text:p>
          </table:table-cell>
          <table:table-cell office:value-type="float" office:value="4000">
            <text:p>4000</text:p>
          </table:table-cell>
          <table:table-cell office:value-type="float" office:value="35000">
            <text:p>35000</text:p>
          </table:table-cell>
          <table:table-cell table:style-name="ce5" office:value-type="string">
            <text:p>1</text:p>
          </table:table-cell>
          <table:table-cell office:value-type="string">
            <text:p>wand, basic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magic missile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81_100</text:p>
          </table:table-cell>
        </table:table-row>
        <table:table-row table:style-name="ro1">
          <table:table-cell office:value-type="string">
            <text:p>rods staves wands</text:p>
          </table:table-cell>
          <table:table-cell office:value-type="string">
            <text:p>79-86</text:p>
          </table:table-cell>
          <table:table-cell office:value-type="string">
            <text:p>Wand of Negation (any)</text:p>
          </table:table-cell>
          <table:table-cell office:value-type="float" office:value="3500">
            <text:p>3500</text:p>
          </table:table-cell>
          <table:table-cell office:value-type="float" office:value="15000">
            <text:p>15000</text:p>
          </table:table-cell>
          <table:table-cell table:style-name="ce5" office:value-type="string">
            <text:p>1</text:p>
          </table:table-cell>
          <table:table-cell office:value-type="string">
            <text:p>wand, basic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office:value-type="string">
            <text:p>rods staves wands</text:p>
          </table:table-cell>
          <table:table-cell office:value-type="string">
            <text:p>87-89</text:p>
          </table:table-cell>
          <table:table-cell office:value-type="string">
            <text:p>Wand of Paralyzation (M)</text:p>
          </table:table-cell>
          <table:table-cell office:value-type="float" office:value="3500">
            <text:p>3500</text:p>
          </table:table-cell>
          <table:table-cell office:value-type="float" office:value="25000">
            <text:p>25000</text:p>
          </table:table-cell>
          <table:table-cell table:style-name="ce5" office:value-type="string">
            <text:p>1</text:p>
          </table:table-cell>
          <table:table-cell office:value-type="string">
            <text:p>wand, basic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office:value-type="string">
            <text:p>rods staves wands</text:p>
          </table:table-cell>
          <table:table-cell office:value-type="string">
            <text:p>90-92</text:p>
          </table:table-cell>
          <table:table-cell office:value-type="string">
            <text:p>Wand of Polymorphing (M)</text:p>
          </table:table-cell>
          <table:table-cell office:value-type="float" office:value="3500">
            <text:p>3500</text:p>
          </table:table-cell>
          <table:table-cell office:value-type="float" office:value="25000">
            <text:p>25000</text:p>
          </table:table-cell>
          <table:table-cell table:style-name="ce5" office:value-type="string">
            <text:p>1</text:p>
          </table:table-cell>
          <table:table-cell office:value-type="string">
            <text:p>wand, basic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ds staves wands</text:p>
          </table:table-cell>
          <table:table-cell office:value-type="string">
            <text:p>93-94</text:p>
          </table:table-cell>
          <table:table-cell office:value-type="string">
            <text:p>Wand of Secret Door &amp; Trap Location (any)</text:p>
          </table:table-cell>
          <table:table-cell office:value-type="float" office:value="5000">
            <text:p>5000</text:p>
          </table:table-cell>
          <table:table-cell office:value-type="float" office:value="40000">
            <text:p>40000</text:p>
          </table:table-cell>
          <table:table-cell table:style-name="ce5" office:value-type="string">
            <text:p>1</text:p>
          </table:table-cell>
          <table:table-cell office:value-type="string">
            <text:p>wand, basic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ds staves wands</text:p>
          </table:table-cell>
          <table:table-cell office:value-type="string">
            <text:p>95-100</text:p>
          </table:table-cell>
          <table:table-cell office:value-type="string">
            <text:p>Wand of Wonder (any)</text:p>
          </table:table-cell>
          <table:table-cell office:value-type="float" office:value="6000">
            <text:p>6000</text:p>
          </table:table-cell>
          <table:table-cell office:value-type="float" office:value="10000">
            <text:p>10000</text:p>
          </table:table-cell>
          <table:table-cell table:style-name="ce5" office:value-type="string">
            <text:p>1</text:p>
          </table:table-cell>
          <table:table-cell office:value-type="string">
            <text:p>wand, basic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# Table</text:p>
          </table:table-cell>
          <table:table-cell table:style-name="ce1" office:value-type="string">
            <text:p>Dice</text:p>
          </table:table-cell>
          <table:table-cell table:style-name="ce1" office:value-type="string">
            <text:p>Result</text:p>
          </table:table-cell>
          <table:table-cell table:style-name="ce6" office:value-type="string">
            <text:p>Experience Point Value</text:p>
          </table:table-cell>
          <table:table-cell table:style-name="ce6" office:value-type="string">
            <text:p>G.P. Sale Value</text:p>
          </table:table-cell>
          <table:table-cell table:style-name="ce11" office:value-type="string">
            <text:p>Amount</text:p>
          </table:table-cell>
          <table:table-cell table:style-name="ce4" office:value-type="string">
            <text:p>Mundane Item</text:p>
          </table:table-cell>
          <table:table-cell table:style-name="ce4" office:value-type="string">
            <text:p>Magical Adjustment</text:p>
          </table:table-cell>
          <table:table-cell table:style-name="ce11" office:value-type="string">
            <text:p>Levels</text:p>
          </table:table-cell>
          <table:table-cell table:style-name="ce11" office:value-type="string">
            <text:p>Spells</text:p>
          </table:table-cell>
          <table:table-cell table:style-name="ce11" office:value-type="string">
            <text:p>Charges Per Spell</text:p>
          </table:table-cell>
          <table:table-cell table:style-name="ce11" office:value-type="string">
            <text:p>Charges</text:p>
          </table:table-cell>
        </table:table-row>
        <table:table-row table:style-name="ro1">
          <table:table-cell office:value-type="string">
            <text:p>misc magic 1</text:p>
          </table:table-cell>
          <table:table-cell office:value-type="string">
            <text:p>1-2</text:p>
          </table:table-cell>
          <table:table-cell office:value-type="string">
            <text:p>Alchemy Jug</text:p>
          </table:table-cell>
          <table:table-cell office:value-type="float" office:value="3000">
            <text:p>3000</text:p>
          </table:table-cell>
          <table:table-cell office:value-type="float" office:value="12000">
            <text:p>12000</text:p>
          </table:table-cell>
          <table:table-cell table:style-name="ce5" office:value-type="string">
            <text:p>1</text:p>
          </table:table-cell>
          <table:table-cell office:value-type="string">
            <text:p>potion bott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1</text:p>
          </table:table-cell>
          <table:table-cell office:value-type="string">
            <text:p>3-4</text:p>
          </table:table-cell>
          <table:table-cell office:value-type="string">
            <text:p>Amulet of Inescapable Location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style-name="ce5" office:value-type="string">
            <text:p>1</text:p>
          </table:table-cell>
          <table:table-cell office:value-type="string">
            <text:p>brooch, plai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1</text:p>
          </table:table-cell>
          <table:table-cell office:value-type="string">
            <text:p>5-5</text:p>
          </table:table-cell>
          <table:table-cell office:value-type="string">
            <text:p>Amulet of Life Protection</text:p>
          </table:table-cell>
          <table:table-cell office:value-type="float" office:value="5000">
            <text:p>5000</text:p>
          </table:table-cell>
          <table:table-cell office:value-type="float" office:value="20000">
            <text:p>20000</text:p>
          </table:table-cell>
          <table:table-cell table:style-name="ce5" office:value-type="string">
            <text:p>1</text:p>
          </table:table-cell>
          <table:table-cell office:value-type="string">
            <text:p>brooch, plai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1</text:p>
          </table:table-cell>
          <table:table-cell office:value-type="string">
            <text:p>6-7</text:p>
          </table:table-cell>
          <table:table-cell office:value-type="string">
            <text:p>Amulet of the Planes</text:p>
          </table:table-cell>
          <table:table-cell office:value-type="float" office:value="6000">
            <text:p>6000</text:p>
          </table:table-cell>
          <table:table-cell office:value-type="float" office:value="30000">
            <text:p>30000</text:p>
          </table:table-cell>
          <table:table-cell table:style-name="ce5" office:value-type="string">
            <text:p>1</text:p>
          </table:table-cell>
          <table:table-cell office:value-type="string">
            <text:p>brooch, plai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1</text:p>
          </table:table-cell>
          <table:table-cell office:value-type="string">
            <text:p>8-11</text:p>
          </table:table-cell>
          <table:table-cell office:value-type="string">
            <text:p>Amulet of Proof Against Detection and Location</text:p>
          </table:table-cell>
          <table:table-cell office:value-type="float" office:value="4000">
            <text:p>4000</text:p>
          </table:table-cell>
          <table:table-cell office:value-type="float" office:value="15000">
            <text:p>15000</text:p>
          </table:table-cell>
          <table:table-cell table:style-name="ce5" office:value-type="string">
            <text:p>1</text:p>
          </table:table-cell>
          <table:table-cell office:value-type="string">
            <text:p>brooch, plai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1</text:p>
          </table:table-cell>
          <table:table-cell office:value-type="string">
            <text:p>12-13</text:p>
          </table:table-cell>
          <table:table-cell office:value-type="string">
            <text:p>Apparatus of Kwalish</text:p>
          </table:table-cell>
          <table:table-cell office:value-type="float" office:value="8000">
            <text:p>8000</text:p>
          </table:table-cell>
          <table:table-cell office:value-type="float" office:value="35000">
            <text:p>35000</text:p>
          </table:table-cell>
          <table:table-cell table:style-name="ce5" office:value-type="string">
            <text:p>1</text:p>
          </table:table-cell>
          <table:table-cell office:value-type="string">
            <text:p>box, iron, larg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1</text:p>
          </table:table-cell>
          <table:table-cell table:style-name="Default" office:value-type="string">
            <text:p>14-16</text:p>
          </table:table-cell>
          <table:table-cell office:value-type="string">
            <text:p>Arrow of Direction</text:p>
          </table:table-cell>
          <table:table-cell office:value-type="float" office:value="2500">
            <text:p>2500</text:p>
          </table:table-cell>
          <table:table-cell office:value-type="float" office:value="17500">
            <text:p>17500</text:p>
          </table:table-cell>
          <table:table-cell table:style-name="ce5" office:value-type="string">
            <text:p>1</text:p>
          </table:table-cell>
          <table:table-cell office:value-type="string">
            <text:p>arr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misc magic 1</text:p>
          </table:table-cell>
          <table:table-cell table:style-name="ce3" office:value-type="string">
            <text:p>17-17</text:p>
          </table:table-cell>
          <table:table-cell table:style-name="ce3" office:value-type="string">
            <text:p>Artifact or Relic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string">
            <text:p>0</text:p>
          </table:table-cell>
          <table:table-cell table:style-name="ce3" office:value-type="string">
            <text:p>brooch, plai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6" office:value-type="string">
            <text:p>N/A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string">
            <text:p>misc magic 1</text:p>
          </table:table-cell>
          <table:table-cell table:style-name="Default" office:value-type="string">
            <text:p>18-20</text:p>
          </table:table-cell>
          <table:table-cell office:value-type="string">
            <text:p>Bag of Beans</text:p>
          </table:table-cell>
          <table:table-cell office:value-type="float" office:value="1000">
            <text:p>1000</text:p>
          </table:table-cell>
          <table:table-cell office:value-type="float" office:value="5000">
            <text:p>5000</text:p>
          </table:table-cell>
          <table:table-cell table:style-name="ce5" office:value-type="string">
            <text:p>1</text:p>
          </table:table-cell>
          <table:table-cell office:value-type="string">
            <text:p>sack, sm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1</text:p>
          </table:table-cell>
          <table:table-cell table:style-name="Default" office:value-type="string">
            <text:p>21-21</text:p>
          </table:table-cell>
          <table:table-cell office:value-type="string">
            <text:p>Bag of Devouring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table:style-name="ce5" office:value-type="string">
            <text:p>1</text:p>
          </table:table-cell>
          <table:table-cell office:value-type="string">
            <text:p>sack, sm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1</text:p>
          </table:table-cell>
          <table:table-cell table:style-name="Default" office:value-type="string">
            <text:p>22-26</text:p>
          </table:table-cell>
          <table:table-cell office:value-type="string">
            <text:p>Bag of Holding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 table:style-name="ce5" office:value-type="string">
            <text:p>1</text:p>
          </table:table-cell>
          <table:table-cell office:value-type="string">
            <text:p>bag of holding [250 cap]*bag of holding [500 cap]*bag of holding [1000 cap]*bag of holding [1500 cap]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1</text:p>
          </table:table-cell>
          <table:table-cell table:style-name="Default" office:value-type="string">
            <text:p>27-27</text:p>
          </table:table-cell>
          <table:table-cell office:value-type="string">
            <text:p>Bag of Transmuting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table:style-name="ce5" office:value-type="string">
            <text:p>1</text:p>
          </table:table-cell>
          <table:table-cell office:value-type="string">
            <text:p>sack, sm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1</text:p>
          </table:table-cell>
          <table:table-cell table:style-name="Default" office:value-type="string">
            <text:p>28-29</text:p>
          </table:table-cell>
          <table:table-cell office:value-type="string">
            <text:p>Bag of Tricks</text:p>
          </table:table-cell>
          <table:table-cell office:value-type="float" office:value="2500">
            <text:p>2500</text:p>
          </table:table-cell>
          <table:table-cell office:value-type="float" office:value="15000">
            <text:p>15000</text:p>
          </table:table-cell>
          <table:table-cell table:style-name="ce5" office:value-type="string">
            <text:p>1</text:p>
          </table:table-cell>
          <table:table-cell office:value-type="string">
            <text:p>sack, sm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1</text:p>
          </table:table-cell>
          <table:table-cell table:style-name="Default" office:value-type="string">
            <text:p>30-31</text:p>
          </table:table-cell>
          <table:table-cell office:value-type="string">
            <text:p>Beaker of Plentiful Potions</text:p>
          </table:table-cell>
          <table:table-cell office:value-type="float" office:value="1500">
            <text:p>1500</text:p>
          </table:table-cell>
          <table:table-cell office:value-type="float" office:value="12500">
            <text:p>12500</text:p>
          </table:table-cell>
          <table:table-cell table:style-name="ce5" office:value-type="string">
            <text:p>1</text:p>
          </table:table-cell>
          <table:table-cell office:value-type="string">
            <text:p>potion bott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1</text:p>
          </table:table-cell>
          <table:table-cell table:style-name="Default" office:value-type="string">
            <text:p>32-32</text:p>
          </table:table-cell>
          <table:table-cell office:value-type="string">
            <text:p>Boat, Folding</text:p>
          </table:table-cell>
          <table:table-cell office:value-type="float" office:value="10000">
            <text:p>10000</text:p>
          </table:table-cell>
          <table:table-cell office:value-type="float" office:value="25000">
            <text:p>25000</text:p>
          </table:table-cell>
          <table:table-cell table:style-name="ce5" office:value-type="string">
            <text:p>1</text:p>
          </table:table-cell>
          <table:table-cell office:value-type="string">
            <text:p>book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1</text:p>
          </table:table-cell>
          <table:table-cell table:style-name="Default" office:value-type="string">
            <text:p>33-33</text:p>
          </table:table-cell>
          <table:table-cell office:value-type="string">
            <text:p>Book of Exalted Deeds (C)</text:p>
          </table:table-cell>
          <table:table-cell office:value-type="float" office:value="8000">
            <text:p>8000</text:p>
          </table:table-cell>
          <table:table-cell office:value-type="float" office:value="40000">
            <text:p>40000</text:p>
          </table:table-cell>
          <table:table-cell table:style-name="ce5" office:value-type="string">
            <text:p>1</text:p>
          </table:table-cell>
          <table:table-cell office:value-type="string">
            <text:p>book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1</text:p>
          </table:table-cell>
          <table:table-cell table:style-name="Default" office:value-type="string">
            <text:p>34-34</text:p>
          </table:table-cell>
          <table:table-cell office:value-type="string">
            <text:p>Book of Infinite Spells</text:p>
          </table:table-cell>
          <table:table-cell office:value-type="float" office:value="9000">
            <text:p>9000</text:p>
          </table:table-cell>
          <table:table-cell office:value-type="float" office:value="50000">
            <text:p>50000</text:p>
          </table:table-cell>
          <table:table-cell table:style-name="ce5" office:value-type="string">
            <text:p>1</text:p>
          </table:table-cell>
          <table:table-cell office:value-type="string">
            <text:p>book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1</text:p>
          </table:table-cell>
          <table:table-cell table:style-name="Default" office:value-type="string">
            <text:p>35-35</text:p>
          </table:table-cell>
          <table:table-cell office:value-type="string">
            <text:p>Book of Vile Darkness (C)</text:p>
          </table:table-cell>
          <table:table-cell office:value-type="float" office:value="8000">
            <text:p>8000</text:p>
          </table:table-cell>
          <table:table-cell office:value-type="float" office:value="40000">
            <text:p>40000</text:p>
          </table:table-cell>
          <table:table-cell table:style-name="ce5" office:value-type="string">
            <text:p>1</text:p>
          </table:table-cell>
          <table:table-cell office:value-type="string">
            <text:p>book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1</text:p>
          </table:table-cell>
          <table:table-cell table:style-name="Default" office:value-type="string">
            <text:p>36-36</text:p>
          </table:table-cell>
          <table:table-cell office:value-type="string">
            <text:p>Boots of Dancing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table:style-name="ce5" office:value-type="string">
            <text:p>1</text:p>
          </table:table-cell>
          <table:table-cell office:value-type="string">
            <text:p>boots, low, sof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1</text:p>
          </table:table-cell>
          <table:table-cell table:style-name="Default" office:value-type="string">
            <text:p>37-42</text:p>
          </table:table-cell>
          <table:table-cell office:value-type="string">
            <text:p>Boots of Elvenkind</text:p>
          </table:table-cell>
          <table:table-cell office:value-type="float" office:value="1000">
            <text:p>1000</text:p>
          </table:table-cell>
          <table:table-cell office:value-type="float" office:value="5000">
            <text:p>5000</text:p>
          </table:table-cell>
          <table:table-cell table:style-name="ce5" office:value-type="string">
            <text:p>1</text:p>
          </table:table-cell>
          <table:table-cell office:value-type="string">
            <text:p>boots, low, sof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1</text:p>
          </table:table-cell>
          <table:table-cell table:style-name="Default" office:value-type="string">
            <text:p>43-47</text:p>
          </table:table-cell>
          <table:table-cell office:value-type="string">
            <text:p>Boots of Levitation</text:p>
          </table:table-cell>
          <table:table-cell office:value-type="float" office:value="2000">
            <text:p>2000</text:p>
          </table:table-cell>
          <table:table-cell office:value-type="float" office:value="15000">
            <text:p>15000</text:p>
          </table:table-cell>
          <table:table-cell table:style-name="ce5" office:value-type="string">
            <text:p>1</text:p>
          </table:table-cell>
          <table:table-cell office:value-type="string">
            <text:p>boots, low, sof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1</text:p>
          </table:table-cell>
          <table:table-cell table:style-name="Default" office:value-type="string">
            <text:p>48-51</text:p>
          </table:table-cell>
          <table:table-cell office:value-type="string">
            <text:p>Boots of Speed</text:p>
          </table:table-cell>
          <table:table-cell office:value-type="float" office:value="2500">
            <text:p>2500</text:p>
          </table:table-cell>
          <table:table-cell office:value-type="float" office:value="20000">
            <text:p>20000</text:p>
          </table:table-cell>
          <table:table-cell table:style-name="ce5" office:value-type="string">
            <text:p>1</text:p>
          </table:table-cell>
          <table:table-cell office:value-type="string">
            <text:p>boots, low, sof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1</text:p>
          </table:table-cell>
          <table:table-cell table:style-name="Default" office:value-type="string">
            <text:p>52-55</text:p>
          </table:table-cell>
          <table:table-cell office:value-type="string">
            <text:p>Boots of Striding and Springing</text:p>
          </table:table-cell>
          <table:table-cell office:value-type="float" office:value="2500">
            <text:p>2500</text:p>
          </table:table-cell>
          <table:table-cell office:value-type="float" office:value="20000">
            <text:p>20000</text:p>
          </table:table-cell>
          <table:table-cell table:style-name="ce5" office:value-type="string">
            <text:p>1</text:p>
          </table:table-cell>
          <table:table-cell office:value-type="string">
            <text:p>boots, low, sof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1</text:p>
          </table:table-cell>
          <table:table-cell table:style-name="Default" office:value-type="string">
            <text:p>56-58</text:p>
          </table:table-cell>
          <table:table-cell office:value-type="string">
            <text:p>Bowl Commanding Water Elementals (M)</text:p>
          </table:table-cell>
          <table:table-cell office:value-type="float" office:value="4000">
            <text:p>4000</text:p>
          </table:table-cell>
          <table:table-cell office:value-type="float" office:value="25000">
            <text:p>25000</text:p>
          </table:table-cell>
          <table:table-cell table:style-name="ce5" office:value-type="string">
            <text:p>1</text:p>
          </table:table-cell>
          <table:table-cell office:value-type="string">
            <text:p>potion bott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1</text:p>
          </table:table-cell>
          <table:table-cell table:style-name="Default" office:value-type="string">
            <text:p>59-59</text:p>
          </table:table-cell>
          <table:table-cell office:value-type="string">
            <text:p>Bowl of Watery Death (M)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style-name="ce5" office:value-type="string">
            <text:p>1</text:p>
          </table:table-cell>
          <table:table-cell office:value-type="string">
            <text:p>potion bott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1</text:p>
          </table:table-cell>
          <table:table-cell table:style-name="Default" office:value-type="string">
            <text:p>60-79</text:p>
          </table:table-cell>
          <table:table-cell office:value-type="string">
            <text:p>Bracers of Defense</text:p>
          </table:table-cell>
          <table:table-cell office:value-type="float" office:value="500">
            <text:p>500</text:p>
          </table:table-cell>
          <table:table-cell office:value-type="float" office:value="3000">
            <text:p>3000</text:p>
          </table:table-cell>
          <table:table-cell table:style-name="ce5" office:value-type="string">
            <text:p>1</text:p>
          </table:table-cell>
          <table:table-cell office:value-type="string">
            <text:p>leather*studded leather*scale mail*chain mail*splint mail*plate mail*field plat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1</text:p>
          </table:table-cell>
          <table:table-cell table:style-name="Default" office:value-type="string">
            <text:p>80-81</text:p>
          </table:table-cell>
          <table:table-cell office:value-type="string">
            <text:p>Bracers of Defenselessness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table:style-name="ce5" office:value-type="string">
            <text:p>1</text:p>
          </table:table-cell>
          <table:table-cell office:value-type="string">
            <text:p>leather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1</text:p>
          </table:table-cell>
          <table:table-cell table:style-name="Default" office:value-type="string">
            <text:p>82-84</text:p>
          </table:table-cell>
          <table:table-cell office:value-type="string">
            <text:p>Brazier Commanding Fire Elementals (M)</text:p>
          </table:table-cell>
          <table:table-cell office:value-type="float" office:value="4000">
            <text:p>4000</text:p>
          </table:table-cell>
          <table:table-cell office:value-type="float" office:value="25000">
            <text:p>25000</text:p>
          </table:table-cell>
          <table:table-cell table:style-name="ce5" office:value-type="string">
            <text:p>1</text:p>
          </table:table-cell>
          <table:table-cell office:value-type="string">
            <text:p>lantern, hoode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1</text:p>
          </table:table-cell>
          <table:table-cell table:style-name="Default" office:value-type="string">
            <text:p>85-85</text:p>
          </table:table-cell>
          <table:table-cell office:value-type="string">
            <text:p>Brazier of Sleep Smoke (M)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style-name="ce5" office:value-type="string">
            <text:p>1</text:p>
          </table:table-cell>
          <table:table-cell office:value-type="string">
            <text:p>lantern, hoode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1</text:p>
          </table:table-cell>
          <table:table-cell table:style-name="Default" office:value-type="string">
            <text:p>86-92</text:p>
          </table:table-cell>
          <table:table-cell office:value-type="string">
            <text:p>Brooch of Shielding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table:style-name="ce5" office:value-type="string">
            <text:p>1</text:p>
          </table:table-cell>
          <table:table-cell office:value-type="string">
            <text:p>brooch, plai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1</text:p>
          </table:table-cell>
          <table:table-cell table:style-name="Default" office:value-type="string">
            <text:p>93-93</text:p>
          </table:table-cell>
          <table:table-cell office:value-type="string">
            <text:p>Broom of Animated Attack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string">
            <text:p>wand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1</text:p>
          </table:table-cell>
          <table:table-cell table:style-name="Default" office:value-type="string">
            <text:p>94-98</text:p>
          </table:table-cell>
          <table:table-cell office:value-type="string">
            <text:p>Broom of Flying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wand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1</text:p>
          </table:table-cell>
          <table:table-cell table:style-name="Default" office:value-type="string">
            <text:p>99-100</text:p>
          </table:table-cell>
          <table:table-cell office:value-type="string">
            <text:p>Bucknard's Everfull Purse</text:p>
          </table:table-cell>
          <table:table-cell office:value-type="string">
            <text:p>1500/2500/4000</text:p>
          </table:table-cell>
          <table:table-cell office:value-type="string">
            <text:p>15000/25000/40000</text:p>
          </table:table-cell>
          <table:table-cell office:value-type="float" office:value="1">
            <text:p>1</text:p>
          </table:table-cell>
          <table:table-cell office:value-type="string">
            <text:p>sack, sm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# Table</text:p>
          </table:table-cell>
          <table:table-cell table:style-name="ce1" office:value-type="string">
            <text:p>Dice</text:p>
          </table:table-cell>
          <table:table-cell table:style-name="ce1" office:value-type="string">
            <text:p>Result</text:p>
          </table:table-cell>
          <table:table-cell table:style-name="ce6" office:value-type="string">
            <text:p>Experience Point Value</text:p>
          </table:table-cell>
          <table:table-cell table:style-name="ce6" office:value-type="string">
            <text:p>G.P. Sale Value</text:p>
          </table:table-cell>
          <table:table-cell table:style-name="ce11" office:value-type="string">
            <text:p>Amount</text:p>
          </table:table-cell>
          <table:table-cell table:style-name="ce4" office:value-type="string">
            <text:p>Mundane Item</text:p>
          </table:table-cell>
          <table:table-cell table:style-name="ce4" office:value-type="string">
            <text:p>Magical Adjustment</text:p>
          </table:table-cell>
          <table:table-cell table:style-name="ce11" office:value-type="string">
            <text:p>Levels</text:p>
          </table:table-cell>
          <table:table-cell table:style-name="ce11" office:value-type="string">
            <text:p>Spells</text:p>
          </table:table-cell>
          <table:table-cell table:style-name="ce11" office:value-type="string">
            <text:p>Charges Per Spell</text:p>
          </table:table-cell>
          <table:table-cell table:style-name="ce11" office:value-type="string">
            <text:p>Charges</text:p>
          </table:table-cell>
        </table:table-row>
        <table:table-row table:style-name="ro1">
          <table:table-cell office:value-type="string">
            <text:p>misc magic 2</text:p>
          </table:table-cell>
          <table:table-cell office:value-type="string">
            <text:p>1-6</text:p>
          </table:table-cell>
          <table:table-cell office:value-type="string">
            <text:p>Candle of Invocation (C)</text:p>
          </table:table-cell>
          <table:table-cell office:value-type="float" office:value="1000">
            <text:p>1000</text:p>
          </table:table-cell>
          <table:table-cell table:style-name="Default"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string">
            <text:p>candle, wax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2</text:p>
          </table:table-cell>
          <table:table-cell office:value-type="string">
            <text:p>7-8</text:p>
          </table:table-cell>
          <table:table-cell office:value-type="string">
            <text:p>Carpet of Flying</text:p>
          </table:table-cell>
          <table:table-cell office:value-type="float" office:value="7500">
            <text:p>7500</text:p>
          </table:table-cell>
          <table:table-cell table:style-name="Default" office:value-type="float" office:value="25000">
            <text:p>25000</text:p>
          </table:table-cell>
          <table:table-cell office:value-type="float" office:value="1">
            <text:p>1</text:p>
          </table:table-cell>
          <table:table-cell office:value-type="string">
            <text:p>apr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2</text:p>
          </table:table-cell>
          <table:table-cell office:value-type="string">
            <text:p>9-10</text:p>
          </table:table-cell>
          <table:table-cell office:value-type="string">
            <text:p>Censer Controlling Air Elementals (M)</text:p>
          </table:table-cell>
          <table:table-cell office:value-type="float" office:value="4000">
            <text:p>4000</text:p>
          </table:table-cell>
          <table:table-cell table:style-name="Default" office:value-type="float" office:value="25000">
            <text:p>25000</text:p>
          </table:table-cell>
          <table:table-cell office:value-type="float" office:value="1">
            <text:p>1</text:p>
          </table:table-cell>
          <table:table-cell office:value-type="string">
            <text:p>lantern, hoode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2</text:p>
          </table:table-cell>
          <table:table-cell office:value-type="string">
            <text:p>11-11</text:p>
          </table:table-cell>
          <table:table-cell office:value-type="string">
            <text:p>Censer of Summoning Hostile Air Elementals (M)</text:p>
          </table:table-cell>
          <table:table-cell office:value-type="float" office:value="0">
            <text:p>0</text:p>
          </table:table-cell>
          <table:table-cell table:style-name="Default"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string">
            <text:p>lantern, hoode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2</text:p>
          </table:table-cell>
          <table:table-cell office:value-type="string">
            <text:p>12-13</text:p>
          </table:table-cell>
          <table:table-cell office:value-type="string">
            <text:p>Chime of Opening</text:p>
          </table:table-cell>
          <table:table-cell office:value-type="float" office:value="3500">
            <text:p>3500</text:p>
          </table:table-cell>
          <table:table-cell table:style-name="Default" office:value-type="float" office:value="20000">
            <text:p>20000</text:p>
          </table:table-cell>
          <table:table-cell office:value-type="float" office:value="1">
            <text:p>1</text:p>
          </table:table-cell>
          <table:table-cell office:value-type="string">
            <text:p>symbol, holy, ir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2</text:p>
          </table:table-cell>
          <table:table-cell table:style-name="Default" office:value-type="string">
            <text:p>14-14</text:p>
          </table:table-cell>
          <table:table-cell office:value-type="string">
            <text:p>Chime of Hunger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ymbol, holy, ir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2</text:p>
          </table:table-cell>
          <table:table-cell table:style-name="Default" office:value-type="string">
            <text:p>15-18</text:p>
          </table:table-cell>
          <table:table-cell office:value-type="string">
            <text:p>Cloak of Displacement</text:p>
          </table:table-cell>
          <table:table-cell office:value-type="float" office:value="3000">
            <text:p>3000</text:p>
          </table:table-cell>
          <table:table-cell table:style-name="Default" office:value-type="float" office:value="17500">
            <text:p>17500</text:p>
          </table:table-cell>
          <table:table-cell office:value-type="float" office:value="1">
            <text:p>1</text:p>
          </table:table-cell>
          <table:table-cell office:value-type="string">
            <text:p>cloa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2</text:p>
          </table:table-cell>
          <table:table-cell table:style-name="Default" office:value-type="string">
            <text:p>19-27</text:p>
          </table:table-cell>
          <table:table-cell office:value-type="string">
            <text:p>Cloak of Elvenkind</text:p>
          </table:table-cell>
          <table:table-cell office:value-type="float" office:value="1000">
            <text:p>1000</text:p>
          </table:table-cell>
          <table:table-cell table:style-name="Default" office:value-type="float" office:value="6000">
            <text:p>6000</text:p>
          </table:table-cell>
          <table:table-cell office:value-type="float" office:value="1">
            <text:p>1</text:p>
          </table:table-cell>
          <table:table-cell office:value-type="string">
            <text:p>cloa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2</text:p>
          </table:table-cell>
          <table:table-cell table:style-name="Default" office:value-type="string">
            <text:p>28-30</text:p>
          </table:table-cell>
          <table:table-cell office:value-type="string">
            <text:p>Cloak of Manta Ray</text:p>
          </table:table-cell>
          <table:table-cell office:value-type="float" office:value="2000">
            <text:p>2000</text:p>
          </table:table-cell>
          <table:table-cell table:style-name="Default" office:value-type="float" office:value="12500">
            <text:p>12500</text:p>
          </table:table-cell>
          <table:table-cell office:value-type="float" office:value="1">
            <text:p>1</text:p>
          </table:table-cell>
          <table:table-cell office:value-type="string">
            <text:p>cloa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2</text:p>
          </table:table-cell>
          <table:table-cell table:style-name="Default" office:value-type="string">
            <text:p>31-32</text:p>
          </table:table-cell>
          <table:table-cell office:value-type="string">
            <text:p>Cloak of Poisonousness</text:p>
          </table:table-cell>
          <table:table-cell office:value-type="float" office:value="0">
            <text:p>0</text:p>
          </table:table-cell>
          <table:table-cell table:style-name="Default" office:value-type="float" office:value="2500">
            <text:p>2500</text:p>
          </table:table-cell>
          <table:table-cell office:value-type="float" office:value="1">
            <text:p>1</text:p>
          </table:table-cell>
          <table:table-cell office:value-type="string">
            <text:p>cloa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2</text:p>
          </table:table-cell>
          <table:table-cell table:style-name="Default" office:value-type="string">
            <text:p>33-55</text:p>
          </table:table-cell>
          <table:table-cell office:value-type="string">
            <text:p>Cloak of Protection</text:p>
          </table:table-cell>
          <table:table-cell office:value-type="float" office:value="1000">
            <text:p>1000</text:p>
          </table:table-cell>
          <table:table-cell table:style-name="Default"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cloa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2</text:p>
          </table:table-cell>
          <table:table-cell table:style-name="Default" office:value-type="string">
            <text:p>56-60</text:p>
          </table:table-cell>
          <table:table-cell office:value-type="string">
            <text:p>Crystal Ball (M)</text:p>
          </table:table-cell>
          <table:table-cell office:value-type="float" office:value="1000">
            <text:p>1000</text:p>
          </table:table-cell>
          <table:table-cell table:style-name="Default"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string">
            <text:p>crystal 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2</text:p>
          </table:table-cell>
          <table:table-cell table:style-name="Default" office:value-type="string">
            <text:p>61-61</text:p>
          </table:table-cell>
          <table:table-cell office:value-type="string">
            <text:p>Crystal Hypnosis Ball (M)</text:p>
          </table:table-cell>
          <table:table-cell office:value-type="float" office:value="0">
            <text:p>0</text:p>
          </table:table-cell>
          <table:table-cell table:style-name="Default"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string">
            <text:p>crystal 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2</text:p>
          </table:table-cell>
          <table:table-cell table:style-name="Default" office:value-type="string">
            <text:p>62-63</text:p>
          </table:table-cell>
          <table:table-cell office:value-type="string">
            <text:p>Cube of Force</text:p>
          </table:table-cell>
          <table:table-cell office:value-type="float" office:value="3000">
            <text:p>3000</text:p>
          </table:table-cell>
          <table:table-cell table:style-name="Default" office:value-type="float" office:value="20000">
            <text:p>20000</text:p>
          </table:table-cell>
          <table:table-cell office:value-type="float" office:value="1">
            <text:p>1</text:p>
          </table:table-cell>
          <table:table-cell office:value-type="string">
            <text:p>gem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2</text:p>
          </table:table-cell>
          <table:table-cell table:style-name="Default" office:value-type="string">
            <text:p>64-65</text:p>
          </table:table-cell>
          <table:table-cell office:value-type="string">
            <text:p>Cube of Frost Resistance</text:p>
          </table:table-cell>
          <table:table-cell office:value-type="float" office:value="2000">
            <text:p>2000</text:p>
          </table:table-cell>
          <table:table-cell table:style-name="Default" office:value-type="float" office:value="14000">
            <text:p>14000</text:p>
          </table:table-cell>
          <table:table-cell office:value-type="float" office:value="1">
            <text:p>1</text:p>
          </table:table-cell>
          <table:table-cell office:value-type="string">
            <text:p>gem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2</text:p>
          </table:table-cell>
          <table:table-cell table:style-name="Default" office:value-type="string">
            <text:p>66-67</text:p>
          </table:table-cell>
          <table:table-cell office:value-type="string">
            <text:p>Cubic Gate</text:p>
          </table:table-cell>
          <table:table-cell office:value-type="float" office:value="5000">
            <text:p>5000</text:p>
          </table:table-cell>
          <table:table-cell table:style-name="Default" office:value-type="float" office:value="17500">
            <text:p>17500</text:p>
          </table:table-cell>
          <table:table-cell office:value-type="float" office:value="1">
            <text:p>1</text:p>
          </table:table-cell>
          <table:table-cell office:value-type="string">
            <text:p>gem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2</text:p>
          </table:table-cell>
          <table:table-cell table:style-name="Default" office:value-type="string">
            <text:p>68-69</text:p>
          </table:table-cell>
          <table:table-cell office:value-type="string">
            <text:p>Daern's Instant Fortress</text:p>
          </table:table-cell>
          <table:table-cell office:value-type="float" office:value="7000">
            <text:p>7000</text:p>
          </table:table-cell>
          <table:table-cell table:style-name="Default" office:value-type="float" office:value="27500">
            <text:p>27500</text:p>
          </table:table-cell>
          <table:table-cell office:value-type="float" office:value="1">
            <text:p>1</text:p>
          </table:table-cell>
          <table:table-cell office:value-type="string">
            <text:p>gem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2</text:p>
          </table:table-cell>
          <table:table-cell table:style-name="Default" office:value-type="string">
            <text:p>70-72</text:p>
          </table:table-cell>
          <table:table-cell office:value-type="string">
            <text:p>Decanter of Endless Water</text:p>
          </table:table-cell>
          <table:table-cell office:value-type="float" office:value="1000">
            <text:p>1000</text:p>
          </table:table-cell>
          <table:table-cell table:style-name="Default"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string">
            <text:p>potion bott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2</text:p>
          </table:table-cell>
          <table:table-cell table:style-name="Default" office:value-type="string">
            <text:p>73-76</text:p>
          </table:table-cell>
          <table:table-cell office:value-type="string">
            <text:p>Deck of Many Things</text:p>
          </table:table-cell>
          <table:table-cell office:value-type="float" office:value="0">
            <text:p>0</text:p>
          </table:table-cell>
          <table:table-cell table:style-name="Default"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book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2</text:p>
          </table:table-cell>
          <table:table-cell table:style-name="Default" office:value-type="string">
            <text:p>77-77</text:p>
          </table:table-cell>
          <table:table-cell office:value-type="string">
            <text:p>Drums of Deafening</text:p>
          </table:table-cell>
          <table:table-cell office:value-type="float" office:value="0">
            <text:p>0</text:p>
          </table:table-cell>
          <table:table-cell table:style-name="Default"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string">
            <text:p>musical instrument, larg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2</text:p>
          </table:table-cell>
          <table:table-cell table:style-name="Default" office:value-type="string">
            <text:p>78-79</text:p>
          </table:table-cell>
          <table:table-cell office:value-type="string">
            <text:p>Drums of Panic</text:p>
          </table:table-cell>
          <table:table-cell office:value-type="float" office:value="6500">
            <text:p>6500</text:p>
          </table:table-cell>
          <table:table-cell table:style-name="Default" office:value-type="float" office:value="35000">
            <text:p>35000</text:p>
          </table:table-cell>
          <table:table-cell office:value-type="float" office:value="1">
            <text:p>1</text:p>
          </table:table-cell>
          <table:table-cell office:value-type="string">
            <text:p>musical instrument, sm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2</text:p>
          </table:table-cell>
          <table:table-cell table:style-name="Default" office:value-type="string">
            <text:p>80-85</text:p>
          </table:table-cell>
          <table:table-cell office:value-type="string">
            <text:p>Dust of Appearance</text:p>
          </table:table-cell>
          <table:table-cell office:value-type="float" office:value="1000">
            <text:p>1000</text:p>
          </table:table-cell>
          <table:table-cell table:style-name="Default"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string">
            <text:p>potion bott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2</text:p>
          </table:table-cell>
          <table:table-cell table:style-name="Default" office:value-type="string">
            <text:p>86-91</text:p>
          </table:table-cell>
          <table:table-cell office:value-type="string">
            <text:p>Dust of Disappearance</text:p>
          </table:table-cell>
          <table:table-cell office:value-type="float" office:value="2000">
            <text:p>2000</text:p>
          </table:table-cell>
          <table:table-cell table:style-name="Default" office:value-type="float" office:value="8000">
            <text:p>8000</text:p>
          </table:table-cell>
          <table:table-cell office:value-type="float" office:value="1">
            <text:p>1</text:p>
          </table:table-cell>
          <table:table-cell office:value-type="string">
            <text:p>potion bott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2</text:p>
          </table:table-cell>
          <table:table-cell table:style-name="Default" office:value-type="string">
            <text:p>92-92</text:p>
          </table:table-cell>
          <table:table-cell office:value-type="string">
            <text:p>Dust of Sneezing and Choking</text:p>
          </table:table-cell>
          <table:table-cell office:value-type="float" office:value="0">
            <text:p>0</text:p>
          </table:table-cell>
          <table:table-cell table:style-name="Default"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string">
            <text:p>potion bott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2</text:p>
          </table:table-cell>
          <table:table-cell table:style-name="Default" office:value-type="string">
            <text:p>93-93</text:p>
          </table:table-cell>
          <table:table-cell office:value-type="string">
            <text:p>Efreeti Bottle</text:p>
          </table:table-cell>
          <table:table-cell office:value-type="float" office:value="9000">
            <text:p>9000</text:p>
          </table:table-cell>
          <table:table-cell table:style-name="Default" office:value-type="float" office:value="45000">
            <text:p>45000</text:p>
          </table:table-cell>
          <table:table-cell office:value-type="float" office:value="1">
            <text:p>1</text:p>
          </table:table-cell>
          <table:table-cell office:value-type="string">
            <text:p>potion bott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2</text:p>
          </table:table-cell>
          <table:table-cell table:style-name="Default" office:value-type="string">
            <text:p>94-94</text:p>
          </table:table-cell>
          <table:table-cell office:value-type="string">
            <text:p>Eversmoking Bottle</text:p>
          </table:table-cell>
          <table:table-cell office:value-type="float" office:value="500">
            <text:p>500</text:p>
          </table:table-cell>
          <table:table-cell table:style-name="Default" office:value-type="float" office:value="2500">
            <text:p>2500</text:p>
          </table:table-cell>
          <table:table-cell office:value-type="float" office:value="1">
            <text:p>1</text:p>
          </table:table-cell>
          <table:table-cell office:value-type="string">
            <text:p>potion bott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2</text:p>
          </table:table-cell>
          <table:table-cell table:style-name="Default" office:value-type="string">
            <text:p>95-95</text:p>
          </table:table-cell>
          <table:table-cell office:value-type="string">
            <text:p>Eyes of Charming (M)</text:p>
          </table:table-cell>
          <table:table-cell office:value-type="float" office:value="4000">
            <text:p>4000</text:p>
          </table:table-cell>
          <table:table-cell table:style-name="Default" office:value-type="float" office:value="24000">
            <text:p>24000</text:p>
          </table:table-cell>
          <table:table-cell office:value-type="float" office:value="1">
            <text:p>1</text:p>
          </table:table-cell>
          <table:table-cell office:value-type="string">
            <text:p>gem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2</text:p>
          </table:table-cell>
          <table:table-cell table:style-name="Default" office:value-type="string">
            <text:p>96-97</text:p>
          </table:table-cell>
          <table:table-cell office:value-type="string">
            <text:p>Eyes of the Eagle</text:p>
          </table:table-cell>
          <table:table-cell office:value-type="float" office:value="3500">
            <text:p>3500</text:p>
          </table:table-cell>
          <table:table-cell table:style-name="Default" office:value-type="float" office:value="18000">
            <text:p>18000</text:p>
          </table:table-cell>
          <table:table-cell office:value-type="float" office:value="1">
            <text:p>1</text:p>
          </table:table-cell>
          <table:table-cell office:value-type="string">
            <text:p>gem, basie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2</text:p>
          </table:table-cell>
          <table:table-cell table:style-name="Default" office:value-type="string">
            <text:p>98-99</text:p>
          </table:table-cell>
          <table:table-cell office:value-type="string">
            <text:p>Eyes of Minute Seeing</text:p>
          </table:table-cell>
          <table:table-cell office:value-type="float" office:value="2000">
            <text:p>2000</text:p>
          </table:table-cell>
          <table:table-cell table:style-name="Default" office:value-type="float" office:value="12500">
            <text:p>12500</text:p>
          </table:table-cell>
          <table:table-cell office:value-type="float" office:value="1">
            <text:p>1</text:p>
          </table:table-cell>
          <table:table-cell office:value-type="string">
            <text:p>gem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2</text:p>
          </table:table-cell>
          <table:table-cell table:style-name="Default" office:value-type="string">
            <text:p>100-100</text:p>
          </table:table-cell>
          <table:table-cell office:value-type="string">
            <text:p>Eyes of Petrification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em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# Table</text:p>
          </table:table-cell>
          <table:table-cell table:style-name="ce1" office:value-type="string">
            <text:p>Dice</text:p>
          </table:table-cell>
          <table:table-cell table:style-name="ce1" office:value-type="string">
            <text:p>Result</text:p>
          </table:table-cell>
          <table:table-cell table:style-name="ce6" office:value-type="string">
            <text:p>Experience Point Value</text:p>
          </table:table-cell>
          <table:table-cell table:style-name="ce6" office:value-type="string">
            <text:p>G.P. Sale Value</text:p>
          </table:table-cell>
          <table:table-cell table:style-name="ce13" office:value-type="string">
            <text:p>Amount</text:p>
          </table:table-cell>
          <table:table-cell table:style-name="ce4" office:value-type="string">
            <text:p>Mundane Item</text:p>
          </table:table-cell>
          <table:table-cell table:style-name="ce4" office:value-type="string">
            <text:p>Magical Adjustment</text:p>
          </table:table-cell>
          <table:table-cell table:style-name="ce11" office:value-type="string">
            <text:p>Levels</text:p>
          </table:table-cell>
          <table:table-cell table:style-name="ce11" office:value-type="string">
            <text:p>Spells</text:p>
          </table:table-cell>
          <table:table-cell table:style-name="ce11" office:value-type="string">
            <text:p>Charges Per Spell</text:p>
          </table:table-cell>
          <table:table-cell table:style-name="ce11" office:value-type="string">
            <text:p>Charges</text:p>
          </table:table-cell>
        </table:table-row>
        <table:table-row table:style-name="ro1">
          <table:table-cell office:value-type="string">
            <text:p>misc magic 3</text:p>
          </table:table-cell>
          <table:table-cell office:value-type="string">
            <text:p>1-15</text:p>
          </table:table-cell>
          <table:table-cell table:style-name="ce2" office:value-type="string">
            <text:p>Figurine of Wondrous Power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string">
            <text:p>symbol, holy, ir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3</text:p>
          </table:table-cell>
          <table:table-cell office:value-type="string">
            <text:p>16-16</text:p>
          </table:table-cell>
          <table:table-cell table:style-name="ce2" office:value-type="string">
            <text:p>Flask of Curses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string">
            <text:p>potion bott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3</text:p>
          </table:table-cell>
          <table:table-cell office:value-type="string">
            <text:p>17-18</text:p>
          </table:table-cell>
          <table:table-cell table:style-name="ce2" office:value-type="string">
            <text:p>Gauntlets of Dexterity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gloves, leath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3</text:p>
          </table:table-cell>
          <table:table-cell office:value-type="string">
            <text:p>19-20</text:p>
          </table:table-cell>
          <table:table-cell table:style-name="ce2" office:value-type="string">
            <text:p>Gauntlets of Fumbling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string">
            <text:p>gloves, leath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3</text:p>
          </table:table-cell>
          <table:table-cell office:value-type="string">
            <text:p>21-22</text:p>
          </table:table-cell>
          <table:table-cell table:style-name="ce2" office:value-type="string">
            <text:p>Gauntlets of Ogre Power</text:p>
          </table:table-cell>
          <table:table-cell office:value-type="float" office:value="1000">
            <text:p>1000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string">
            <text:p>gloves, leath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3</text:p>
          </table:table-cell>
          <table:table-cell office:value-type="string">
            <text:p>23-25</text:p>
          </table:table-cell>
          <table:table-cell table:style-name="ce2" office:value-type="string">
            <text:p>Gauntlets of Swimming and Climbing (C, F, T)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gloves, leath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3</text:p>
          </table:table-cell>
          <table:table-cell office:value-type="string">
            <text:p>26-26</text:p>
          </table:table-cell>
          <table:table-cell table:style-name="ce2" office:value-type="string">
            <text:p>Gem of Brightness</text:p>
          </table:table-cell>
          <table:table-cell office:value-type="float" office:value="2000">
            <text:p>2000</text:p>
          </table:table-cell>
          <table:table-cell office:value-type="float" office:value="17500">
            <text:p>17500</text:p>
          </table:table-cell>
          <table:table-cell office:value-type="float" office:value="1">
            <text:p>1</text:p>
          </table:table-cell>
          <table:table-cell office:value-type="string">
            <text:p>gem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3</text:p>
          </table:table-cell>
          <table:table-cell office:value-type="string">
            <text:p>27-27</text:p>
          </table:table-cell>
          <table:table-cell table:style-name="ce2" office:value-type="string">
            <text:p>Gem of Seeing</text:p>
          </table:table-cell>
          <table:table-cell office:value-type="float" office:value="2000">
            <text:p>2000</text:p>
          </table:table-cell>
          <table:table-cell office:value-type="float" office:value="25000">
            <text:p>25000</text:p>
          </table:table-cell>
          <table:table-cell office:value-type="float" office:value="1">
            <text:p>1</text:p>
          </table:table-cell>
          <table:table-cell office:value-type="string">
            <text:p>gem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3</text:p>
          </table:table-cell>
          <table:table-cell office:value-type="string">
            <text:p>28-28</text:p>
          </table:table-cell>
          <table:table-cell table:style-name="ce2" office:value-type="string">
            <text:p>Girdle of Femininity/Masculinity (C, F, T)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string">
            <text:p>girdle, broa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3</text:p>
          </table:table-cell>
          <table:table-cell office:value-type="string">
            <text:p>29-29</text:p>
          </table:table-cell>
          <table:table-cell table:style-name="ce2" office:value-type="string">
            <text:p>Girdle of Giant Strength (C, F, T)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office:value-type="float" office:value="1">
            <text:p>1</text:p>
          </table:table-cell>
          <table:table-cell office:value-type="string">
            <text:p>girdle, broa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3</text:p>
          </table:table-cell>
          <table:table-cell office:value-type="string">
            <text:p>30-30</text:p>
          </table:table-cell>
          <table:table-cell table:style-name="ce2" office:value-type="string">
            <text:p>Helm of Brilliance</text:p>
          </table:table-cell>
          <table:table-cell office:value-type="float" office:value="2500">
            <text:p>2500</text:p>
          </table:table-cell>
          <table:table-cell office:value-type="float" office:value="60000">
            <text:p>60000</text:p>
          </table:table-cell>
          <table:table-cell office:value-type="float" office:value="1">
            <text:p>1</text:p>
          </table:table-cell>
          <table:table-cell office:value-type="string">
            <text:p>hel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3</text:p>
          </table:table-cell>
          <table:table-cell table:style-name="Default" office:value-type="string">
            <text:p>31-35</text:p>
          </table:table-cell>
          <table:table-cell table:style-name="ce2" office:value-type="string">
            <text:p>Helm of Comprehending Languages &amp; Reading Magic</text:p>
          </table:table-cell>
          <table:table-cell office:value-type="float" office:value="1000">
            <text:p>1000</text:p>
          </table:table-cell>
          <table:table-cell office:value-type="float" office:value="12500">
            <text:p>12500</text:p>
          </table:table-cell>
          <table:table-cell office:value-type="float" office:value="1">
            <text:p>1</text:p>
          </table:table-cell>
          <table:table-cell office:value-type="string">
            <text:p>hel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3</text:p>
          </table:table-cell>
          <table:table-cell office:value-type="string">
            <text:p>36-37</text:p>
          </table:table-cell>
          <table:table-cell table:style-name="ce2" office:value-type="string">
            <text:p>Helm of Opposite Alignment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string">
            <text:p>hel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3</text:p>
          </table:table-cell>
          <table:table-cell office:value-type="string">
            <text:p>38-39</text:p>
          </table:table-cell>
          <table:table-cell table:style-name="ce2" office:value-type="string">
            <text:p>Helm of Telepathy</text:p>
          </table:table-cell>
          <table:table-cell office:value-type="float" office:value="3000">
            <text:p>3000</text:p>
          </table:table-cell>
          <table:table-cell office:value-type="float" office:value="35000">
            <text:p>35000</text:p>
          </table:table-cell>
          <table:table-cell office:value-type="float" office:value="1">
            <text:p>1</text:p>
          </table:table-cell>
          <table:table-cell office:value-type="string">
            <text:p>hel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3</text:p>
          </table:table-cell>
          <table:table-cell office:value-type="string">
            <text:p>40-40</text:p>
          </table:table-cell>
          <table:table-cell table:style-name="ce2" office:value-type="string">
            <text:p>Helm of Teleportation</text:p>
          </table:table-cell>
          <table:table-cell office:value-type="float" office:value="2500">
            <text:p>2500</text:p>
          </table:table-cell>
          <table:table-cell office:value-type="float" office:value="30000">
            <text:p>30000</text:p>
          </table:table-cell>
          <table:table-cell office:value-type="float" office:value="1">
            <text:p>1</text:p>
          </table:table-cell>
          <table:table-cell office:value-type="string">
            <text:p>hel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3</text:p>
          </table:table-cell>
          <table:table-cell office:value-type="string">
            <text:p>41-45</text:p>
          </table:table-cell>
          <table:table-cell office:value-type="string">
            <text:p>Helm of Underwater Action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hel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3</text:p>
          </table:table-cell>
          <table:table-cell office:value-type="string">
            <text:p>46-46</text:p>
          </table:table-cell>
          <table:table-cell office:value-type="string">
            <text:p>Horn of Blasting</text:p>
          </table:table-cell>
          <table:table-cell office:value-type="float" office:value="5000">
            <text:p>5000</text:p>
          </table:table-cell>
          <table:table-cell office:value-type="float" office:value="55000">
            <text:p>55000</text:p>
          </table:table-cell>
          <table:table-cell office:value-type="float" office:value="1">
            <text:p>1</text:p>
          </table:table-cell>
          <table:table-cell office:value-type="string">
            <text:p>musical instrument, sm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3</text:p>
          </table:table-cell>
          <table:table-cell office:value-type="string">
            <text:p>47-48</text:p>
          </table:table-cell>
          <table:table-cell office:value-type="string">
            <text:p>Horn of Bubbl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usical instrument, sm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3</text:p>
          </table:table-cell>
          <table:table-cell office:value-type="string">
            <text:p>49-49</text:p>
          </table:table-cell>
          <table:table-cell office:value-type="string">
            <text:p>Horn of Collapsing</text:p>
          </table:table-cell>
          <table:table-cell office:value-type="float" office:value="1500">
            <text:p>1500</text:p>
          </table:table-cell>
          <table:table-cell office:value-type="float" office:value="25000">
            <text:p>25000</text:p>
          </table:table-cell>
          <table:table-cell office:value-type="float" office:value="1">
            <text:p>1</text:p>
          </table:table-cell>
          <table:table-cell office:value-type="string">
            <text:p>musical instrument, sm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3</text:p>
          </table:table-cell>
          <table:table-cell office:value-type="string">
            <text:p>50-53</text:p>
          </table:table-cell>
          <table:table-cell office:value-type="string">
            <text:p>Horn of the Tritons (C, F)</text:p>
          </table:table-cell>
          <table:table-cell office:value-type="float" office:value="2000">
            <text:p>2000</text:p>
          </table:table-cell>
          <table:table-cell office:value-type="float" office:value="17500">
            <text:p>17500</text:p>
          </table:table-cell>
          <table:table-cell office:value-type="float" office:value="1">
            <text:p>1</text:p>
          </table:table-cell>
          <table:table-cell office:value-type="string">
            <text:p>musical instrument, sm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3</text:p>
          </table:table-cell>
          <table:table-cell office:value-type="string">
            <text:p>54-60</text:p>
          </table:table-cell>
          <table:table-cell office:value-type="string">
            <text:p>Horn of Valhalla</text:p>
          </table:table-cell>
          <table:table-cell office:value-type="float" office:value="1000">
            <text:p>1000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string">
            <text:p>musical instrument, sm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3</text:p>
          </table:table-cell>
          <table:table-cell office:value-type="string">
            <text:p>61-63</text:p>
          </table:table-cell>
          <table:table-cell office:value-type="string">
            <text:p>Horseshoes of Speed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spike, iron, larg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3</text:p>
          </table:table-cell>
          <table:table-cell office:value-type="string">
            <text:p>64-65</text:p>
          </table:table-cell>
          <table:table-cell office:value-type="string">
            <text:p>Horseshoes of a Zephyr</text:p>
          </table:table-cell>
          <table:table-cell office:value-type="float" office:value="1500">
            <text:p>1500</text:p>
          </table:table-cell>
          <table:table-cell office:value-type="float" office:value="7500">
            <text:p>7500</text:p>
          </table:table-cell>
          <table:table-cell office:value-type="float" office:value="1">
            <text:p>1</text:p>
          </table:table-cell>
          <table:table-cell office:value-type="string">
            <text:p>spike, iron, larg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3</text:p>
          </table:table-cell>
          <table:table-cell office:value-type="string">
            <text:p>66-70</text:p>
          </table:table-cell>
          <table:table-cell office:value-type="string">
            <text:p>Incense of Meditation (C)</text:p>
          </table:table-cell>
          <table:table-cell office:value-type="float" office:value="500">
            <text:p>500</text:p>
          </table:table-cell>
          <table:table-cell office:value-type="float" office:value="7500">
            <text:p>7500</text:p>
          </table:table-cell>
          <table:table-cell office:value-type="float" office:value="1">
            <text:p>1</text:p>
          </table:table-cell>
          <table:table-cell office:value-type="string">
            <text:p>incense, sti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3</text:p>
          </table:table-cell>
          <table:table-cell office:value-type="string">
            <text:p>71-71</text:p>
          </table:table-cell>
          <table:table-cell office:value-type="string">
            <text:p>Incense of Obsession (C)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string">
            <text:p>incense, sti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3</text:p>
          </table:table-cell>
          <table:table-cell office:value-type="string">
            <text:p>72-72</text:p>
          </table:table-cell>
          <table:table-cell office:value-type="string">
            <text:p>Ioun Stones</text:p>
          </table:table-cell>
          <table:table-cell office:value-type="float" office:value="300">
            <text:p>30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string">
            <text:p>gem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3</text:p>
          </table:table-cell>
          <table:table-cell office:value-type="string">
            <text:p>73-78</text:p>
          </table:table-cell>
          <table:table-cell office:value-type="string">
            <text:p>Instrument of the Bards</text:p>
          </table:table-cell>
          <table:table-cell office:value-type="float" office:value="1000">
            <text:p>1000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string">
            <text:p>musical instrument, larg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3</text:p>
          </table:table-cell>
          <table:table-cell office:value-type="string">
            <text:p>79-80</text:p>
          </table:table-cell>
          <table:table-cell office:value-type="string">
            <text:p>Iron Flask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tion bott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3</text:p>
          </table:table-cell>
          <table:table-cell office:value-type="string">
            <text:p>81-85</text:p>
          </table:table-cell>
          <table:table-cell office:value-type="string">
            <text:p>Javelin of Lightning (F)</text:p>
          </table:table-cell>
          <table:table-cell office:value-type="float" office:value="250">
            <text:p>250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string">
            <text:p>javeli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3</text:p>
          </table:table-cell>
          <table:table-cell office:value-type="string">
            <text:p>86-90</text:p>
          </table:table-cell>
          <table:table-cell office:value-type="string">
            <text:p>Javelin of Piercing (F)</text:p>
          </table:table-cell>
          <table:table-cell office:value-type="float" office:value="250">
            <text:p>250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string">
            <text:p>javeli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3</text:p>
          </table:table-cell>
          <table:table-cell office:value-type="string">
            <text:p>91-91</text:p>
          </table:table-cell>
          <table:table-cell office:value-type="string">
            <text:p>Jewel of Attacks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string">
            <text:p>gem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3</text:p>
          </table:table-cell>
          <table:table-cell office:value-type="string">
            <text:p>92-92</text:p>
          </table:table-cell>
          <table:table-cell office:value-type="string">
            <text:p>Jewel of Flawlessness</text:p>
          </table:table-cell>
          <table:table-cell office:value-type="float" office:value="0">
            <text:p>0</text:p>
          </table:table-cell>
          <table:table-cell office:value-type="string">
            <text:p>1000/facet</text:p>
          </table:table-cell>
          <table:table-cell office:value-type="float" office:value="1">
            <text:p>1</text:p>
          </table:table-cell>
          <table:table-cell office:value-type="string">
            <text:p>gem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3</text:p>
          </table:table-cell>
          <table:table-cell office:value-type="string">
            <text:p>93-00</text:p>
          </table:table-cell>
          <table:table-cell office:value-type="string">
            <text:p>Keoghtom's Ointment (C, F, T)</text:p>
          </table:table-cell>
          <table:table-cell office:value-type="float" office:value="500">
            <text:p>50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potion bott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# Table</text:p>
          </table:table-cell>
          <table:table-cell table:style-name="ce1" office:value-type="string">
            <text:p>Dice</text:p>
          </table:table-cell>
          <table:table-cell table:style-name="ce1" office:value-type="string">
            <text:p>Result</text:p>
          </table:table-cell>
          <table:table-cell table:style-name="ce6" office:value-type="string">
            <text:p>Experience Point Value</text:p>
          </table:table-cell>
          <table:table-cell table:style-name="ce6" office:value-type="string">
            <text:p>G.P. Sale Value</text:p>
          </table:table-cell>
          <table:table-cell table:style-name="ce13" office:value-type="string">
            <text:p>Amount</text:p>
          </table:table-cell>
          <table:table-cell table:style-name="ce4" office:value-type="string">
            <text:p>Mundane Item</text:p>
          </table:table-cell>
          <table:table-cell table:style-name="ce4" office:value-type="string">
            <text:p>Magical Adjustment</text:p>
          </table:table-cell>
          <table:table-cell table:style-name="ce11" office:value-type="string">
            <text:p>Levels</text:p>
          </table:table-cell>
          <table:table-cell table:style-name="ce11" office:value-type="string">
            <text:p>Spells</text:p>
          </table:table-cell>
          <table:table-cell table:style-name="ce11" office:value-type="string">
            <text:p>Charges Per Spell</text:p>
          </table:table-cell>
          <table:table-cell table:style-name="ce11" office:value-type="string">
            <text:p>Charges</text:p>
          </table:table-cell>
        </table:table-row>
        <table:table-row table:style-name="ro1">
          <table:table-cell office:value-type="string">
            <text:p>misc magic 4</text:p>
          </table:table-cell>
          <table:table-cell office:value-type="string">
            <text:p>1-1</text:p>
          </table:table-cell>
          <table:table-cell office:value-type="string">
            <text:p>Libram of Gainful Conjuration (M)</text:p>
          </table:table-cell>
          <table:table-cell office:value-type="float" office:value="8000">
            <text:p>8000</text:p>
          </table:table-cell>
          <table:table-cell table:style-name="ce2" office:value-type="string">
            <text:p>40000</text:p>
          </table:table-cell>
          <table:table-cell office:value-type="float" office:value="1">
            <text:p>1</text:p>
          </table:table-cell>
          <table:table-cell office:value-type="string">
            <text:p>book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4</text:p>
          </table:table-cell>
          <table:table-cell office:value-type="string">
            <text:p>2-2</text:p>
          </table:table-cell>
          <table:table-cell office:value-type="string">
            <text:p>Libram of Ineffable Damnation (M)</text:p>
          </table:table-cell>
          <table:table-cell office:value-type="float" office:value="8000">
            <text:p>8000</text:p>
          </table:table-cell>
          <table:table-cell table:style-name="ce2" office:value-type="string">
            <text:p>40000</text:p>
          </table:table-cell>
          <table:table-cell office:value-type="float" office:value="1">
            <text:p>1</text:p>
          </table:table-cell>
          <table:table-cell office:value-type="string">
            <text:p>book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4</text:p>
          </table:table-cell>
          <table:table-cell office:value-type="string">
            <text:p>3-3</text:p>
          </table:table-cell>
          <table:table-cell office:value-type="string">
            <text:p>Libram of Silver Magic (M)</text:p>
          </table:table-cell>
          <table:table-cell office:value-type="float" office:value="8000">
            <text:p>8000</text:p>
          </table:table-cell>
          <table:table-cell table:style-name="ce2" office:value-type="string">
            <text:p>40000</text:p>
          </table:table-cell>
          <table:table-cell office:value-type="float" office:value="1">
            <text:p>1</text:p>
          </table:table-cell>
          <table:table-cell office:value-type="string">
            <text:p>book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4</text:p>
          </table:table-cell>
          <table:table-cell office:value-type="string">
            <text:p>4-4</text:p>
          </table:table-cell>
          <table:table-cell office:value-type="string">
            <text:p>Lyre of Building</text:p>
          </table:table-cell>
          <table:table-cell office:value-type="float" office:value="5000">
            <text:p>5000</text:p>
          </table:table-cell>
          <table:table-cell table:style-name="ce2" office:value-type="string">
            <text:p>30000</text:p>
          </table:table-cell>
          <table:table-cell office:value-type="float" office:value="1">
            <text:p>1</text:p>
          </table:table-cell>
          <table:table-cell office:value-type="string">
            <text:p>musical instrument, larg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4</text:p>
          </table:table-cell>
          <table:table-cell office:value-type="string">
            <text:p>5-5</text:p>
          </table:table-cell>
          <table:table-cell office:value-type="string">
            <text:p>Manual of Bodily Health</text:p>
          </table:table-cell>
          <table:table-cell office:value-type="float" office:value="5000">
            <text:p>5000</text:p>
          </table:table-cell>
          <table:table-cell table:style-name="ce2" office:value-type="string">
            <text:p>50000</text:p>
          </table:table-cell>
          <table:table-cell office:value-type="float" office:value="1">
            <text:p>1</text:p>
          </table:table-cell>
          <table:table-cell office:value-type="string">
            <text:p>book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4</text:p>
          </table:table-cell>
          <table:table-cell office:value-type="string">
            <text:p>6-6</text:p>
          </table:table-cell>
          <table:table-cell office:value-type="string">
            <text:p>Manual of Gainful Exercise</text:p>
          </table:table-cell>
          <table:table-cell office:value-type="float" office:value="5000">
            <text:p>5000</text:p>
          </table:table-cell>
          <table:table-cell table:style-name="ce2" office:value-type="string">
            <text:p>50000</text:p>
          </table:table-cell>
          <table:table-cell office:value-type="float" office:value="1">
            <text:p>1</text:p>
          </table:table-cell>
          <table:table-cell office:value-type="string">
            <text:p>book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4</text:p>
          </table:table-cell>
          <table:table-cell office:value-type="string">
            <text:p>7-7</text:p>
          </table:table-cell>
          <table:table-cell office:value-type="string">
            <text:p>Manual of Golems (C, M)</text:p>
          </table:table-cell>
          <table:table-cell office:value-type="float" office:value="3000">
            <text:p>3000</text:p>
          </table:table-cell>
          <table:table-cell table:style-name="ce2" office:value-type="string">
            <text:p>30000</text:p>
          </table:table-cell>
          <table:table-cell office:value-type="float" office:value="1">
            <text:p>1</text:p>
          </table:table-cell>
          <table:table-cell office:value-type="string">
            <text:p>book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4</text:p>
          </table:table-cell>
          <table:table-cell office:value-type="string">
            <text:p>8-8</text:p>
          </table:table-cell>
          <table:table-cell office:value-type="string">
            <text:p>Manual of Puissant Skill at Arms (F)</text:p>
          </table:table-cell>
          <table:table-cell office:value-type="float" office:value="8000">
            <text:p>8000</text:p>
          </table:table-cell>
          <table:table-cell table:style-name="ce2" office:value-type="string">
            <text:p>40000</text:p>
          </table:table-cell>
          <table:table-cell office:value-type="float" office:value="1">
            <text:p>1</text:p>
          </table:table-cell>
          <table:table-cell office:value-type="string">
            <text:p>book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4</text:p>
          </table:table-cell>
          <table:table-cell office:value-type="string">
            <text:p>9-9</text:p>
          </table:table-cell>
          <table:table-cell office:value-type="string">
            <text:p>Manual of Quickness of Action</text:p>
          </table:table-cell>
          <table:table-cell office:value-type="float" office:value="5000">
            <text:p>5000</text:p>
          </table:table-cell>
          <table:table-cell table:style-name="ce2" office:value-type="string">
            <text:p>50000</text:p>
          </table:table-cell>
          <table:table-cell office:value-type="float" office:value="1">
            <text:p>1</text:p>
          </table:table-cell>
          <table:table-cell office:value-type="string">
            <text:p>book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4</text:p>
          </table:table-cell>
          <table:table-cell office:value-type="string">
            <text:p>10-10</text:p>
          </table:table-cell>
          <table:table-cell office:value-type="string">
            <text:p>Manual of Stealthy Pilfering (T)</text:p>
          </table:table-cell>
          <table:table-cell office:value-type="float" office:value="8000">
            <text:p>8000</text:p>
          </table:table-cell>
          <table:table-cell table:style-name="ce2" office:value-type="string">
            <text:p>40000</text:p>
          </table:table-cell>
          <table:table-cell office:value-type="float" office:value="1">
            <text:p>1</text:p>
          </table:table-cell>
          <table:table-cell office:value-type="string">
            <text:p>book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4</text:p>
          </table:table-cell>
          <table:table-cell office:value-type="string">
            <text:p>11-11</text:p>
          </table:table-cell>
          <table:table-cell office:value-type="string">
            <text:p>Mattock of the Titans (F)</text:p>
          </table:table-cell>
          <table:table-cell office:value-type="float" office:value="3500">
            <text:p>3500</text:p>
          </table:table-cell>
          <table:table-cell table:style-name="ce2" office:value-type="string">
            <text:p>7000</text:p>
          </table:table-cell>
          <table:table-cell office:value-type="float" office:value="1">
            <text:p>1</text:p>
          </table:table-cell>
          <table:table-cell office:value-type="string">
            <text:p>box, iron, larg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4</text:p>
          </table:table-cell>
          <table:table-cell office:value-type="string">
            <text:p>12-12</text:p>
          </table:table-cell>
          <table:table-cell office:value-type="string">
            <text:p>Maul of the Titans</text:p>
          </table:table-cell>
          <table:table-cell office:value-type="float" office:value="4000">
            <text:p>4000</text:p>
          </table:table-cell>
          <table:table-cell table:style-name="ce2" office:value-type="string">
            <text:p>12000</text:p>
          </table:table-cell>
          <table:table-cell office:value-type="float" office:value="1">
            <text:p>1</text:p>
          </table:table-cell>
          <table:table-cell office:value-type="string">
            <text:p>box, iron, larg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4</text:p>
          </table:table-cell>
          <table:table-cell office:value-type="string">
            <text:p>13-15</text:p>
          </table:table-cell>
          <table:table-cell office:value-type="string">
            <text:p>Medallion of ESP</text:p>
          </table:table-cell>
          <table:table-cell office:value-type="string">
            <text:p>1000/3000</text:p>
          </table:table-cell>
          <table:table-cell table:style-name="ce2" office:value-type="string">
            <text:p>10000/30000</text:p>
          </table:table-cell>
          <table:table-cell office:value-type="float" office:value="1">
            <text:p>1</text:p>
          </table:table-cell>
          <table:table-cell office:value-type="string">
            <text:p>brooch, plai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4</text:p>
          </table:table-cell>
          <table:table-cell office:value-type="string">
            <text:p>16-17</text:p>
          </table:table-cell>
          <table:table-cell office:value-type="string">
            <text:p>Medallion of Thought Projection</text:p>
          </table:table-cell>
          <table:table-cell office:value-type="float" office:value="0">
            <text:p>0</text:p>
          </table:table-cell>
          <table:table-cell table:style-name="ce2" office:value-type="string">
            <text:p>1000</text:p>
          </table:table-cell>
          <table:table-cell office:value-type="float" office:value="1">
            <text:p>1</text:p>
          </table:table-cell>
          <table:table-cell office:value-type="string">
            <text:p>brooch, plai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4</text:p>
          </table:table-cell>
          <table:table-cell office:value-type="string">
            <text:p>18-18</text:p>
          </table:table-cell>
          <table:table-cell office:value-type="string">
            <text:p>Mirror of Life Trapping (M)</text:p>
          </table:table-cell>
          <table:table-cell office:value-type="float" office:value="2500">
            <text:p>2500</text:p>
          </table:table-cell>
          <table:table-cell table:style-name="ce2" office:value-type="string">
            <text:p>25000</text:p>
          </table:table-cell>
          <table:table-cell office:value-type="float" office:value="1">
            <text:p>1</text:p>
          </table:table-cell>
          <table:table-cell office:value-type="string">
            <text:p>mirror, small silv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4</text:p>
          </table:table-cell>
          <table:table-cell office:value-type="string">
            <text:p>19-19</text:p>
          </table:table-cell>
          <table:table-cell office:value-type="string">
            <text:p>Mirror of Mental Prowess</text:p>
          </table:table-cell>
          <table:table-cell office:value-type="float" office:value="5000">
            <text:p>5000</text:p>
          </table:table-cell>
          <table:table-cell table:style-name="ce2" office:value-type="string">
            <text:p>50000</text:p>
          </table:table-cell>
          <table:table-cell office:value-type="float" office:value="1">
            <text:p>1</text:p>
          </table:table-cell>
          <table:table-cell office:value-type="string">
            <text:p>mirror, small silv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4</text:p>
          </table:table-cell>
          <table:table-cell office:value-type="string">
            <text:p>20-20</text:p>
          </table:table-cell>
          <table:table-cell office:value-type="string">
            <text:p>Mirror of Opposition</text:p>
          </table:table-cell>
          <table:table-cell office:value-type="float" office:value="0">
            <text:p>0</text:p>
          </table:table-cell>
          <table:table-cell table:style-name="ce2" office:value-type="string">
            <text:p>2000</text:p>
          </table:table-cell>
          <table:table-cell office:value-type="float" office:value="1">
            <text:p>1</text:p>
          </table:table-cell>
          <table:table-cell office:value-type="string">
            <text:p>mirror, small silv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4</text:p>
          </table:table-cell>
          <table:table-cell office:value-type="string">
            <text:p>21-23</text:p>
          </table:table-cell>
          <table:table-cell office:value-type="string">
            <text:p>Necklace of Adaptation</text:p>
          </table:table-cell>
          <table:table-cell office:value-type="float" office:value="1000">
            <text:p>1000</text:p>
          </table:table-cell>
          <table:table-cell table:style-name="ce2" office:value-type="string">
            <text:p>10000</text:p>
          </table:table-cell>
          <table:table-cell office:value-type="float" office:value="1">
            <text:p>1</text:p>
          </table:table-cell>
          <table:table-cell office:value-type="string">
            <text:p>brooch, plai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4</text:p>
          </table:table-cell>
          <table:table-cell office:value-type="string">
            <text:p>24-27</text:p>
          </table:table-cell>
          <table:table-cell office:value-type="string">
            <text:p>Necklace of Missiles</text:p>
          </table:table-cell>
          <table:table-cell office:value-type="float" office:value="50">
            <text:p>50</text:p>
          </table:table-cell>
          <table:table-cell table:style-name="ce2" office:value-type="string">
            <text:p>200</text:p>
          </table:table-cell>
          <table:table-cell office:value-type="float" office:value="1">
            <text:p>1</text:p>
          </table:table-cell>
          <table:table-cell office:value-type="string">
            <text:p>brooch, plai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4</text:p>
          </table:table-cell>
          <table:table-cell office:value-type="string">
            <text:p>28-33</text:p>
          </table:table-cell>
          <table:table-cell office:value-type="string">
            <text:p>Necklace of Prayer Beads (C)</text:p>
          </table:table-cell>
          <table:table-cell office:value-type="float" office:value="500">
            <text:p>500</text:p>
          </table:table-cell>
          <table:table-cell table:style-name="ce2" office:value-type="string">
            <text:p>3000</text:p>
          </table:table-cell>
          <table:table-cell office:value-type="float" office:value="1">
            <text:p>1</text:p>
          </table:table-cell>
          <table:table-cell office:value-type="string">
            <text:p>brooch, plai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4</text:p>
          </table:table-cell>
          <table:table-cell office:value-type="string">
            <text:p>34-35</text:p>
          </table:table-cell>
          <table:table-cell office:value-type="string">
            <text:p>Necklace of Strangulation</text:p>
          </table:table-cell>
          <table:table-cell office:value-type="float" office:value="0">
            <text:p>0</text:p>
          </table:table-cell>
          <table:table-cell table:style-name="ce2" office:value-type="string">
            <text:p>1000</text:p>
          </table:table-cell>
          <table:table-cell office:value-type="float" office:value="1">
            <text:p>1</text:p>
          </table:table-cell>
          <table:table-cell office:value-type="string">
            <text:p>brooch, plai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4</text:p>
          </table:table-cell>
          <table:table-cell office:value-type="string">
            <text:p>36-38</text:p>
          </table:table-cell>
          <table:table-cell office:value-type="string">
            <text:p>Net of Entrapment (C, F, T)</text:p>
          </table:table-cell>
          <table:table-cell office:value-type="float" office:value="1000">
            <text:p>1000</text:p>
          </table:table-cell>
          <table:table-cell table:style-name="ce2" office:value-type="string">
            <text:p>7500</text:p>
          </table:table-cell>
          <table:table-cell office:value-type="float" office:value="1">
            <text:p>1</text:p>
          </table:table-cell>
          <table:table-cell office:value-type="string">
            <text:p>apr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4</text:p>
          </table:table-cell>
          <table:table-cell office:value-type="string">
            <text:p>39-42</text:p>
          </table:table-cell>
          <table:table-cell office:value-type="string">
            <text:p>Net of Snaring (C, F, T)</text:p>
          </table:table-cell>
          <table:table-cell office:value-type="float" office:value="1000">
            <text:p>1000</text:p>
          </table:table-cell>
          <table:table-cell table:style-name="ce2" office:value-type="string">
            <text:p>6000</text:p>
          </table:table-cell>
          <table:table-cell office:value-type="float" office:value="1">
            <text:p>1</text:p>
          </table:table-cell>
          <table:table-cell office:value-type="string">
            <text:p>apr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4</text:p>
          </table:table-cell>
          <table:table-cell office:value-type="string">
            <text:p>43-44</text:p>
          </table:table-cell>
          <table:table-cell office:value-type="string">
            <text:p>Nolzurs' Marvelous Pigments</text:p>
          </table:table-cell>
          <table:table-cell office:value-type="float" office:value="500">
            <text:p>500</text:p>
          </table:table-cell>
          <table:table-cell table:style-name="ce2" office:value-type="string">
            <text:p>l000</text:p>
          </table:table-cell>
          <table:table-cell office:value-type="float" office:value="1">
            <text:p>1</text:p>
          </table:table-cell>
          <table:table-cell office:value-type="string">
            <text:p>potion bott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4</text:p>
          </table:table-cell>
          <table:table-cell office:value-type="string">
            <text:p>45-46</text:p>
          </table:table-cell>
          <table:table-cell office:value-type="string">
            <text:p>Pearl of Power (M)</text:p>
          </table:table-cell>
          <table:table-cell office:value-type="float" office:value="200">
            <text:p>200</text:p>
          </table:table-cell>
          <table:table-cell table:style-name="ce2" office:value-type="string">
            <text:p>1000</text:p>
          </table:table-cell>
          <table:table-cell office:value-type="float" office:value="1">
            <text:p>1</text:p>
          </table:table-cell>
          <table:table-cell office:value-type="string">
            <text:p>gem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4</text:p>
          </table:table-cell>
          <table:table-cell office:value-type="string">
            <text:p>47-48</text:p>
          </table:table-cell>
          <table:table-cell office:value-type="string">
            <text:p>Pearl of Wisdom (C)</text:p>
          </table:table-cell>
          <table:table-cell office:value-type="float" office:value="500">
            <text:p>500</text:p>
          </table:table-cell>
          <table:table-cell table:style-name="ce2" office:value-type="string">
            <text:p>5000</text:p>
          </table:table-cell>
          <table:table-cell office:value-type="float" office:value="1">
            <text:p>1</text:p>
          </table:table-cell>
          <table:table-cell office:value-type="string">
            <text:p>gem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4</text:p>
          </table:table-cell>
          <table:table-cell office:value-type="string">
            <text:p>49-50</text:p>
          </table:table-cell>
          <table:table-cell office:value-type="string">
            <text:p>Periapt of Foul Rotting</text:p>
          </table:table-cell>
          <table:table-cell office:value-type="float" office:value="0">
            <text:p>0</text:p>
          </table:table-cell>
          <table:table-cell table:style-name="ce2" office:value-type="string">
            <text:p>1000</text:p>
          </table:table-cell>
          <table:table-cell office:value-type="float" office:value="1">
            <text:p>1</text:p>
          </table:table-cell>
          <table:table-cell office:value-type="string">
            <text:p>brooch, plai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4</text:p>
          </table:table-cell>
          <table:table-cell office:value-type="string">
            <text:p>51-53</text:p>
          </table:table-cell>
          <table:table-cell office:value-type="string">
            <text:p>Periapt of Health</text:p>
          </table:table-cell>
          <table:table-cell office:value-type="float" office:value="1000">
            <text:p>1000</text:p>
          </table:table-cell>
          <table:table-cell table:style-name="ce2" office:value-type="string">
            <text:p>10000</text:p>
          </table:table-cell>
          <table:table-cell office:value-type="float" office:value="1">
            <text:p>1</text:p>
          </table:table-cell>
          <table:table-cell office:value-type="string">
            <text:p>brooch, plai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4</text:p>
          </table:table-cell>
          <table:table-cell office:value-type="string">
            <text:p>54-60</text:p>
          </table:table-cell>
          <table:table-cell office:value-type="string">
            <text:p>Periapt of Proof Against Poison</text:p>
          </table:table-cell>
          <table:table-cell office:value-type="float" office:value="1500">
            <text:p>1500</text:p>
          </table:table-cell>
          <table:table-cell table:style-name="ce2" office:value-type="string">
            <text:p>12500</text:p>
          </table:table-cell>
          <table:table-cell office:value-type="float" office:value="1">
            <text:p>1</text:p>
          </table:table-cell>
          <table:table-cell office:value-type="string">
            <text:p>brooch, plai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4</text:p>
          </table:table-cell>
          <table:table-cell office:value-type="string">
            <text:p>61-64</text:p>
          </table:table-cell>
          <table:table-cell office:value-type="string">
            <text:p>Periapt of Wound Closure</text:p>
          </table:table-cell>
          <table:table-cell office:value-type="float" office:value="1000">
            <text:p>1000</text:p>
          </table:table-cell>
          <table:table-cell table:style-name="ce2" office:value-type="string">
            <text:p>10000</text:p>
          </table:table-cell>
          <table:table-cell office:value-type="float" office:value="1">
            <text:p>1</text:p>
          </table:table-cell>
          <table:table-cell office:value-type="string">
            <text:p>brooch, plai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4</text:p>
          </table:table-cell>
          <table:table-cell office:value-type="string">
            <text:p>65-70</text:p>
          </table:table-cell>
          <table:table-cell office:value-type="string">
            <text:p>Phylactery of Faithfulness (C)</text:p>
          </table:table-cell>
          <table:table-cell office:value-type="float" office:value="1000">
            <text:p>1000</text:p>
          </table:table-cell>
          <table:table-cell table:style-name="ce2" office:value-type="string">
            <text:p>7500</text:p>
          </table:table-cell>
          <table:table-cell office:value-type="float" office:value="1">
            <text:p>1</text:p>
          </table:table-cell>
          <table:table-cell office:value-type="string">
            <text:p>brooch, plai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4</text:p>
          </table:table-cell>
          <table:table-cell office:value-type="string">
            <text:p>71-74</text:p>
          </table:table-cell>
          <table:table-cell office:value-type="string">
            <text:p>Phylactery of long Years (C)</text:p>
          </table:table-cell>
          <table:table-cell office:value-type="float" office:value="3000">
            <text:p>3000</text:p>
          </table:table-cell>
          <table:table-cell table:style-name="ce2" office:value-type="string">
            <text:p>25000</text:p>
          </table:table-cell>
          <table:table-cell office:value-type="float" office:value="1">
            <text:p>1</text:p>
          </table:table-cell>
          <table:table-cell office:value-type="string">
            <text:p>brooch, plai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4</text:p>
          </table:table-cell>
          <table:table-cell office:value-type="string">
            <text:p>75-76</text:p>
          </table:table-cell>
          <table:table-cell office:value-type="string">
            <text:p>Phylactery of Monstrous Attention (C)</text:p>
          </table:table-cell>
          <table:table-cell office:value-type="float" office:value="0">
            <text:p>0</text:p>
          </table:table-cell>
          <table:table-cell table:style-name="ce2" office:value-type="string">
            <text:p>2000</text:p>
          </table:table-cell>
          <table:table-cell office:value-type="float" office:value="1">
            <text:p>1</text:p>
          </table:table-cell>
          <table:table-cell office:value-type="string">
            <text:p>brooch, plai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4</text:p>
          </table:table-cell>
          <table:table-cell office:value-type="string">
            <text:p>77-84</text:p>
          </table:table-cell>
          <table:table-cell office:value-type="string">
            <text:p>Pipes of the Sewers</text:p>
          </table:table-cell>
          <table:table-cell office:value-type="float" office:value="1750">
            <text:p>1750</text:p>
          </table:table-cell>
          <table:table-cell table:style-name="ce2" office:value-type="string">
            <text:p>8500</text:p>
          </table:table-cell>
          <table:table-cell office:value-type="float" office:value="1">
            <text:p>1</text:p>
          </table:table-cell>
          <table:table-cell office:value-type="string">
            <text:p>musical instrument, sm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4</text:p>
          </table:table-cell>
          <table:table-cell office:value-type="string">
            <text:p>85-85</text:p>
          </table:table-cell>
          <table:table-cell office:value-type="string">
            <text:p>Portable Hole</text:p>
          </table:table-cell>
          <table:table-cell office:value-type="float" office:value="5000">
            <text:p>5000</text:p>
          </table:table-cell>
          <table:table-cell table:style-name="ce2" office:value-type="string">
            <text:p>50000</text:p>
          </table:table-cell>
          <table:table-cell office:value-type="float" office:value="1">
            <text:p>1</text:p>
          </table:table-cell>
          <table:table-cell office:value-type="string">
            <text:p>portable ho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4</text:p>
          </table:table-cell>
          <table:table-cell office:value-type="string">
            <text:p>86-100</text:p>
          </table:table-cell>
          <table:table-cell office:value-type="string">
            <text:p>Quaal's Feather Token</text:p>
          </table:table-cell>
          <table:table-cell office:value-type="string">
            <text:p>500/1000</text:p>
          </table:table-cell>
          <table:table-cell table:style-name="ce2" office:value-type="string">
            <text:p>2000/7000</text:p>
          </table:table-cell>
          <table:table-cell office:value-type="float" office:value="1">
            <text:p>1</text:p>
          </table:table-cell>
          <table:table-cell office:value-type="string">
            <text:p>brooch, plai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# Table</text:p>
          </table:table-cell>
          <table:table-cell table:style-name="ce1" office:value-type="string">
            <text:p>Dice</text:p>
          </table:table-cell>
          <table:table-cell table:style-name="ce1" office:value-type="string">
            <text:p>Result</text:p>
          </table:table-cell>
          <table:table-cell table:style-name="ce6" office:value-type="string">
            <text:p>Experience Point Value</text:p>
          </table:table-cell>
          <table:table-cell table:style-name="ce6" office:value-type="string">
            <text:p>G.P. Sale Value</text:p>
          </table:table-cell>
          <table:table-cell table:style-name="ce13" office:value-type="string">
            <text:p>Amount</text:p>
          </table:table-cell>
          <table:table-cell table:style-name="ce4" office:value-type="string">
            <text:p>Mundane Item</text:p>
          </table:table-cell>
          <table:table-cell table:style-name="ce4" office:value-type="string">
            <text:p>Magical Adjustment</text:p>
          </table:table-cell>
          <table:table-cell table:style-name="ce11" office:value-type="string">
            <text:p>Levels</text:p>
          </table:table-cell>
          <table:table-cell table:style-name="ce11" office:value-type="string">
            <text:p>Spells</text:p>
          </table:table-cell>
          <table:table-cell table:style-name="ce11" office:value-type="string">
            <text:p>Charges Per Spell</text:p>
          </table:table-cell>
          <table:table-cell table:style-name="ce11" office:value-type="string">
            <text:p>Charges</text:p>
          </table:table-cell>
        </table:table-row>
        <table:table-row table:style-name="ro1">
          <table:table-cell office:value-type="string">
            <text:p>misc magic 5</text:p>
          </table:table-cell>
          <table:table-cell office:value-type="string">
            <text:p>1-1</text:p>
          </table:table-cell>
          <table:table-cell table:style-name="ce2" office:value-type="string">
            <text:p>Robe of the Archmagi (M)</text:p>
          </table:table-cell>
          <table:table-cell office:value-type="float" office:value="6000">
            <text:p>6000</text:p>
          </table:table-cell>
          <table:table-cell office:value-type="float" office:value="65000">
            <text:p>65000</text:p>
          </table:table-cell>
          <table:table-cell office:value-type="float" office:value="1">
            <text:p>1</text:p>
          </table:table-cell>
          <table:table-cell office:value-type="string">
            <text:p>robe, comm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5</text:p>
          </table:table-cell>
          <table:table-cell office:value-type="string">
            <text:p>2-8</text:p>
          </table:table-cell>
          <table:table-cell table:style-name="ce2" office:value-type="string">
            <text:p>Robe of Blending</text:p>
          </table:table-cell>
          <table:table-cell office:value-type="float" office:value="3500">
            <text:p>3500</text:p>
          </table:table-cell>
          <table:table-cell office:value-type="float" office:value="35000">
            <text:p>35000</text:p>
          </table:table-cell>
          <table:table-cell office:value-type="float" office:value="1">
            <text:p>1</text:p>
          </table:table-cell>
          <table:table-cell office:value-type="string">
            <text:p>robe, comm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5</text:p>
          </table:table-cell>
          <table:table-cell office:value-type="string">
            <text:p>9-9</text:p>
          </table:table-cell>
          <table:table-cell table:style-name="ce2" office:value-type="string">
            <text:p>Robe of Eyes (M)</text:p>
          </table:table-cell>
          <table:table-cell office:value-type="float" office:value="4500">
            <text:p>4500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office:value-type="string">
            <text:p>robe, comm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5</text:p>
          </table:table-cell>
          <table:table-cell office:value-type="string">
            <text:p>10-10</text:p>
          </table:table-cell>
          <table:table-cell table:style-name="ce2" office:value-type="string">
            <text:p>Robe of Powerlessness (M)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string">
            <text:p>robe, comm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5</text:p>
          </table:table-cell>
          <table:table-cell office:value-type="string">
            <text:p>11-11</text:p>
          </table:table-cell>
          <table:table-cell table:style-name="ce2" office:value-type="string">
            <text:p>Robe of Scintillating Colors</text:p>
          </table:table-cell>
          <table:table-cell office:value-type="float" office:value="2750">
            <text:p>2750</text:p>
          </table:table-cell>
          <table:table-cell office:value-type="float" office:value="25000">
            <text:p>25000</text:p>
          </table:table-cell>
          <table:table-cell office:value-type="float" office:value="1">
            <text:p>1</text:p>
          </table:table-cell>
          <table:table-cell office:value-type="string">
            <text:p>robe, comm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5</text:p>
          </table:table-cell>
          <table:table-cell office:value-type="string">
            <text:p>12-19</text:p>
          </table:table-cell>
          <table:table-cell table:style-name="ce2" office:value-type="string">
            <text:p>Robe of Useful Items (M)</text:p>
          </table:table-cell>
          <table:table-cell office:value-type="float" office:value="1500">
            <text:p>1500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string">
            <text:p>robe, comm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5</text:p>
          </table:table-cell>
          <table:table-cell office:value-type="string">
            <text:p>20-25</text:p>
          </table:table-cell>
          <table:table-cell table:style-name="ce2" office:value-type="string">
            <text:p>Rope of Climbing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rope, 50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5</text:p>
          </table:table-cell>
          <table:table-cell office:value-type="string">
            <text:p>26-27</text:p>
          </table:table-cell>
          <table:table-cell table:style-name="ce2" office:value-type="string">
            <text:p>Rope of Constriction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string">
            <text:p>rope, 50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5</text:p>
          </table:table-cell>
          <table:table-cell office:value-type="string">
            <text:p>28-31</text:p>
          </table:table-cell>
          <table:table-cell table:style-name="ce2" office:value-type="string">
            <text:p>Rope of Entanglement</text:p>
          </table:table-cell>
          <table:table-cell office:value-type="float" office:value="1250">
            <text:p>1250</text:p>
          </table:table-cell>
          <table:table-cell office:value-type="float" office:value="12000">
            <text:p>12000</text:p>
          </table:table-cell>
          <table:table-cell office:value-type="float" office:value="1">
            <text:p>1</text:p>
          </table:table-cell>
          <table:table-cell office:value-type="string">
            <text:p>rope, 50'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5</text:p>
          </table:table-cell>
          <table:table-cell office:value-type="string">
            <text:p>32-32</text:p>
          </table:table-cell>
          <table:table-cell table:style-name="ce2" office:value-type="string">
            <text:p>Rug of Smothering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string">
            <text:p>apr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5</text:p>
          </table:table-cell>
          <table:table-cell office:value-type="string">
            <text:p>33-33</text:p>
          </table:table-cell>
          <table:table-cell table:style-name="ce2" office:value-type="string">
            <text:p>Rug of Welcome (M)</text:p>
          </table:table-cell>
          <table:table-cell office:value-type="float" office:value="6500">
            <text:p>6500</text:p>
          </table:table-cell>
          <table:table-cell office:value-type="float" office:value="45000">
            <text:p>45000</text:p>
          </table:table-cell>
          <table:table-cell office:value-type="float" office:value="1">
            <text:p>1</text:p>
          </table:table-cell>
          <table:table-cell office:value-type="string">
            <text:p>apr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5</text:p>
          </table:table-cell>
          <table:table-cell office:value-type="string">
            <text:p>34-34</text:p>
          </table:table-cell>
          <table:table-cell table:style-name="ce2" office:value-type="string">
            <text:p>Saw of Mighty Cutting (F)</text:p>
          </table:table-cell>
          <table:table-cell office:value-type="float" office:value="1750">
            <text:p>1750</text:p>
          </table:table-cell>
          <table:table-cell office:value-type="float" office:value="12500">
            <text:p>12500</text:p>
          </table:table-cell>
          <table:table-cell office:value-type="float" office:value="1">
            <text:p>1</text:p>
          </table:table-cell>
          <table:table-cell office:value-type="string">
            <text:p>box, iron, larg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5</text:p>
          </table:table-cell>
          <table:table-cell office:value-type="string">
            <text:p>35-35</text:p>
          </table:table-cell>
          <table:table-cell table:style-name="ce2" office:value-type="string">
            <text:p>Scarab of Death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1">
            <text:p>1</text:p>
          </table:table-cell>
          <table:table-cell office:value-type="string">
            <text:p>brooch, plai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5</text:p>
          </table:table-cell>
          <table:table-cell office:value-type="string">
            <text:p>36-38</text:p>
          </table:table-cell>
          <table:table-cell table:style-name="ce2" office:value-type="string">
            <text:p>Scarab of Enraging Enemies</text:p>
          </table:table-cell>
          <table:table-cell office:value-type="float" office:value="1000">
            <text:p>1000</text:p>
          </table:table-cell>
          <table:table-cell office:value-type="float" office:value="8000">
            <text:p>8000</text:p>
          </table:table-cell>
          <table:table-cell office:value-type="float" office:value="1">
            <text:p>1</text:p>
          </table:table-cell>
          <table:table-cell office:value-type="string">
            <text:p>brooch, plai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5</text:p>
          </table:table-cell>
          <table:table-cell office:value-type="string">
            <text:p>39-40</text:p>
          </table:table-cell>
          <table:table-cell table:style-name="ce2" office:value-type="string">
            <text:p>Scarab of Insanity</text:p>
          </table:table-cell>
          <table:table-cell office:value-type="float" office:value="1500">
            <text:p>1500</text:p>
          </table:table-cell>
          <table:table-cell office:value-type="float" office:value="11000">
            <text:p>11000</text:p>
          </table:table-cell>
          <table:table-cell office:value-type="float" office:value="1">
            <text:p>1</text:p>
          </table:table-cell>
          <table:table-cell office:value-type="string">
            <text:p>brooch, plai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5</text:p>
          </table:table-cell>
          <table:table-cell office:value-type="string">
            <text:p>41-46</text:p>
          </table:table-cell>
          <table:table-cell table:style-name="ce2" office:value-type="string">
            <text:p>Scarab of Protection</text:p>
          </table:table-cell>
          <table:table-cell office:value-type="float" office:value="2500">
            <text:p>2500</text:p>
          </table:table-cell>
          <table:table-cell office:value-type="float" office:value="25000">
            <text:p>25000</text:p>
          </table:table-cell>
          <table:table-cell office:value-type="float" office:value="1">
            <text:p>1</text:p>
          </table:table-cell>
          <table:table-cell office:value-type="string">
            <text:p>brooch, plai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5</text:p>
          </table:table-cell>
          <table:table-cell office:value-type="string">
            <text:p>47-47</text:p>
          </table:table-cell>
          <table:table-cell table:style-name="ce2" office:value-type="string">
            <text:p>Spade of Colossal Excavation (F)</text:p>
          </table:table-cell>
          <table:table-cell office:value-type="float" office:value="1000">
            <text:p>1000</text:p>
          </table:table-cell>
          <table:table-cell office:value-type="float" office:value="6500">
            <text:p>6500</text:p>
          </table:table-cell>
          <table:table-cell office:value-type="float" office:value="1">
            <text:p>1</text:p>
          </table:table-cell>
          <table:table-cell office:value-type="string">
            <text:p>box, iron, larg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5</text:p>
          </table:table-cell>
          <table:table-cell office:value-type="string">
            <text:p>48-48</text:p>
          </table:table-cell>
          <table:table-cell table:style-name="ce2" office:value-type="string">
            <text:p>Sphere of Annihilation (M)</text:p>
          </table:table-cell>
          <table:table-cell office:value-type="float" office:value="3750">
            <text:p>3750</text:p>
          </table:table-cell>
          <table:table-cell office:value-type="float" office:value="30000">
            <text:p>30000</text:p>
          </table:table-cell>
          <table:table-cell office:value-type="float" office:value="1">
            <text:p>1</text:p>
          </table:table-cell>
          <table:table-cell office:value-type="string">
            <text:p>gem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5</text:p>
          </table:table-cell>
          <table:table-cell office:value-type="string">
            <text:p>49-50</text:p>
          </table:table-cell>
          <table:table-cell table:style-name="ce2" office:value-type="string">
            <text:p>Stone of Controlling Earth Elementals</text:p>
          </table:table-cell>
          <table:table-cell office:value-type="float" office:value="1500">
            <text:p>1500</text:p>
          </table:table-cell>
          <table:table-cell office:value-type="float" office:value="12500">
            <text:p>12500</text:p>
          </table:table-cell>
          <table:table-cell office:value-type="float" office:value="1">
            <text:p>1</text:p>
          </table:table-cell>
          <table:table-cell office:value-type="string">
            <text:p>gem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5</text:p>
          </table:table-cell>
          <table:table-cell office:value-type="string">
            <text:p>51-52</text:p>
          </table:table-cell>
          <table:table-cell table:style-name="ce2" office:value-type="string">
            <text:p>Stone of Good Luck (Luckstone)</text:p>
          </table:table-cell>
          <table:table-cell office:value-type="float" office:value="3000">
            <text:p>3000</text:p>
          </table:table-cell>
          <table:table-cell office:value-type="float" office:value="25000">
            <text:p>25000</text:p>
          </table:table-cell>
          <table:table-cell office:value-type="float" office:value="1">
            <text:p>1</text:p>
          </table:table-cell>
          <table:table-cell office:value-type="string">
            <text:p>gem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5</text:p>
          </table:table-cell>
          <table:table-cell office:value-type="string">
            <text:p>53-54</text:p>
          </table:table-cell>
          <table:table-cell table:style-name="ce2" office:value-type="string">
            <text:p>Stone of Weight (Loadstone)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string">
            <text:p>gem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5</text:p>
          </table:table-cell>
          <table:table-cell office:value-type="string">
            <text:p>55-57</text:p>
          </table:table-cell>
          <table:table-cell table:style-name="ce2" office:value-type="string">
            <text:p>Talisman of Pure Good (C)</text:p>
          </table:table-cell>
          <table:table-cell office:value-type="float" office:value="3500">
            <text:p>3500</text:p>
          </table:table-cell>
          <table:table-cell office:value-type="float" office:value="27500">
            <text:p>27500</text:p>
          </table:table-cell>
          <table:table-cell office:value-type="float" office:value="1">
            <text:p>1</text:p>
          </table:table-cell>
          <table:table-cell office:value-type="string">
            <text:p>brooch, plai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5</text:p>
          </table:table-cell>
          <table:table-cell office:value-type="string">
            <text:p>58-58</text:p>
          </table:table-cell>
          <table:table-cell table:style-name="ce2" office:value-type="string">
            <text:p>Talisman of the Sphere (M)</text:p>
          </table:table-cell>
          <table:table-cell office:value-type="float" office:value="100">
            <text:p>10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brooch, plai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5</text:p>
          </table:table-cell>
          <table:table-cell office:value-type="string">
            <text:p>59-60</text:p>
          </table:table-cell>
          <table:table-cell table:style-name="ce2" office:value-type="string">
            <text:p>Talisman of Ultimate Evil (C)</text:p>
          </table:table-cell>
          <table:table-cell office:value-type="float" office:value="3500">
            <text:p>3500</text:p>
          </table:table-cell>
          <table:table-cell office:value-type="float" office:value="32500">
            <text:p>32500</text:p>
          </table:table-cell>
          <table:table-cell office:value-type="float" office:value="1">
            <text:p>1</text:p>
          </table:table-cell>
          <table:table-cell office:value-type="string">
            <text:p>brooch, plai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5</text:p>
          </table:table-cell>
          <table:table-cell office:value-type="string">
            <text:p>61-66</text:p>
          </table:table-cell>
          <table:table-cell table:style-name="ce2" office:value-type="string">
            <text:p>Talisman of Zagy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brooch, plai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5</text:p>
          </table:table-cell>
          <table:table-cell office:value-type="string">
            <text:p>67-67</text:p>
          </table:table-cell>
          <table:table-cell table:style-name="ce2" office:value-type="string">
            <text:p>Tome of Clear Thought</text:p>
          </table:table-cell>
          <table:table-cell office:value-type="float" office:value="8000">
            <text:p>8000</text:p>
          </table:table-cell>
          <table:table-cell office:value-type="float" office:value="48000">
            <text:p>48000</text:p>
          </table:table-cell>
          <table:table-cell office:value-type="float" office:value="1">
            <text:p>1</text:p>
          </table:table-cell>
          <table:table-cell office:value-type="string">
            <text:p>book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5</text:p>
          </table:table-cell>
          <table:table-cell office:value-type="string">
            <text:p>68-68</text:p>
          </table:table-cell>
          <table:table-cell table:style-name="ce2" office:value-type="string">
            <text:p>Tome of Leadership and Influence</text:p>
          </table:table-cell>
          <table:table-cell office:value-type="float" office:value="7500">
            <text:p>7500</text:p>
          </table:table-cell>
          <table:table-cell office:value-type="float" office:value="40000">
            <text:p>40000</text:p>
          </table:table-cell>
          <table:table-cell office:value-type="float" office:value="1">
            <text:p>1</text:p>
          </table:table-cell>
          <table:table-cell office:value-type="string">
            <text:p>book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5</text:p>
          </table:table-cell>
          <table:table-cell office:value-type="string">
            <text:p>69-69</text:p>
          </table:table-cell>
          <table:table-cell table:style-name="ce2" office:value-type="string">
            <text:p>Tome of Understanding</text:p>
          </table:table-cell>
          <table:table-cell office:value-type="float" office:value="8000">
            <text:p>8000</text:p>
          </table:table-cell>
          <table:table-cell office:value-type="float" office:value="43500">
            <text:p>43500</text:p>
          </table:table-cell>
          <table:table-cell office:value-type="float" office:value="1">
            <text:p>1</text:p>
          </table:table-cell>
          <table:table-cell office:value-type="string">
            <text:p>book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5</text:p>
          </table:table-cell>
          <table:table-cell office:value-type="string">
            <text:p>70-76</text:p>
          </table:table-cell>
          <table:table-cell table:style-name="ce2" office:value-type="string">
            <text:p>Trident of Fish Command (C, F, T)</text:p>
          </table:table-cell>
          <table:table-cell office:value-type="float" office:value="500">
            <text:p>500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string">
            <text:p>triden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5</text:p>
          </table:table-cell>
          <table:table-cell office:value-type="string">
            <text:p>77-78</text:p>
          </table:table-cell>
          <table:table-cell table:style-name="ce2" office:value-type="string">
            <text:p>Trident of Submission (F)</text:p>
          </table:table-cell>
          <table:table-cell office:value-type="float" office:value="1250">
            <text:p>1250</text:p>
          </table:table-cell>
          <table:table-cell office:value-type="float" office:value="12500">
            <text:p>12500</text:p>
          </table:table-cell>
          <table:table-cell office:value-type="float" office:value="1">
            <text:p>1</text:p>
          </table:table-cell>
          <table:table-cell office:value-type="string">
            <text:p>triden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5</text:p>
          </table:table-cell>
          <table:table-cell office:value-type="string">
            <text:p>79-83</text:p>
          </table:table-cell>
          <table:table-cell table:style-name="ce2" office:value-type="string">
            <text:p>Trident of Warning (C, F, T)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triden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5</text:p>
          </table:table-cell>
          <table:table-cell office:value-type="string">
            <text:p>84-85</text:p>
          </table:table-cell>
          <table:table-cell table:style-name="ce2" office:value-type="string">
            <text:p>Trident of Yearning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string">
            <text:p>triden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5</text:p>
          </table:table-cell>
          <table:table-cell office:value-type="string">
            <text:p>86-87</text:p>
          </table:table-cell>
          <table:table-cell table:style-name="ce2" office:value-type="string">
            <text:p>Vacuous Grimoire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string">
            <text:p>book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5</text:p>
          </table:table-cell>
          <table:table-cell office:value-type="string">
            <text:p>88-90</text:p>
          </table:table-cell>
          <table:table-cell table:style-name="ce2" office:value-type="string">
            <text:p>Well of Many Worlds</text:p>
          </table:table-cell>
          <table:table-cell office:value-type="float" office:value="6000">
            <text:p>6000</text:p>
          </table:table-cell>
          <table:table-cell office:value-type="float" office:value="12000">
            <text:p>12000</text:p>
          </table:table-cell>
          <table:table-cell office:value-type="float" office:value="1">
            <text:p>1</text:p>
          </table:table-cell>
          <table:table-cell office:value-type="string">
            <text:p>sack, sm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isc magic 5</text:p>
          </table:table-cell>
          <table:table-cell office:value-type="string">
            <text:p>91-100</text:p>
          </table:table-cell>
          <table:table-cell table:style-name="ce2" office:value-type="string">
            <text:p>Wings of Flying </text:p>
          </table:table-cell>
          <table:table-cell office:value-type="float" office:value="750">
            <text:p>750</text:p>
          </table:table-cell>
          <table:table-cell office:value-type="float" office:value="7500">
            <text:p>7500</text:p>
          </table:table-cell>
          <table:table-cell office:value-type="float" office:value="1">
            <text:p>1</text:p>
          </table:table-cell>
          <table:table-cell office:value-type="string">
            <text:p>cloa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# Table</text:p>
          </table:table-cell>
          <table:table-cell table:style-name="ce1" office:value-type="string">
            <text:p>Dice</text:p>
          </table:table-cell>
          <table:table-cell table:style-name="ce1" office:value-type="string">
            <text:p>Result</text:p>
          </table:table-cell>
          <table:table-cell table:style-name="ce6" office:value-type="string">
            <text:p>Experience Point Value</text:p>
          </table:table-cell>
          <table:table-cell table:style-name="ce6" office:value-type="string">
            <text:p>G.P. Sale Value</text:p>
          </table:table-cell>
          <table:table-cell table:style-name="ce13" office:value-type="string">
            <text:p>Amount</text:p>
          </table:table-cell>
          <table:table-cell table:style-name="ce4" office:value-type="string">
            <text:p>Mundane Item</text:p>
          </table:table-cell>
          <table:table-cell table:style-name="ce4" office:value-type="string">
            <text:p>Magical Adjustment</text:p>
          </table:table-cell>
          <table:table-cell table:style-name="ce11" office:value-type="string">
            <text:p>Levels</text:p>
          </table:table-cell>
          <table:table-cell table:style-name="ce11" office:value-type="string">
            <text:p>Spells</text:p>
          </table:table-cell>
          <table:table-cell table:style-name="ce11" office:value-type="string">
            <text:p>Charges Per Spell</text:p>
          </table:table-cell>
          <table:table-cell table:style-name="ce11" office:value-type="string">
            <text:p>Charges</text:p>
          </table:table-cell>
        </table:table-row>
        <table:table-row table:style-name="ro1">
          <table:table-cell office:value-type="string">
            <text:p>artifacts relics</text:p>
          </table:table-cell>
          <table:table-cell office:value-type="string">
            <text:p>1-1</text:p>
          </table:table-cell>
          <table:table-cell office:value-type="string">
            <text:p>Axe of the Dwarvish Lords</text:p>
          </table:table-cell>
          <table:table-cell office:value-type="float" office:value="0">
            <text:p>0</text:p>
          </table:table-cell>
          <table:table-cell office:value-type="float" office:value="55000">
            <text:p>55000</text:p>
          </table:table-cell>
          <table:table-cell office:value-type="float" office:value="1">
            <text:p>1</text:p>
          </table:table-cell>
          <table:table-cell office:value-type="string">
            <text:p>axe, batt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rtifacts relics</text:p>
          </table:table-cell>
          <table:table-cell office:value-type="string">
            <text:p>2-2</text:p>
          </table:table-cell>
          <table:table-cell office:value-type="string">
            <text:p>Baba Yaga’s Hut</text:p>
          </table:table-cell>
          <table:table-cell office:value-type="float" office:value="0">
            <text:p>0</text:p>
          </table:table-cell>
          <table:table-cell office:value-type="float" office:value="90000">
            <text:p>90000</text:p>
          </table:table-cell>
          <table:table-cell office:value-type="float" office:value="1">
            <text:p>1</text:p>
          </table:table-cell>
          <table:table-cell office:value-type="string">
            <text:p>box, iron, larg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rtifacts relics</text:p>
          </table:table-cell>
          <table:table-cell office:value-type="string">
            <text:p>3-4</text:p>
          </table:table-cell>
          <table:table-cell office:value-type="string">
            <text:p>Codex of the Infinite Planes</text:p>
          </table:table-cell>
          <table:table-cell office:value-type="float" office:value="0">
            <text:p>0</text:p>
          </table:table-cell>
          <table:table-cell office:value-type="float" office:value="62500">
            <text:p>62500</text:p>
          </table:table-cell>
          <table:table-cell office:value-type="float" office:value="1">
            <text:p>1</text:p>
          </table:table-cell>
          <table:table-cell office:value-type="string">
            <text:p>book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rtifacts relics</text:p>
          </table:table-cell>
          <table:table-cell office:value-type="string">
            <text:p>5-20</text:p>
          </table:table-cell>
          <table:table-cell office:value-type="string">
            <text:p>Crown of Might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office:value-type="string">
            <text:p>ca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rtifacts relics</text:p>
          </table:table-cell>
          <table:table-cell office:value-type="string">
            <text:p>21-21</text:p>
          </table:table-cell>
          <table:table-cell office:value-type="string">
            <text:p>Crystal of the Ebon Flame</text:p>
          </table:table-cell>
          <table:table-cell office:value-type="float" office:value="0">
            <text:p>0</text:p>
          </table:table-cell>
          <table:table-cell office:value-type="float" office:value="75000">
            <text:p>75000</text:p>
          </table:table-cell>
          <table:table-cell office:value-type="float" office:value="1">
            <text:p>1</text:p>
          </table:table-cell>
          <table:table-cell office:value-type="string">
            <text:p>gem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rtifacts relics</text:p>
          </table:table-cell>
          <table:table-cell office:value-type="string">
            <text:p>22-22</text:p>
          </table:table-cell>
          <table:table-cell office:value-type="string">
            <text:p>Cup and Talisman of Al’Akbar</text:p>
          </table:table-cell>
          <table:table-cell office:value-type="float" office:value="0">
            <text:p>0</text:p>
          </table:table-cell>
          <table:table-cell office:value-type="float" office:value="85000">
            <text:p>85000</text:p>
          </table:table-cell>
          <table:table-cell office:value-type="float" office:value="1">
            <text:p>1</text:p>
          </table:table-cell>
          <table:table-cell office:value-type="string">
            <text:p>potion bott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rtifacts relics</text:p>
          </table:table-cell>
          <table:table-cell office:value-type="string">
            <text:p>23-24</text:p>
          </table:table-cell>
          <table:table-cell office:value-type="string">
            <text:p>Eye of Vecna</text:p>
          </table:table-cell>
          <table:table-cell office:value-type="float" office:value="0">
            <text:p>0</text:p>
          </table:table-cell>
          <table:table-cell office:value-type="float" office:value="35000">
            <text:p>35000</text:p>
          </table:table-cell>
          <table:table-cell office:value-type="float" office:value="1">
            <text:p>1</text:p>
          </table:table-cell>
          <table:table-cell office:value-type="string">
            <text:p>gem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rtifacts relics</text:p>
          </table:table-cell>
          <table:table-cell office:value-type="string">
            <text:p>25-25</text:p>
          </table:table-cell>
          <table:table-cell office:value-type="string">
            <text:p>Hand of Vecna</text:p>
          </table:table-cell>
          <table:table-cell office:value-type="float" office:value="0">
            <text:p>0</text:p>
          </table:table-cell>
          <table:table-cell office:value-type="float" office:value="60000">
            <text:p>60000</text:p>
          </table:table-cell>
          <table:table-cell office:value-type="float" office:value="1">
            <text:p>1</text:p>
          </table:table-cell>
          <table:table-cell office:value-type="string">
            <text:p>gem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rtifacts relics</text:p>
          </table:table-cell>
          <table:table-cell office:value-type="string">
            <text:p>26-26</text:p>
          </table:table-cell>
          <table:table-cell office:value-type="string">
            <text:p>Heward’s Mystical Organ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office:value-type="float" office:value="1">
            <text:p>1</text:p>
          </table:table-cell>
          <table:table-cell office:value-type="string">
            <text:p>musical instrument, larg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rtifacts relics</text:p>
          </table:table-cell>
          <table:table-cell office:value-type="string">
            <text:p>27-27</text:p>
          </table:table-cell>
          <table:table-cell office:value-type="string">
            <text:p>Horn of Change</text:p>
          </table:table-cell>
          <table:table-cell office:value-type="float" office:value="0">
            <text:p>0</text:p>
          </table:table-cell>
          <table:table-cell office:value-type="float" office:value="20000">
            <text:p>20000</text:p>
          </table:table-cell>
          <table:table-cell office:value-type="float" office:value="1">
            <text:p>1</text:p>
          </table:table-cell>
          <table:table-cell office:value-type="string">
            <text:p>musical instrument, sm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rtifacts relics</text:p>
          </table:table-cell>
          <table:table-cell office:value-type="string">
            <text:p>28-29</text:p>
          </table:table-cell>
          <table:table-cell office:value-type="string">
            <text:p>Invulnerable Coat of Arnd</text:p>
          </table:table-cell>
          <table:table-cell office:value-type="float" office:value="0">
            <text:p>0</text:p>
          </table:table-cell>
          <table:table-cell office:value-type="float" office:value="47500">
            <text:p>47500</text:p>
          </table:table-cell>
          <table:table-cell office:value-type="float" office:value="1">
            <text:p>1</text:p>
          </table:table-cell>
          <table:table-cell office:value-type="string">
            <text:p>cloa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rtifacts relics</text:p>
          </table:table-cell>
          <table:table-cell office:value-type="string">
            <text:p>30-31</text:p>
          </table:table-cell>
          <table:table-cell office:value-type="string">
            <text:p>Iron Flask of Tuerny the Merciless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float" office:value="1">
            <text:p>1</text:p>
          </table:table-cell>
          <table:table-cell office:value-type="string">
            <text:p>potion bott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rtifacts relics</text:p>
          </table:table-cell>
          <table:table-cell office:value-type="string">
            <text:p>32-32</text:p>
          </table:table-cell>
          <table:table-cell office:value-type="string">
            <text:p>Jacinth of Inestimable Beauty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float" office:value="1">
            <text:p>1</text:p>
          </table:table-cell>
          <table:table-cell office:value-type="string">
            <text:p>gem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rtifacts relics</text:p>
          </table:table-cell>
          <table:table-cell office:value-type="string">
            <text:p>33-33</text:p>
          </table:table-cell>
          <table:table-cell office:value-type="string">
            <text:p>Johydee‘s Mask</text:p>
          </table:table-cell>
          <table:table-cell office:value-type="float" office:value="0">
            <text:p>0</text:p>
          </table:table-cell>
          <table:table-cell office:value-type="float" office:value="40000">
            <text:p>40000</text:p>
          </table:table-cell>
          <table:table-cell office:value-type="float" office:value="1">
            <text:p>1</text:p>
          </table:table-cell>
          <table:table-cell office:value-type="string">
            <text:p>ca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rtifacts relics</text:p>
          </table:table-cell>
          <table:table-cell office:value-type="string">
            <text:p>34-35</text:p>
          </table:table-cell>
          <table:table-cell office:value-type="string">
            <text:p>Kuroth’s Quill</text:p>
          </table:table-cell>
          <table:table-cell office:value-type="float" office:value="0">
            <text:p>0</text:p>
          </table:table-cell>
          <table:table-cell office:value-type="float" office:value="27500">
            <text:p>27500</text:p>
          </table:table-cell>
          <table:table-cell office:value-type="float" office:value="1">
            <text:p>1</text:p>
          </table:table-cell>
          <table:table-cell office:value-type="string">
            <text:p>incense, sti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rtifacts relics</text:p>
          </table:table-cell>
          <table:table-cell office:value-type="string">
            <text:p>36-37</text:p>
          </table:table-cell>
          <table:table-cell office:value-type="string">
            <text:p>Mace of Cuthbert</text:p>
          </table:table-cell>
          <table:table-cell office:value-type="float" office:value="0">
            <text:p>0</text:p>
          </table:table-cell>
          <table:table-cell office:value-type="float" office:value="35000">
            <text:p>35000</text:p>
          </table:table-cell>
          <table:table-cell office:value-type="float" office:value="1">
            <text:p>1</text:p>
          </table:table-cell>
          <table:table-cell office:value-type="string">
            <text:p>mace, footman'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rtifacts relics</text:p>
          </table:table-cell>
          <table:table-cell office:value-type="string">
            <text:p>38-38</text:p>
          </table:table-cell>
          <table:table-cell office:value-type="string">
            <text:p>Machine of Lum the Mad</text:p>
          </table:table-cell>
          <table:table-cell office:value-type="float" office:value="0">
            <text:p>0</text:p>
          </table:table-cell>
          <table:table-cell office:value-type="float" office:value="72500">
            <text:p>72500</text:p>
          </table:table-cell>
          <table:table-cell office:value-type="float" office:value="1">
            <text:p>1</text:p>
          </table:table-cell>
          <table:table-cell office:value-type="string">
            <text:p>box, iron, larg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rtifacts relics</text:p>
          </table:table-cell>
          <table:table-cell office:value-type="string">
            <text:p>39-40</text:p>
          </table:table-cell>
          <table:table-cell office:value-type="string">
            <text:p>Mighty Servant of Leuk-o</text:p>
          </table:table-cell>
          <table:table-cell office:value-type="float" office:value="0">
            <text:p>0</text:p>
          </table:table-cell>
          <table:table-cell office:value-type="float" office:value="185000">
            <text:p>18500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rtifacts relics</text:p>
          </table:table-cell>
          <table:table-cell office:value-type="string">
            <text:p>41-47</text:p>
          </table:table-cell>
          <table:table-cell office:value-type="string">
            <text:p>Orb of the Dragonkind</text:p>
          </table:table-cell>
          <table:table-cell office:value-type="float" office:value="0">
            <text:p>0</text:p>
          </table:table-cell>
          <table:table-cell office:value-type="string">
            <text:p>10000-80000</text:p>
          </table:table-cell>
          <table:table-cell office:value-type="float" office:value="1">
            <text:p>1</text:p>
          </table:table-cell>
          <table:table-cell office:value-type="string">
            <text:p>gem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rtifacts relics</text:p>
          </table:table-cell>
          <table:table-cell office:value-type="string">
            <text:p>48-63</text:p>
          </table:table-cell>
          <table:table-cell office:value-type="string">
            <text:p>Orb of Might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office:value-type="float" office:value="1">
            <text:p>1</text:p>
          </table:table-cell>
          <table:table-cell office:value-type="string">
            <text:p>gem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rtifacts relics</text:p>
          </table:table-cell>
          <table:table-cell office:value-type="string">
            <text:p>64-64</text:p>
          </table:table-cell>
          <table:table-cell office:value-type="string">
            <text:p>Queen Ehlissa’s Marvelous Nightingale</text:p>
          </table:table-cell>
          <table:table-cell office:value-type="float" office:value="0">
            <text:p>0</text:p>
          </table:table-cell>
          <table:table-cell office:value-type="float" office:value="112500">
            <text:p>112500</text:p>
          </table:table-cell>
          <table:table-cell office:value-type="float" office:value="1">
            <text:p>1</text:p>
          </table:table-cell>
          <table:table-cell office:value-type="string">
            <text:p>gem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rtifacts relics</text:p>
          </table:table-cell>
          <table:table-cell office:value-type="string">
            <text:p>65-66</text:p>
          </table:table-cell>
          <table:table-cell office:value-type="string">
            <text:p>Recorder of Ye’Cind</text:p>
          </table:table-cell>
          <table:table-cell office:value-type="float" office:value="0">
            <text:p>0</text:p>
          </table:table-cell>
          <table:table-cell office:value-type="float" office:value="80000">
            <text:p>80000</text:p>
          </table:table-cell>
          <table:table-cell office:value-type="float" office:value="1">
            <text:p>1</text:p>
          </table:table-cell>
          <table:table-cell office:value-type="string">
            <text:p>musical instrument, sm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rtifacts relics</text:p>
          </table:table-cell>
          <table:table-cell office:value-type="string">
            <text:p>67-68</text:p>
          </table:table-cell>
          <table:table-cell office:value-type="string">
            <text:p>Ring of Gaxx</text:p>
          </table:table-cell>
          <table:table-cell office:value-type="float" office:value="0">
            <text:p>0</text:p>
          </table:table-cell>
          <table:table-cell office:value-type="float" office:value="17500">
            <text:p>17500</text:p>
          </table:table-cell>
          <table:table-cell office:value-type="float" office:value="1">
            <text:p>1</text:p>
          </table:table-cell>
          <table:table-cell office:value-type="string">
            <text:p>ring, comm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rtifacts relics</text:p>
          </table:table-cell>
          <table:table-cell office:value-type="string">
            <text:p>69-74</text:p>
          </table:table-cell>
          <table:table-cell office:value-type="string">
            <text:p>Rod of Seven Parts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office:value-type="float" office:value="1">
            <text:p>1</text:p>
          </table:table-cell>
          <table:table-cell office:value-type="string">
            <text:p>wand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rtifacts relics</text:p>
          </table:table-cell>
          <table:table-cell office:value-type="string">
            <text:p>75-91</text:p>
          </table:table-cell>
          <table:table-cell office:value-type="string">
            <text:p>Sceptre of Might</text:p>
          </table:table-cell>
          <table:table-cell office:value-type="float" office:value="0">
            <text:p>0</text:p>
          </table:table-cell>
          <table:table-cell office:value-type="float" office:value="150000">
            <text:p>150000</text:p>
          </table:table-cell>
          <table:table-cell office:value-type="float" office:value="1">
            <text:p>1</text:p>
          </table:table-cell>
          <table:table-cell office:value-type="string">
            <text:p>wand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rtifacts relics</text:p>
          </table:table-cell>
          <table:table-cell office:value-type="string">
            <text:p>92-92</text:p>
          </table:table-cell>
          <table:table-cell office:value-type="string">
            <text:p>Sword of Kas</text:p>
          </table:table-cell>
          <table:table-cell office:value-type="float" office:value="0">
            <text:p>0</text:p>
          </table:table-cell>
          <table:table-cell office:value-type="float" office:value="97000">
            <text:p>97000</text:p>
          </table:table-cell>
          <table:table-cell office:value-type="float" office:value="1">
            <text:p>1</text:p>
          </table:table-cell>
          <table:table-cell office:value-type="string">
            <text:p>sword, shor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rtifacts relics</text:p>
          </table:table-cell>
          <table:table-cell office:value-type="string">
            <text:p>93-98</text:p>
          </table:table-cell>
          <table:table-cell office:value-type="string">
            <text:p>Teeth of Dahlver-Nor</text:p>
          </table:table-cell>
          <table:table-cell office:value-type="float" office:value="0">
            <text:p>0</text:p>
          </table:table-cell>
          <table:table-cell office:value-type="string">
            <text:p>5000/tooth</text:p>
          </table:table-cell>
          <table:table-cell office:value-type="float" office:value="1">
            <text:p>1</text:p>
          </table:table-cell>
          <table:table-cell office:value-type="string">
            <text:p>gem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rtifacts relics</text:p>
          </table:table-cell>
          <table:table-cell office:value-type="string">
            <text:p>99-99</text:p>
          </table:table-cell>
          <table:table-cell office:value-type="string">
            <text:p>Throne of the God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ox, iron, larg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rtifacts relics</text:p>
          </table:table-cell>
          <table:table-cell office:value-type="string">
            <text:p>100-100</text:p>
          </table:table-cell>
          <table:table-cell office:value-type="string">
            <text:p>Wand of Orcus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wand, bas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# Table</text:p>
          </table:table-cell>
          <table:table-cell table:style-name="ce1" office:value-type="string">
            <text:p>Dice</text:p>
          </table:table-cell>
          <table:table-cell table:style-name="ce1" office:value-type="string">
            <text:p>Result</text:p>
          </table:table-cell>
          <table:table-cell table:style-name="ce6" office:value-type="string">
            <text:p>Experience Point Value</text:p>
          </table:table-cell>
          <table:table-cell table:style-name="ce6" office:value-type="string">
            <text:p>G.P. Sale Value</text:p>
          </table:table-cell>
          <table:table-cell table:style-name="ce13" office:value-type="string">
            <text:p>Amount</text:p>
          </table:table-cell>
          <table:table-cell table:style-name="ce4" office:value-type="string">
            <text:p>Mundane Item</text:p>
          </table:table-cell>
          <table:table-cell table:style-name="ce4" office:value-type="string">
            <text:p>Magical Adjustment</text:p>
          </table:table-cell>
          <table:table-cell table:style-name="ce11" office:value-type="string">
            <text:p>Levels</text:p>
          </table:table-cell>
          <table:table-cell table:style-name="ce11" office:value-type="string">
            <text:p>Spells</text:p>
          </table:table-cell>
          <table:table-cell table:style-name="ce11" office:value-type="string">
            <text:p>Charges Per Spell</text:p>
          </table:table-cell>
          <table:table-cell table:style-name="ce11" office:value-type="string">
            <text:p>Charges</text:p>
          </table:table-cell>
        </table:table-row>
        <table:table-row table:style-name="ro1">
          <table:table-cell office:value-type="string">
            <text:p>scrolls</text:p>
          </table:table-cell>
          <table:table-cell office:value-type="string">
            <text:p>1-10</text:p>
          </table:table-cell>
          <table:table-cell table:style-name="ce2" office:value-type="string">
            <text:p>Scroll : 1 spell, Levels 1-4</text:p>
          </table:table-cell>
          <table:table-cell table:style-name="ce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scroll, cleric*scroll, druid*scroll, illusionist*scroll, magic-user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1_4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crolls</text:p>
          </table:table-cell>
          <table:table-cell office:value-type="string">
            <text:p>11-16</text:p>
          </table:table-cell>
          <table:table-cell table:style-name="ce2" office:value-type="string">
            <text:p>Scroll : 1 spell, Levels 1-6</text:p>
          </table:table-cell>
          <table:table-cell table:style-name="ce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scroll, cleric*scroll, druid*scroll, illusionist*scroll, magic-user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1_6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crolls</text:p>
          </table:table-cell>
          <table:table-cell office:value-type="string">
            <text:p>17-19</text:p>
          </table:table-cell>
          <table:table-cell table:style-name="ce2" office:value-type="string">
            <text:p>Scroll : 1 spell, Levels 2-9 [2-7]</text:p>
          </table:table-cell>
          <table:table-cell table:style-name="ce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string">
            <text:p>scroll, cleric*scroll, druid*scroll, illusionist*scroll, magic-user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2_9*2_7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crolls</text:p>
          </table:table-cell>
          <table:table-cell office:value-type="string">
            <text:p>20-24</text:p>
          </table:table-cell>
          <table:table-cell table:style-name="ce2" office:value-type="string">
            <text:p>Scroll : 2 spells, Levels 1-4</text:p>
          </table:table-cell>
          <table:table-cell table:style-name="ce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office:value-type="string">
            <text:p>scroll, cleric*scroll, druid*scroll, illusionist*scroll, magic-user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1_4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crolls</text:p>
          </table:table-cell>
          <table:table-cell office:value-type="string">
            <text:p>25-27</text:p>
          </table:table-cell>
          <table:table-cell table:style-name="ce2" office:value-type="string">
            <text:p>Scroll : 2 spells, Levels 1-8 [1-6]</text:p>
          </table:table-cell>
          <table:table-cell table:style-name="ce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office:value-type="string">
            <text:p>scroll, cleric*scroll, druid*scroll, illusionist*scroll, magic-user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1_8*1_6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crolls</text:p>
          </table:table-cell>
          <table:table-cell office:value-type="string">
            <text:p>28-32</text:p>
          </table:table-cell>
          <table:table-cell table:style-name="ce2" office:value-type="string">
            <text:p>Scroll : 3 spells, Levels 1-4</text:p>
          </table:table-cell>
          <table:table-cell table:style-name="ce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5" office:value-type="string">
            <text:p>3</text:p>
          </table:table-cell>
          <table:table-cell office:value-type="string">
            <text:p>scroll, cleric*scroll, druid*scroll, illusionist*scroll, magic-user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1_4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crolls</text:p>
          </table:table-cell>
          <table:table-cell office:value-type="string">
            <text:p>33-35</text:p>
          </table:table-cell>
          <table:table-cell table:style-name="ce2" office:value-type="string">
            <text:p>Scroll : 3 spells, Levels 1-4</text:p>
          </table:table-cell>
          <table:table-cell table:style-name="ce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5" office:value-type="string">
            <text:p>3</text:p>
          </table:table-cell>
          <table:table-cell office:value-type="string">
            <text:p>scroll, cleric*scroll, druid*scroll, illusionist*scroll, magic-user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2_9*2_7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crolls</text:p>
          </table:table-cell>
          <table:table-cell office:value-type="string">
            <text:p>36-39</text:p>
          </table:table-cell>
          <table:table-cell table:style-name="ce2" office:value-type="string">
            <text:p>Scroll : 4 spells, Levels 1-6</text:p>
          </table:table-cell>
          <table:table-cell table:style-name="ce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5" office:value-type="string">
            <text:p>4</text:p>
          </table:table-cell>
          <table:table-cell office:value-type="string">
            <text:p>scroll, cleric*scroll, druid*scroll, illusionist*scroll, magic-user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1_6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crolls</text:p>
          </table:table-cell>
          <table:table-cell office:value-type="string">
            <text:p>40-42</text:p>
          </table:table-cell>
          <table:table-cell table:style-name="ce2" office:value-type="string">
            <text:p>Scroll : 4 spells, Levels 1-8 [1-6]</text:p>
          </table:table-cell>
          <table:table-cell table:style-name="ce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5" office:value-type="string">
            <text:p>4</text:p>
          </table:table-cell>
          <table:table-cell office:value-type="string">
            <text:p>scroll, cleric*scroll, druid*scroll, illusionist*scroll, magic-user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1_8*1_6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crolls</text:p>
          </table:table-cell>
          <table:table-cell office:value-type="string">
            <text:p>43-46</text:p>
          </table:table-cell>
          <table:table-cell table:style-name="ce2" office:value-type="string">
            <text:p>Scroll : 5 spells, Levels 1-6</text:p>
          </table:table-cell>
          <table:table-cell table:style-name="ce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5" office:value-type="string">
            <text:p>5</text:p>
          </table:table-cell>
          <table:table-cell office:value-type="string">
            <text:p>scroll, cleric*scroll, druid*scroll, illusionist*scroll, magic-user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1_6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crolls</text:p>
          </table:table-cell>
          <table:table-cell office:value-type="string">
            <text:p>47-49</text:p>
          </table:table-cell>
          <table:table-cell table:style-name="ce2" office:value-type="string">
            <text:p>Scroll : 5 spells, Levels 1-8 [1-6]</text:p>
          </table:table-cell>
          <table:table-cell table:style-name="ce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5" office:value-type="string">
            <text:p>5</text:p>
          </table:table-cell>
          <table:table-cell office:value-type="string">
            <text:p>scroll, cleric*scroll, druid*scroll, illusionist*scroll, magic-user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1_8*1_6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crolls</text:p>
          </table:table-cell>
          <table:table-cell office:value-type="string">
            <text:p>50-52</text:p>
          </table:table-cell>
          <table:table-cell table:style-name="ce2" office:value-type="string">
            <text:p>Scroll : 6 spells, Levels 1-6</text:p>
          </table:table-cell>
          <table:table-cell table:style-name="ce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5" office:value-type="string">
            <text:p>6</text:p>
          </table:table-cell>
          <table:table-cell office:value-type="string">
            <text:p>scroll, cleric*scroll, druid*scroll, illusionist*scroll, magic-user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1-6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crolls</text:p>
          </table:table-cell>
          <table:table-cell office:value-type="string">
            <text:p>53-54</text:p>
          </table:table-cell>
          <table:table-cell table:style-name="ce2" office:value-type="string">
            <text:p>Scroll : 6 spells, Levels 3-8 [3-6]</text:p>
          </table:table-cell>
          <table:table-cell table:style-name="ce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5" office:value-type="string">
            <text:p>6</text:p>
          </table:table-cell>
          <table:table-cell office:value-type="string">
            <text:p>scroll, cleric*scroll, druid*scroll, illusionist*scroll, magic-user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3_8*3_6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crolls</text:p>
          </table:table-cell>
          <table:table-cell office:value-type="string">
            <text:p>55-57</text:p>
          </table:table-cell>
          <table:table-cell table:style-name="ce2" office:value-type="string">
            <text:p>Scroll : 7 spells, Levels 1-8 [1-7]</text:p>
          </table:table-cell>
          <table:table-cell table:style-name="ce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5" office:value-type="string">
            <text:p>7</text:p>
          </table:table-cell>
          <table:table-cell office:value-type="string">
            <text:p>scroll, cleric*scroll, druid*scroll, illusionist*scroll, magic-user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1_8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crolls</text:p>
          </table:table-cell>
          <table:table-cell office:value-type="string">
            <text:p>58-59</text:p>
          </table:table-cell>
          <table:table-cell table:style-name="ce2" office:value-type="string">
            <text:p>Scroll : 7 spells, Levels 2-9 [2-7]</text:p>
          </table:table-cell>
          <table:table-cell table:style-name="ce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5" office:value-type="string">
            <text:p>7</text:p>
          </table:table-cell>
          <table:table-cell office:value-type="string">
            <text:p>scroll, cleric*scroll, druid*scroll, illusionist*scroll, magic-user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2_9*2_7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crolls</text:p>
          </table:table-cell>
          <table:table-cell office:value-type="string">
            <text:p>60-60</text:p>
          </table:table-cell>
          <table:table-cell table:style-name="ce2" office:value-type="string">
            <text:p>Scroll : 7 spells, Levels 4-9 [4-7]</text:p>
          </table:table-cell>
          <table:table-cell table:style-name="ce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5" office:value-type="string">
            <text:p>7</text:p>
          </table:table-cell>
          <table:table-cell office:value-type="string">
            <text:p>scroll, cleric*scroll, druid*scroll, illusionist*scroll, magic-user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4_9*4_7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crolls</text:p>
          </table:table-cell>
          <table:table-cell office:value-type="string">
            <text:p>61 -62</text:p>
          </table:table-cell>
          <table:table-cell table:style-name="ce2" office:value-type="string">
            <text:p>Scroll : Protection-Demons</text:p>
          </table:table-cell>
          <table:table-cell table:style-name="ce9" office:value-type="float" office:value="2500">
            <text:p>2500</text:p>
          </table:table-cell>
          <table:table-cell table:style-name="Default" office:value-type="float" office:value="0">
            <text:p>0</text:p>
          </table:table-cell>
          <table:table-cell table:style-name="ce5" office:value-type="string">
            <text:p>1</text:p>
          </table:table-cell>
          <table:table-cell office:value-type="string">
            <text:p>scroll, cleric*scroll, druid*scroll, illusionist*scroll, magic-user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crolls</text:p>
          </table:table-cell>
          <table:table-cell office:value-type="string">
            <text:p>63-64</text:p>
          </table:table-cell>
          <table:table-cell table:style-name="ce2" office:value-type="string">
            <text:p>Scroll : Protection-Devils</text:p>
          </table:table-cell>
          <table:table-cell table:style-name="ce9" office:value-type="float" office:value="2500">
            <text:p>2500</text:p>
          </table:table-cell>
          <table:table-cell table:style-name="Default" office:value-type="float" office:value="0">
            <text:p>0</text:p>
          </table:table-cell>
          <table:table-cell table:style-name="ce5" office:value-type="string">
            <text:p>1</text:p>
          </table:table-cell>
          <table:table-cell office:value-type="string">
            <text:p>scroll, cleric*scroll, druid*scroll, illusionist*scroll, magic-user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crolls</text:p>
          </table:table-cell>
          <table:table-cell office:value-type="string">
            <text:p>65-70</text:p>
          </table:table-cell>
          <table:table-cell table:style-name="ce2" office:value-type="string">
            <text:p>Scroll : Protection-Elementals</text:p>
          </table:table-cell>
          <table:table-cell table:style-name="ce9" office:value-type="float" office:value="1500">
            <text:p>1500</text:p>
          </table:table-cell>
          <table:table-cell table:style-name="Default" office:value-type="float" office:value="0">
            <text:p>0</text:p>
          </table:table-cell>
          <table:table-cell table:style-name="ce5" office:value-type="string">
            <text:p>1</text:p>
          </table:table-cell>
          <table:table-cell office:value-type="string">
            <text:p>scroll, cleric*scroll, druid*scroll, illusionist*scroll, magic-user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crolls</text:p>
          </table:table-cell>
          <table:table-cell office:value-type="string">
            <text:p>71 -76</text:p>
          </table:table-cell>
          <table:table-cell office:value-type="string">
            <text:p>Scroll : Protection–Lycanthropes</text:p>
          </table:table-cell>
          <table:table-cell table:style-name="ce9" office:value-type="float" office:value="1000">
            <text:p>1000</text:p>
          </table:table-cell>
          <table:table-cell table:style-name="Default" office:value-type="float" office:value="0">
            <text:p>0</text:p>
          </table:table-cell>
          <table:table-cell table:style-name="ce5" office:value-type="string">
            <text:p>1</text:p>
          </table:table-cell>
          <table:table-cell office:value-type="string">
            <text:p>scroll, cleric*scroll, druid*scroll, illusionist*scroll, magic-user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crolls</text:p>
          </table:table-cell>
          <table:table-cell office:value-type="string">
            <text:p>77-82</text:p>
          </table:table-cell>
          <table:table-cell office:value-type="string">
            <text:p>Scroll : Protection-Magic</text:p>
          </table:table-cell>
          <table:table-cell table:style-name="ce9" office:value-type="float" office:value="1500">
            <text:p>1500</text:p>
          </table:table-cell>
          <table:table-cell table:style-name="Default" office:value-type="float" office:value="0">
            <text:p>0</text:p>
          </table:table-cell>
          <table:table-cell table:style-name="ce5" office:value-type="string">
            <text:p>1</text:p>
          </table:table-cell>
          <table:table-cell office:value-type="string">
            <text:p>scroll, cleric*scroll, druid*scroll, illusionist*scroll, magic-user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crolls</text:p>
          </table:table-cell>
          <table:table-cell office:value-type="string">
            <text:p>83-87</text:p>
          </table:table-cell>
          <table:table-cell office:value-type="string">
            <text:p>Scroll : Protection-Petrification</text:p>
          </table:table-cell>
          <table:table-cell table:style-name="ce9" office:value-type="float" office:value="2000">
            <text:p>2000</text:p>
          </table:table-cell>
          <table:table-cell table:style-name="Default" office:value-type="float" office:value="0">
            <text:p>0</text:p>
          </table:table-cell>
          <table:table-cell table:style-name="ce5" office:value-type="string">
            <text:p>1</text:p>
          </table:table-cell>
          <table:table-cell office:value-type="string">
            <text:p>scroll, cleric*scroll, druid*scroll, illusionist*scroll, magic-user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crolls</text:p>
          </table:table-cell>
          <table:table-cell office:value-type="string">
            <text:p>88-92</text:p>
          </table:table-cell>
          <table:table-cell office:value-type="string">
            <text:p>Scroll : Protection-Possession</text:p>
          </table:table-cell>
          <table:table-cell table:style-name="ce9" office:value-type="float" office:value="2000">
            <text:p>2000</text:p>
          </table:table-cell>
          <table:table-cell table:style-name="Default" office:value-type="float" office:value="0">
            <text:p>0</text:p>
          </table:table-cell>
          <table:table-cell table:style-name="ce5" office:value-type="string">
            <text:p>1</text:p>
          </table:table-cell>
          <table:table-cell office:value-type="string">
            <text:p>scroll, cleric*scroll, druid*scroll, illusionist*scroll, magic-user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crolls</text:p>
          </table:table-cell>
          <table:table-cell office:value-type="string">
            <text:p>93-97</text:p>
          </table:table-cell>
          <table:table-cell office:value-type="string">
            <text:p>Scroll : Protection-Undead</text:p>
          </table:table-cell>
          <table:table-cell table:style-name="ce9" office:value-type="float" office:value="1500">
            <text:p>1500</text:p>
          </table:table-cell>
          <table:table-cell table:style-name="Default" office:value-type="float" office:value="0">
            <text:p>0</text:p>
          </table:table-cell>
          <table:table-cell table:style-name="ce5" office:value-type="string">
            <text:p>1</text:p>
          </table:table-cell>
          <table:table-cell office:value-type="string">
            <text:p>scroll, cleric*scroll, druid*scroll, illusionist*scroll, magic-user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crolls</text:p>
          </table:table-cell>
          <table:table-cell office:value-type="string">
            <text:p>98-100</text:p>
          </table:table-cell>
          <table:table-cell office:value-type="string">
            <text:p>Scroll : Curse</text:p>
          </table:table-cell>
          <table:table-cell table:style-name="ce10" office:value-type="string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croll, protection</text:p>
          </table:table-cell>
          <table:table-cell table:style-name="ce10"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table:style-name="Default"/>
          <table:table-cell table:number-columns-repeated="2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06/11/2014</text:date>, <text:time>14:5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eary O'Dell</meta:initial-creator>
    <meta:creation-date>2014-05-22T16:03:16.68</meta:creation-date>
    <dc:date>2014-06-11T14:56:03.07</dc:date>
    <dc:creator>Keary O'Dell</dc:creator>
    <meta:editing-duration>PT71H08M09S</meta:editing-duration>
    <meta:editing-cycles>30</meta:editing-cycles>
    <meta:generator>OpenOffice.org/3.1$Win32 OpenOffice.org_project/310m11$Build-9399</meta:generator>
    <meta:document-statistic meta:table-count="3" meta:cell-count="4930" meta:object-count="0"/>
  </office:meta>
</office:document-meta>
</file>